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<text:s text:c="3"/>Estimate</text:p>
          </table:table-cell>
          <table:table-cell table:style-name="Default" office:value-type="string" calcext:value-type="string">
            <text:p>Std. Error</text:p>
          </table:table-cell>
          <table:table-cell office:value-type="string" calcext:value-type="string">
            <text:p>t value</text:p>
          </table:table-cell>
          <table:table-cell office:value-type="string" calcext:value-type="string">
            <text:p>Pr(&gt;|t|)</text:p>
          </table:table-cell>
          <table:table-cell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0003236" calcext:value-type="float">
            <text:p>3.24E-04</text:p>
          </table:table-cell>
          <table:table-cell office:value-type="float" office:value="0.00003201" calcext:value-type="float">
            <text:p>3.20E-05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AGNCY</text:p>
          </table:table-cell>
          <table:table-cell office:value-type="float" office:value="0.006328" calcext:value-type="float">
            <text:p>6.33E-03</text:p>
          </table:table-cell>
          <table:table-cell office:value-type="float" office:value="0.006111" calcext:value-type="float">
            <text:p>6.11E-03</text:p>
          </table:table-cell>
          <table:table-cell office:value-type="float" office:value="1.035" calcext:value-type="float">
            <text:p>1.035</text:p>
          </table:table-cell>
          <table:table-cell office:value-type="float" office:value="0.300649" calcext:value-type="float">
            <text:p>0.300649</text:p>
          </table:table-cell>
          <table:table-cell/>
        </table:table-row>
        <table:table-row table:style-name="ro1">
          <table:table-cell office:value-type="string" calcext:value-type="string">
            <text:p>US_CDT_DTS_COND_AUTOM_IG</text:p>
          </table:table-cell>
          <table:table-cell office:value-type="float" office:value="-0.01856" calcext:value-type="float">
            <text:p>-1.86E-02</text:p>
          </table:table-cell>
          <table:table-cell office:value-type="float" office:value="0.006305" calcext:value-type="float">
            <text:p>6.31E-03</text:p>
          </table:table-cell>
          <table:table-cell office:value-type="float" office:value="-2.944" calcext:value-type="float">
            <text:p>-2.944</text:p>
          </table:table-cell>
          <table:table-cell office:value-type="float" office:value="0.003301" calcext:value-type="float">
            <text:p>0.00330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D_DURAP_IG</text:p>
          </table:table-cell>
          <table:table-cell office:value-type="float" office:value="-0.03912" calcext:value-type="float">
            <text:p>-3.91E-02</text:p>
          </table:table-cell>
          <table:table-cell office:value-type="float" office:value="0.008875" calcext:value-type="float">
            <text:p>8.88E-03</text:p>
          </table:table-cell>
          <table:table-cell office:value-type="float" office:value="-4.408" calcext:value-type="float">
            <text:p>-4.408</text:p>
          </table:table-cell>
          <table:table-cell table:style-name="ce1" office:value-type="float" office:value="0.0000113" calcext:value-type="float">
            <text:p>1.13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HY</text:p>
          </table:table-cell>
          <table:table-cell office:value-type="float" office:value="0.03546" calcext:value-type="float">
            <text:p>3.55E-02</text:p>
          </table:table-cell>
          <table:table-cell office:value-type="float" office:value="0.002434" calcext:value-type="float">
            <text:p>2.43E-03</text:p>
          </table:table-cell>
          <table:table-cell office:value-type="float" office:value="14.566" calcext:value-type="float">
            <text:p>14.56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IG</text:p>
          </table:table-cell>
          <table:table-cell office:value-type="float" office:value="0.03609" calcext:value-type="float">
            <text:p>3.61E-02</text:p>
          </table:table-cell>
          <table:table-cell office:value-type="float" office:value="0.00475" calcext:value-type="float">
            <text:p>4.75E-03</text:p>
          </table:table-cell>
          <table:table-cell office:value-type="float" office:value="7.599" calcext:value-type="float">
            <text:p>7.599</text:p>
          </table:table-cell>
          <table:table-cell table:style-name="ce1" office:value-type="float" office:value="0.0000000000000564" calcext:value-type="float">
            <text:p>5.64E-1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MEDIA_IG</text:p>
          </table:table-cell>
          <table:table-cell office:value-type="float" office:value="0.01938" calcext:value-type="float">
            <text:p>1.94E-02</text:p>
          </table:table-cell>
          <table:table-cell office:value-type="float" office:value="0.002988" calcext:value-type="float">
            <text:p>2.99E-03</text:p>
          </table:table-cell>
          <table:table-cell office:value-type="float" office:value="6.486" calcext:value-type="float">
            <text:p>6.486</text:p>
          </table:table-cell>
          <table:table-cell table:style-name="ce1" office:value-type="float" office:value="0.000000000124" calcext:value-type="float">
            <text:p>1.24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RET_IG</text:p>
          </table:table-cell>
          <table:table-cell office:value-type="float" office:value="0.01313" calcext:value-type="float">
            <text:p>1.31E-02</text:p>
          </table:table-cell>
          <table:table-cell office:value-type="float" office:value="0.002725" calcext:value-type="float">
            <text:p>2.73E-03</text:p>
          </table:table-cell>
          <table:table-cell office:value-type="float" office:value="4.819" calcext:value-type="float">
            <text:p>4.819</text:p>
          </table:table-cell>
          <table:table-cell table:style-name="ce1" office:value-type="float" office:value="0.00000161" calcext:value-type="float">
            <text:p>1.61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SERV_IG</text:p>
          </table:table-cell>
          <table:table-cell office:value-type="float" office:value="0.01571" calcext:value-type="float">
            <text:p>1.57E-02</text:p>
          </table:table-cell>
          <table:table-cell office:value-type="float" office:value="0.003537" calcext:value-type="float">
            <text:p>3.54E-03</text:p>
          </table:table-cell>
          <table:table-cell office:value-type="float" office:value="4.441" calcext:value-type="float">
            <text:p>4.441</text:p>
          </table:table-cell>
          <table:table-cell table:style-name="ce1" office:value-type="float" office:value="0.0000097" calcext:value-type="float">
            <text:p>9.70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S_FOOD_IG</text:p>
          </table:table-cell>
          <table:table-cell office:value-type="float" office:value="0.02505" calcext:value-type="float">
            <text:p>2.51E-02</text:p>
          </table:table-cell>
          <table:table-cell office:value-type="float" office:value="0.002633" calcext:value-type="float">
            <text:p>2.63E-03</text:p>
          </table:table-cell>
          <table:table-cell office:value-type="float" office:value="9.515" calcext:value-type="float">
            <text:p>9.51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S_HY</text:p>
          </table:table-cell>
          <table:table-cell office:value-type="float" office:value="0.04131" calcext:value-type="float">
            <text:p>4.13E-02</text:p>
          </table:table-cell>
          <table:table-cell office:value-type="float" office:value="0.004647" calcext:value-type="float">
            <text:p>4.65E-0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S_IG</text:p>
          </table:table-cell>
          <table:table-cell office:value-type="float" office:value="0.03976" calcext:value-type="float">
            <text:p>3.98E-02</text:p>
          </table:table-cell>
          <table:table-cell office:value-type="float" office:value="0.004935" calcext:value-type="float">
            <text:p>4.94E-03</text:p>
          </table:table-cell>
          <table:table-cell office:value-type="float" office:value="8.057" calcext:value-type="float">
            <text:p>8.057</text:p>
          </table:table-cell>
          <table:table-cell table:style-name="ce1" office:value-type="float" office:value="1.73E-015" calcext:value-type="float">
            <text:p>1.73E-1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S_PROD_IG</text:p>
          </table:table-cell>
          <table:table-cell office:value-type="float" office:value="-0.0007518" calcext:value-type="float">
            <text:p>-7.52E-04</text:p>
          </table:table-cell>
          <table:table-cell office:value-type="float" office:value="0.003106" calcext:value-type="float">
            <text:p>3.11E-03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808778" calcext:value-type="float">
            <text:p>0.808778</text:p>
          </table:table-cell>
          <table:table-cell/>
        </table:table-row>
        <table:table-row table:style-name="ro1">
          <table:table-cell office:value-type="string" calcext:value-type="string">
            <text:p>US_CDT_DTS_CONS_RET_IG</text:p>
          </table:table-cell>
          <table:table-cell office:value-type="float" office:value="0.02792" calcext:value-type="float">
            <text:p>2.79E-02</text:p>
          </table:table-cell>
          <table:table-cell office:value-type="float" office:value="0.002719" calcext:value-type="float">
            <text:p>2.72E-03</text:p>
          </table:table-cell>
          <table:table-cell office:value-type="float" office:value="10.266" calcext:value-type="float">
            <text:p>10.26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RP_HY</text:p>
          </table:table-cell>
          <table:table-cell office:value-type="float" office:value="0.09627" calcext:value-type="float">
            <text:p>9.63E-02</text:p>
          </table:table-cell>
          <table:table-cell office:value-type="float" office:value="0.01411" calcext:value-type="float">
            <text:p>1.41E-02</text:p>
          </table:table-cell>
          <table:table-cell office:value-type="float" office:value="6.823" calcext:value-type="float">
            <text:p>6.823</text:p>
          </table:table-cell>
          <table:table-cell table:style-name="ce1" office:value-type="float" office:value="0.0000000000135" calcext:value-type="float">
            <text:p>1.35E-1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RP_IG</text:p>
          </table:table-cell>
          <table:table-cell office:value-type="float" office:value="0.09916" calcext:value-type="float">
            <text:p>9.92E-02</text:p>
          </table:table-cell>
          <table:table-cell office:value-type="float" office:value="0.03189" calcext:value-type="float">
            <text:p>3.19E-02</text:p>
          </table:table-cell>
          <table:table-cell office:value-type="float" office:value="3.11" calcext:value-type="float">
            <text:p>3.11</text:p>
          </table:table-cell>
          <table:table-cell office:value-type="float" office:value="0.001912" calcext:value-type="float">
            <text:p>0.001912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ENGY_EQSV_IG</text:p>
          </table:table-cell>
          <table:table-cell office:value-type="float" office:value="-0.003514" calcext:value-type="float">
            <text:p>-3.51E-03</text:p>
          </table:table-cell>
          <table:table-cell office:value-type="float" office:value="0.00619" calcext:value-type="float">
            <text:p>6.19E-03</text:p>
          </table:table-cell>
          <table:table-cell office:value-type="float" office:value="-0.568" calcext:value-type="float">
            <text:p>-0.568</text:p>
          </table:table-cell>
          <table:table-cell office:value-type="float" office:value="0.570334" calcext:value-type="float">
            <text:p>0.570334</text:p>
          </table:table-cell>
          <table:table-cell/>
        </table:table-row>
        <table:table-row table:style-name="ro1">
          <table:table-cell office:value-type="string" calcext:value-type="string">
            <text:p>US_CDT_DTS_ENGY_HY</text:p>
          </table:table-cell>
          <table:table-cell office:value-type="float" office:value="0.007089" calcext:value-type="float">
            <text:p>7.09E-03</text:p>
          </table:table-cell>
          <table:table-cell office:value-type="float" office:value="0.006723" calcext:value-type="float">
            <text:p>6.72E-03</text:p>
          </table:table-cell>
          <table:table-cell office:value-type="float" office:value="1.054" calcext:value-type="float">
            <text:p>1.054</text:p>
          </table:table-cell>
          <table:table-cell office:value-type="float" office:value="0.291853" calcext:value-type="float">
            <text:p>0.291853</text:p>
          </table:table-cell>
          <table:table-cell/>
        </table:table-row>
        <table:table-row table:style-name="ro1">
          <table:table-cell office:value-type="string" calcext:value-type="string">
            <text:p>US_CDT_DTS_ENGY_IG</text:p>
          </table:table-cell>
          <table:table-cell office:value-type="float" office:value="-0.002103" calcext:value-type="float">
            <text:p>-2.10E-03</text:p>
          </table:table-cell>
          <table:table-cell office:value-type="float" office:value="0.006416" calcext:value-type="float">
            <text:p>6.42E-03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743115" calcext:value-type="float">
            <text:p>0.743115</text:p>
          </table:table-cell>
          <table:table-cell/>
        </table:table-row>
        <table:table-row table:style-name="ro1">
          <table:table-cell office:value-type="string" calcext:value-type="string">
            <text:p>US_CDT_DTS_ENGY_OILGS_IG</text:p>
          </table:table-cell>
          <table:table-cell office:value-type="float" office:value="0.002086" calcext:value-type="float">
            <text:p>2.09E-03</text:p>
          </table:table-cell>
          <table:table-cell office:value-type="float" office:value="0.005054" calcext:value-type="float">
            <text:p>5.05E-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67981" calcext:value-type="float">
            <text:p>0.67981</text:p>
          </table:table-cell>
          <table:table-cell/>
        </table:table-row>
        <table:table-row table:style-name="ro1">
          <table:table-cell office:value-type="string" calcext:value-type="string">
            <text:p>US_CDT_DTS_FIN_BANK_HY</text:p>
          </table:table-cell>
          <table:table-cell office:value-type="float" office:value="0.008564" calcext:value-type="float">
            <text:p>8.56E-03</text:p>
          </table:table-cell>
          <table:table-cell office:value-type="float" office:value="0.003406" calcext:value-type="float">
            <text:p>3.41E-03</text:p>
          </table:table-cell>
          <table:table-cell office:value-type="float" office:value="2.514" calcext:value-type="float">
            <text:p>2.514</text:p>
          </table:table-cell>
          <table:table-cell office:value-type="float" office:value="0.012045" calcext:value-type="float">
            <text:p>0.01204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FIN_BANK_IG</text:p>
          </table:table-cell>
          <table:table-cell office:value-type="float" office:value="-0.004595" calcext:value-type="float">
            <text:p>-4.60E-03</text:p>
          </table:table-cell>
          <table:table-cell office:value-type="float" office:value="0.0106" calcext:value-type="float">
            <text:p>1.06E-02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664843" calcext:value-type="float">
            <text:p>0.664843</text:p>
          </table:table-cell>
          <table:table-cell/>
        </table:table-row>
        <table:table-row table:style-name="ro1">
          <table:table-cell office:value-type="string" calcext:value-type="string">
            <text:p>US_CDT_DTS_FIN_CAPMK_IG</text:p>
          </table:table-cell>
          <table:table-cell office:value-type="float" office:value="-0.0002207" calcext:value-type="float">
            <text:p>-2.21E-04</text:p>
          </table:table-cell>
          <table:table-cell office:value-type="float" office:value="0.009326" calcext:value-type="float">
            <text:p>9.33E-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81127" calcext:value-type="float">
            <text:p>0.981127</text:p>
          </table:table-cell>
          <table:table-cell/>
        </table:table-row>
        <table:table-row table:style-name="ro1">
          <table:table-cell office:value-type="string" calcext:value-type="string">
            <text:p>US_CDT_DTS_FIN_DVRSF_IG</text:p>
          </table:table-cell>
          <table:table-cell office:value-type="float" office:value="0.01538" calcext:value-type="float">
            <text:p>1.54E-02</text:p>
          </table:table-cell>
          <table:table-cell office:value-type="float" office:value="0.00213" calcext:value-type="float">
            <text:p>2.13E-03</text:p>
          </table:table-cell>
          <table:table-cell office:value-type="float" office:value="7.22" calcext:value-type="float">
            <text:p>7.22</text:p>
          </table:table-cell>
          <table:table-cell table:style-name="ce1" office:value-type="float" office:value="0.000000000000876" calcext:value-type="float">
            <text:p>8.76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HY</text:p>
          </table:table-cell>
          <table:table-cell office:value-type="float" office:value="0.002559" calcext:value-type="float">
            <text:p>2.56E-03</text:p>
          </table:table-cell>
          <table:table-cell office:value-type="float" office:value="0.004496" calcext:value-type="float">
            <text:p>4.50E-0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9397" calcext:value-type="float">
            <text:p>0.569397</text:p>
          </table:table-cell>
          <table:table-cell/>
        </table:table-row>
        <table:table-row table:style-name="ro1">
          <table:table-cell office:value-type="string" calcext:value-type="string">
            <text:p>US_CDT_DTS_FIN_IG</text:p>
          </table:table-cell>
          <table:table-cell office:value-type="float" office:value="-0.000364" calcext:value-type="float">
            <text:p>-3.64E-04</text:p>
          </table:table-cell>
          <table:table-cell office:value-type="float" office:value="0.00996" calcext:value-type="float">
            <text:p>9.96E-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970854" calcext:value-type="float">
            <text:p>0.970854</text:p>
          </table:table-cell>
          <table:table-cell/>
        </table:table-row>
        <table:table-row table:style-name="ro1">
          <table:table-cell office:value-type="string" calcext:value-type="string">
            <text:p>US_CDT_DTS_FIN_INSR_IG</text:p>
          </table:table-cell>
          <table:table-cell office:value-type="float" office:value="-0.00803" calcext:value-type="float">
            <text:p>-8.03E-03</text:p>
          </table:table-cell>
          <table:table-cell office:value-type="float" office:value="0.004157" calcext:value-type="float">
            <text:p>4.16E-03</text:p>
          </table:table-cell>
          <table:table-cell office:value-type="float" office:value="-1.932" calcext:value-type="float">
            <text:p>-1.932</text:p>
          </table:table-cell>
          <table:table-cell office:value-type="float" office:value="0.053575" calcext:value-type="float">
            <text:p>0.05357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_CDT_DTS_FIN_REAL_IG</text:p>
          </table:table-cell>
          <table:table-cell office:value-type="float" office:value="-0.008139" calcext:value-type="float">
            <text:p>-8.14E-03</text:p>
          </table:table-cell>
          <table:table-cell office:value-type="float" office:value="0.004118" calcext:value-type="float">
            <text:p>4.12E-03</text:p>
          </table:table-cell>
          <table:table-cell office:value-type="float" office:value="-1.976" calcext:value-type="float">
            <text:p>-1.976</text:p>
          </table:table-cell>
          <table:table-cell office:value-type="float" office:value="0.048306" calcext:value-type="float">
            <text:p>0.04830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HLTH_EQSV_IG</text:p>
          </table:table-cell>
          <table:table-cell office:value-type="float" office:value="0.01453" calcext:value-type="float">
            <text:p>1.45E-02</text:p>
          </table:table-cell>
          <table:table-cell office:value-type="float" office:value="0.003571" calcext:value-type="float">
            <text:p>3.57E-03</text:p>
          </table:table-cell>
          <table:table-cell office:value-type="float" office:value="4.069" calcext:value-type="float">
            <text:p>4.069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HLTH_HY</text:p>
          </table:table-cell>
          <table:table-cell office:value-type="float" office:value="0.03726" calcext:value-type="float">
            <text:p>3.73E-02</text:p>
          </table:table-cell>
          <table:table-cell office:value-type="float" office:value="0.002688" calcext:value-type="float">
            <text:p>2.69E-03</text:p>
          </table:table-cell>
          <table:table-cell office:value-type="float" office:value="13.864" calcext:value-type="float">
            <text:p>13.86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HLTH_IG</text:p>
          </table:table-cell>
          <table:table-cell office:value-type="float" office:value="0.04838" calcext:value-type="float">
            <text:p>4.84E-02</text:p>
          </table:table-cell>
          <table:table-cell office:value-type="float" office:value="0.005365" calcext:value-type="float">
            <text:p>5.37E-03</text:p>
          </table:table-cell>
          <table:table-cell office:value-type="float" office:value="9.018" calcext:value-type="float">
            <text:p>9.01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HLTH_PHRM_IG</text:p>
          </table:table-cell>
          <table:table-cell office:value-type="float" office:value="0.0212" calcext:value-type="float">
            <text:p>2.12E-02</text:p>
          </table:table-cell>
          <table:table-cell office:value-type="float" office:value="0.00236" calcext:value-type="float">
            <text:p>2.36E-03</text:p>
          </table:table-cell>
          <table:table-cell office:value-type="float" office:value="8.983" calcext:value-type="float">
            <text:p>8.98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CAPGD_IG</text:p>
          </table:table-cell>
          <table:table-cell office:value-type="float" office:value="0.02711" calcext:value-type="float">
            <text:p>2.71E-02</text:p>
          </table:table-cell>
          <table:table-cell office:value-type="float" office:value="0.003577" calcext:value-type="float">
            <text:p>3.58E-03</text:p>
          </table:table-cell>
          <table:table-cell office:value-type="float" office:value="7.58" calcext:value-type="float">
            <text:p>7.58</text:p>
          </table:table-cell>
          <table:table-cell table:style-name="ce1" office:value-type="float" office:value="0.0000000000000648" calcext:value-type="float">
            <text:p>6.48E-1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HY</text:p>
          </table:table-cell>
          <table:table-cell office:value-type="float" office:value="0.03478" calcext:value-type="float">
            <text:p>3.48E-02</text:p>
          </table:table-cell>
          <table:table-cell office:value-type="float" office:value="0.002931" calcext:value-type="float">
            <text:p>2.93E-03</text:p>
          </table:table-cell>
          <table:table-cell office:value-type="float" office:value="11.865" calcext:value-type="float">
            <text:p>11.86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IG</text:p>
          </table:table-cell>
          <table:table-cell office:value-type="float" office:value="0.02075" calcext:value-type="float">
            <text:p>2.08E-02</text:p>
          </table:table-cell>
          <table:table-cell office:value-type="float" office:value="0.002007" calcext:value-type="float">
            <text:p>2.01E-03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SERV_IG</text:p>
          </table:table-cell>
          <table:table-cell office:value-type="float" office:value="-0.002913" calcext:value-type="float">
            <text:p>-2.91E-03</text:p>
          </table:table-cell>
          <table:table-cell office:value-type="float" office:value="0.003216" calcext:value-type="float">
            <text:p>3.22E-03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365209" calcext:value-type="float">
            <text:p>0.365209</text:p>
          </table:table-cell>
          <table:table-cell/>
        </table:table-row>
        <table:table-row table:style-name="ro1">
          <table:table-cell office:value-type="string" calcext:value-type="string">
            <text:p>US_CDT_DTS_MAT_CHEM_IG</text:p>
          </table:table-cell>
          <table:table-cell office:value-type="float" office:value="-0.002925" calcext:value-type="float">
            <text:p>-2.93E-03</text:p>
          </table:table-cell>
          <table:table-cell office:value-type="float" office:value="0.003159" calcext:value-type="float">
            <text:p>3.16E-03</text:p>
          </table:table-cell>
          <table:table-cell office:value-type="float" office:value="-0.926" calcext:value-type="float">
            <text:p>-0.926</text:p>
          </table:table-cell>
          <table:table-cell office:value-type="float" office:value="0.354728" calcext:value-type="float">
            <text:p>0.354728</text:p>
          </table:table-cell>
          <table:table-cell/>
        </table:table-row>
        <table:table-row table:style-name="ro1">
          <table:table-cell office:value-type="string" calcext:value-type="string">
            <text:p>US_CDT_DTS_MAT_HY</text:p>
          </table:table-cell>
          <table:table-cell office:value-type="float" office:value="0.03619" calcext:value-type="float">
            <text:p>3.62E-02</text:p>
          </table:table-cell>
          <table:table-cell office:value-type="float" office:value="0.005071" calcext:value-type="float">
            <text:p>5.07E-03</text:p>
          </table:table-cell>
          <table:table-cell office:value-type="float" office:value="7.138" calcext:value-type="float">
            <text:p>7.138</text:p>
          </table:table-cell>
          <table:table-cell table:style-name="ce1" office:value-type="float" office:value="0.00000000000156" calcext:value-type="float">
            <text:p>1.56E-1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MAT_IG</text:p>
          </table:table-cell>
          <table:table-cell office:value-type="float" office:value="-0.008001" calcext:value-type="float">
            <text:p>-8.00E-03</text:p>
          </table:table-cell>
          <table:table-cell office:value-type="float" office:value="0.005618" calcext:value-type="float">
            <text:p>5.62E-03</text:p>
          </table:table-cell>
          <table:table-cell office:value-type="float" office:value="-1.424" calcext:value-type="float">
            <text:p>-1.424</text:p>
          </table:table-cell>
          <table:table-cell office:value-type="float" office:value="0.154618" calcext:value-type="float">
            <text:p>0.154618</text:p>
          </table:table-cell>
          <table:table-cell/>
        </table:table-row>
        <table:table-row table:style-name="ro1">
          <table:table-cell office:value-type="string" calcext:value-type="string">
            <text:p>US_CDT_DTS_MAT_MET_IG</text:p>
          </table:table-cell>
          <table:table-cell office:value-type="float" office:value="0.009238" calcext:value-type="float">
            <text:p>9.24E-03</text:p>
          </table:table-cell>
          <table:table-cell office:value-type="float" office:value="0.002511" calcext:value-type="float">
            <text:p>2.51E-03</text:p>
          </table:table-cell>
          <table:table-cell office:value-type="float" office:value="3.68" calcext:value-type="float">
            <text:p>3.68</text:p>
          </table:table-cell>
          <table:table-cell office:value-type="float" office:value="0.000243" calcext:value-type="float">
            <text:p>0.00024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SOVSUP</text:p>
          </table:table-cell>
          <table:table-cell office:value-type="float" office:value="-0.01818" calcext:value-type="float">
            <text:p>-1.82E-02</text:p>
          </table:table-cell>
          <table:table-cell office:value-type="float" office:value="0.005398" calcext:value-type="float">
            <text:p>5.40E-03</text:p>
          </table:table-cell>
          <table:table-cell office:value-type="float" office:value="-3.368" calcext:value-type="float">
            <text:p>-3.368</text:p>
          </table:table-cell>
          <table:table-cell office:value-type="float" office:value="0.000778" calcext:value-type="float">
            <text:p>0.00077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HARD_IG</text:p>
          </table:table-cell>
          <table:table-cell office:value-type="float" office:value="0.004509" calcext:value-type="float">
            <text:p>4.51E-03</text:p>
          </table:table-cell>
          <table:table-cell office:value-type="float" office:value="0.005108" calcext:value-type="float">
            <text:p>5.11E-03</text:p>
          </table:table-cell>
          <table:table-cell office:value-type="float" office:value="0.883" calcext:value-type="float">
            <text:p>0.883</text:p>
          </table:table-cell>
          <table:table-cell office:value-type="float" office:value="0.377543" calcext:value-type="float">
            <text:p>0.377543</text:p>
          </table:table-cell>
          <table:table-cell/>
        </table:table-row>
        <table:table-row table:style-name="ro1">
          <table:table-cell office:value-type="string" calcext:value-type="string">
            <text:p>US_CDT_DTS_TECH_HY</text:p>
          </table:table-cell>
          <table:table-cell office:value-type="float" office:value="0.03722" calcext:value-type="float">
            <text:p>3.72E-02</text:p>
          </table:table-cell>
          <table:table-cell office:value-type="float" office:value="0.003254" calcext:value-type="float">
            <text:p>3.25E-03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IG</text:p>
          </table:table-cell>
          <table:table-cell office:value-type="float" office:value="0.04076" calcext:value-type="float">
            <text:p>4.08E-02</text:p>
          </table:table-cell>
          <table:table-cell office:value-type="float" office:value="0.004511" calcext:value-type="float">
            <text:p>4.51E-03</text:p>
          </table:table-cell>
          <table:table-cell office:value-type="float" office:value="9.035" calcext:value-type="float">
            <text:p>9.03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SEMI_IG</text:p>
          </table:table-cell>
          <table:table-cell office:value-type="float" office:value="0.01515" calcext:value-type="float">
            <text:p>1.52E-02</text:p>
          </table:table-cell>
          <table:table-cell office:value-type="float" office:value="0.004043" calcext:value-type="float">
            <text:p>4.04E-03</text:p>
          </table:table-cell>
          <table:table-cell office:value-type="float" office:value="3.747" calcext:value-type="float">
            <text:p>3.747</text:p>
          </table:table-cell>
          <table:table-cell office:value-type="float" office:value="0.000187" calcext:value-type="float">
            <text:p>0.00018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SOFT_IG</text:p>
          </table:table-cell>
          <table:table-cell office:value-type="float" office:value="0.02404" calcext:value-type="float">
            <text:p>2.40E-02</text:p>
          </table:table-cell>
          <table:table-cell office:value-type="float" office:value="0.002104" calcext:value-type="float">
            <text:p>2.10E-03</text:p>
          </table:table-cell>
          <table:table-cell office:value-type="float" office:value="11.426" calcext:value-type="float">
            <text:p>11.42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DVRST_IG</text:p>
          </table:table-cell>
          <table:table-cell office:value-type="float" office:value="0.02207" calcext:value-type="float">
            <text:p>2.21E-02</text:p>
          </table:table-cell>
          <table:table-cell office:value-type="float" office:value="0.0023" calcext:value-type="float">
            <text:p>2.30E-03</text:p>
          </table:table-cell>
          <table:table-cell office:value-type="float" office:value="9.599" calcext:value-type="float">
            <text:p>9.59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HY</text:p>
          </table:table-cell>
          <table:table-cell office:value-type="float" office:value="0.05277" calcext:value-type="float">
            <text:p>5.28E-02</text:p>
          </table:table-cell>
          <table:table-cell office:value-type="float" office:value="0.004748" calcext:value-type="float">
            <text:p>4.75E-03</text:p>
          </table:table-cell>
          <table:table-cell office:value-type="float" office:value="11.115" calcext:value-type="float">
            <text:p>11.11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IG</text:p>
          </table:table-cell>
          <table:table-cell office:value-type="float" office:value="0.03126" calcext:value-type="float">
            <text:p>3.13E-02</text:p>
          </table:table-cell>
          <table:table-cell office:value-type="float" office:value="0.003483" calcext:value-type="float">
            <text:p>3.48E-03</text:p>
          </table:table-cell>
          <table:table-cell office:value-type="float" office:value="8.975" calcext:value-type="float">
            <text:p>8.97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WIREL_IG</text:p>
          </table:table-cell>
          <table:table-cell office:value-type="float" office:value="0.01792" calcext:value-type="float">
            <text:p>1.79E-02</text:p>
          </table:table-cell>
          <table:table-cell office:value-type="float" office:value="0.002704" calcext:value-type="float">
            <text:p>2.70E-03</text:p>
          </table:table-cell>
          <table:table-cell office:value-type="float" office:value="6.627" calcext:value-type="float">
            <text:p>6.627</text:p>
          </table:table-cell>
          <table:table-cell table:style-name="ce1" office:value-type="float" office:value="0.0000000000498" calcext:value-type="float">
            <text:p>4.98E-1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RANS_GND_IG</text:p>
          </table:table-cell>
          <table:table-cell office:value-type="float" office:value="0.01577" calcext:value-type="float">
            <text:p>1.58E-02</text:p>
          </table:table-cell>
          <table:table-cell office:value-type="float" office:value="0.003397" calcext:value-type="float">
            <text:p>3.40E-03</text:p>
          </table:table-cell>
          <table:table-cell office:value-type="float" office:value="4.644" calcext:value-type="float">
            <text:p>4.644</text:p>
          </table:table-cell>
          <table:table-cell table:style-name="ce1" office:value-type="float" office:value="0.00000376" calcext:value-type="float">
            <text:p>3.76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RANS_HY</text:p>
          </table:table-cell>
          <table:table-cell office:value-type="float" office:value="0.003465" calcext:value-type="float">
            <text:p>3.47E-03</text:p>
          </table:table-cell>
          <table:table-cell office:value-type="float" office:value="0.00572" calcext:value-type="float">
            <text:p>5.72E-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544776" calcext:value-type="float">
            <text:p>0.544776</text:p>
          </table:table-cell>
          <table:table-cell/>
        </table:table-row>
        <table:table-row table:style-name="ro1">
          <table:table-cell office:value-type="string" calcext:value-type="string">
            <text:p>US_CDT_DTS_TRANS_IG</text:p>
          </table:table-cell>
          <table:table-cell office:value-type="float" office:value="0.002789" calcext:value-type="float">
            <text:p>2.79E-03</text:p>
          </table:table-cell>
          <table:table-cell office:value-type="float" office:value="0.003578" calcext:value-type="float">
            <text:p>3.58E-03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5849" calcext:value-type="float">
            <text:p>0.435849</text:p>
          </table:table-cell>
          <table:table-cell/>
        </table:table-row>
        <table:table-row table:style-name="ro1">
          <table:table-cell office:value-type="string" calcext:value-type="string">
            <text:p>US_CDT_DTS_UTL_ELTC_IG</text:p>
          </table:table-cell>
          <table:table-cell office:value-type="float" office:value="0.01089" calcext:value-type="float">
            <text:p>1.09E-02</text:p>
          </table:table-cell>
          <table:table-cell office:value-type="float" office:value="0.002339" calcext:value-type="float">
            <text:p>2.34E-03</text:p>
          </table:table-cell>
          <table:table-cell office:value-type="float" office:value="4.655" calcext:value-type="float">
            <text:p>4.655</text:p>
          </table:table-cell>
          <table:table-cell table:style-name="ce1" office:value-type="float" office:value="0.00000356" calcext:value-type="float">
            <text:p>3.56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HY</text:p>
          </table:table-cell>
          <table:table-cell office:value-type="float" office:value="0.03284" calcext:value-type="float">
            <text:p>3.28E-02</text:p>
          </table:table-cell>
          <table:table-cell office:value-type="float" office:value="0.003116" calcext:value-type="float">
            <text:p>3.12E-03</text:p>
          </table:table-cell>
          <table:table-cell office:value-type="float" office:value="10.538" calcext:value-type="float">
            <text:p>10.53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IG</text:p>
          </table:table-cell>
          <table:table-cell office:value-type="float" office:value="0.01028" calcext:value-type="float">
            <text:p>1.03E-02</text:p>
          </table:table-cell>
          <table:table-cell office:value-type="float" office:value="0.002079" calcext:value-type="float">
            <text:p>2.08E-03</text:p>
          </table:table-cell>
          <table:table-cell office:value-type="float" office:value="4.945" calcext:value-type="float">
            <text:p>4.945</text:p>
          </table:table-cell>
          <table:table-cell table:style-name="ce1" office:value-type="float" office:value="0.000000861" calcext:value-type="float">
            <text:p>8.61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MULTI_IG</text:p>
          </table:table-cell>
          <table:table-cell office:value-type="float" office:value="0.001193" calcext:value-type="float">
            <text:p>1.19E-03</text:p>
          </table:table-cell>
          <table:table-cell office:value-type="float" office:value="0.002202" calcext:value-type="float">
            <text:p>2.20E-0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7986" calcext:value-type="float">
            <text:p>0.587986</text:p>
          </table:table-cell>
          <table:table-cell/>
        </table:table-row>
        <table:table-row table:style-name="ro1">
          <table:table-cell office:value-type="string" calcext:value-type="string">
            <text:p>USD_ABS_ALL</text:p>
          </table:table-cell>
          <table:table-cell office:value-type="float" office:value="-0.005076" calcext:value-type="float">
            <text:p>-5.08E-03</text:p>
          </table:table-cell>
          <table:table-cell office:value-type="float" office:value="0.002948" calcext:value-type="float">
            <text:p>2.95E-03</text:p>
          </table:table-cell>
          <table:table-cell office:value-type="float" office:value="-1.722" calcext:value-type="float">
            <text:p>-1.722</text:p>
          </table:table-cell>
          <table:table-cell office:value-type="float" office:value="0.085336" calcext:value-type="float">
            <text:p>0.08533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D_ABS_AUTO</text:p>
          </table:table-cell>
          <table:table-cell office:value-type="float" office:value="0.01096" calcext:value-type="float">
            <text:p>1.10E-02</text:p>
          </table:table-cell>
          <table:table-cell office:value-type="float" office:value="0.002156" calcext:value-type="float">
            <text:p>2.16E-03</text:p>
          </table:table-cell>
          <table:table-cell office:value-type="float" office:value="5.082" calcext:value-type="float">
            <text:p>5.082</text:p>
          </table:table-cell>
          <table:table-cell table:style-name="ce1" office:value-type="float" office:value="0.000000427" calcext:value-type="float">
            <text:p>4.27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CREDIT_CARD</text:p>
          </table:table-cell>
          <table:table-cell office:value-type="float" office:value="0.005005" calcext:value-type="float">
            <text:p>5.01E-03</text:p>
          </table:table-cell>
          <table:table-cell office:value-type="float" office:value="0.00179" calcext:value-type="float">
            <text:p>1.79E-03</text:p>
          </table:table-cell>
          <table:table-cell office:value-type="float" office:value="2.796" calcext:value-type="float">
            <text:p>2.796</text:p>
          </table:table-cell>
          <table:table-cell office:value-type="float" office:value="0.005255" calcext:value-type="float">
            <text:p>0.00525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ABS_HOME_EQUITY</text:p>
          </table:table-cell>
          <table:table-cell office:value-type="float" office:value="-0.005469" calcext:value-type="float">
            <text:p>-5.47E-03</text:p>
          </table:table-cell>
          <table:table-cell office:value-type="float" office:value="0.002112" calcext:value-type="float">
            <text:p>2.11E-03</text:p>
          </table:table-cell>
          <table:table-cell office:value-type="float" office:value="-2.589" calcext:value-type="float">
            <text:p>-2.589</text:p>
          </table:table-cell>
          <table:table-cell office:value-type="float" office:value="0.009725" calcext:value-type="float">
            <text:p>0.00972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ABS_MANUFACTURED</text:p>
          </table:table-cell>
          <table:table-cell office:value-type="float" office:value="-0.008556" calcext:value-type="float">
            <text:p>-8.56E-03</text:p>
          </table:table-cell>
          <table:table-cell office:value-type="float" office:value="0.003758" calcext:value-type="float">
            <text:p>3.76E-03</text:p>
          </table:table-cell>
          <table:table-cell office:value-type="float" office:value="-2.277" calcext:value-type="float">
            <text:p>-2.277</text:p>
          </table:table-cell>
          <table:table-cell office:value-type="float" office:value="0.022967" calcext:value-type="float">
            <text:p>0.02296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ABS_MISCELLANEOUS</text:p>
          </table:table-cell>
          <table:table-cell office:value-type="float" office:value="0.0003975" calcext:value-type="float">
            <text:p>3.98E-04</text:p>
          </table:table-cell>
          <table:table-cell office:value-type="float" office:value="0.002115" calcext:value-type="float">
            <text:p>2.12E-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850954" calcext:value-type="float">
            <text:p>0.850954</text:p>
          </table:table-cell>
          <table:table-cell/>
        </table:table-row>
        <table:table-row table:style-name="ro1">
          <table:table-cell office:value-type="string" calcext:value-type="string">
            <text:p>USD_ABS_STUDENT_LOAN</text:p>
          </table:table-cell>
          <table:table-cell office:value-type="float" office:value="0.01483" calcext:value-type="float">
            <text:p>1.48E-02</text:p>
          </table:table-cell>
          <table:table-cell office:value-type="float" office:value="0.005088" calcext:value-type="float">
            <text:p>5.09E-03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ABS_UTILITIES</text:p>
          </table:table-cell>
          <table:table-cell office:value-type="float" office:value="0.00525" calcext:value-type="float">
            <text:p>5.25E-03</text:p>
          </table:table-cell>
          <table:table-cell office:value-type="float" office:value="0.002565" calcext:value-type="float">
            <text:p>2.57E-03</text:p>
          </table:table-cell>
          <table:table-cell office:value-type="float" office:value="2.046" calcext:value-type="float">
            <text:p>2.046</text:p>
          </table:table-cell>
          <table:table-cell office:value-type="float" office:value="0.040918" calcext:value-type="float">
            <text:p>0.04091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BASIS_CDS_HY</text:p>
          </table:table-cell>
          <table:table-cell office:value-type="float" office:value="0.02853" calcext:value-type="float">
            <text:p>2.85E-02</text:p>
          </table:table-cell>
          <table:table-cell office:value-type="float" office:value="0.008425" calcext:value-type="float">
            <text:p>8.43E-03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29" calcext:value-type="float">
            <text:p>0.00072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CDS_IG</text:p>
          </table:table-cell>
          <table:table-cell office:value-type="float" office:value="-0.01996" calcext:value-type="float">
            <text:p>-2.00E-02</text:p>
          </table:table-cell>
          <table:table-cell office:value-type="float" office:value="0.006205" calcext:value-type="float">
            <text:p>6.21E-03</text:p>
          </table:table-cell>
          <table:table-cell office:value-type="float" office:value="-3.217" calcext:value-type="float">
            <text:p>-3.217</text:p>
          </table:table-cell>
          <table:table-cell office:value-type="float" office:value="0.001325" calcext:value-type="float">
            <text:p>0.00132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BASIS_OTR_10Y</text:p>
          </table:table-cell>
          <table:table-cell office:value-type="float" office:value="0.9438" calcext:value-type="float">
            <text:p>9.44E-01</text:p>
          </table:table-cell>
          <table:table-cell office:value-type="float" office:value="0.4026" calcext:value-type="float">
            <text:p>4.03E-01</text:p>
          </table:table-cell>
          <table:table-cell office:value-type="float" office:value="2.344" calcext:value-type="float">
            <text:p>2.344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BASIS_OTR_1Y</text:p>
          </table:table-cell>
          <table:table-cell office:value-type="float" office:value="0.2626" calcext:value-type="float">
            <text:p>2.63E-01</text:p>
          </table:table-cell>
          <table:table-cell office:value-type="float" office:value="0.8014" calcext:value-type="float">
            <text:p>8.01E-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3194" calcext:value-type="float">
            <text:p>0.743194</text:p>
          </table:table-cell>
          <table:table-cell/>
        </table:table-row>
        <table:table-row table:style-name="ro1">
          <table:table-cell office:value-type="string" calcext:value-type="string">
            <text:p>USD_BASIS_OTR_5Y</text:p>
          </table:table-cell>
          <table:table-cell office:value-type="float" office:value="0.1437" calcext:value-type="float">
            <text:p>1.44E-01</text:p>
          </table:table-cell>
          <table:table-cell office:value-type="float" office:value="0.3886" calcext:value-type="float">
            <text:p>3.89E-01</text:p>
          </table:table-cell>
          <table:table-cell office:value-type="float" office:value="0.37" calcext:value-type="float">
            <text:p>0.37</text:p>
          </table:table-cell>
          <table:table-cell office:value-type="float" office:value="0.711564" calcext:value-type="float">
            <text:p>0.711564</text:p>
          </table:table-cell>
          <table:table-cell/>
        </table:table-row>
        <table:table-row table:style-name="ro1">
          <table:table-cell office:value-type="string" calcext:value-type="string">
            <text:p>USD_CMBS_ALL</text:p>
          </table:table-cell>
          <table:table-cell office:value-type="float" office:value="0.0157" calcext:value-type="float">
            <text:p>1.57E-02</text:p>
          </table:table-cell>
          <table:table-cell office:value-type="float" office:value="0.00285" calcext:value-type="float">
            <text:p>2.85E-03</text:p>
          </table:table-cell>
          <table:table-cell office:value-type="float" office:value="5.511" calcext:value-type="float">
            <text:p>5.511</text:p>
          </table:table-cell>
          <table:table-cell table:style-name="ce1" office:value-type="float" office:value="0.0000000429" calcext:value-type="float">
            <text:p>4.29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0Y</text:p>
          </table:table-cell>
          <table:table-cell office:value-type="float" office:value="0.8766" calcext:value-type="float">
            <text:p>8.77E-01</text:p>
          </table:table-cell>
          <table:table-cell office:value-type="float" office:value="0.09463" calcext:value-type="float">
            <text:p>9.46E-02</text:p>
          </table:table-cell>
          <table:table-cell office:value-type="float" office:value="9.264" calcext:value-type="float">
            <text:p>9.26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M</text:p>
          </table:table-cell>
          <table:table-cell office:value-type="float" office:value="0.5269" calcext:value-type="float">
            <text:p>5.27E-01</text:p>
          </table:table-cell>
          <table:table-cell office:value-type="float" office:value="0.1748" calcext:value-type="float">
            <text:p>1.75E-01</text:p>
          </table:table-cell>
          <table:table-cell office:value-type="float" office:value="3.015" calcext:value-type="float">
            <text:p>3.015</text:p>
          </table:table-cell>
          <table:table-cell office:value-type="float" office:value="0.002617" calcext:value-type="float">
            <text:p>0.00261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GOV_1Y</text:p>
          </table:table-cell>
          <table:table-cell office:value-type="float" office:value="0.8927" calcext:value-type="float">
            <text:p>8.93E-01</text:p>
          </table:table-cell>
          <table:table-cell office:value-type="float" office:value="0.1281" calcext:value-type="float">
            <text:p>1.28E-01</text:p>
          </table:table-cell>
          <table:table-cell office:value-type="float" office:value="6.968" calcext:value-type="float">
            <text:p>6.968</text:p>
          </table:table-cell>
          <table:table-cell table:style-name="ce1" office:value-type="float" office:value="0.00000000000507" calcext:value-type="float">
            <text:p>5.07E-1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0Y</text:p>
          </table:table-cell>
          <table:table-cell office:value-type="float" office:value="0.5939" calcext:value-type="float">
            <text:p>5.94E-01</text:p>
          </table:table-cell>
          <table:table-cell office:value-type="float" office:value="0.0856" calcext:value-type="float">
            <text:p>8.56E-02</text:p>
          </table:table-cell>
          <table:table-cell office:value-type="float" office:value="6.937" calcext:value-type="float">
            <text:p>6.937</text:p>
          </table:table-cell>
          <table:table-cell table:style-name="ce1" office:value-type="float" office:value="0.00000000000623" calcext:value-type="float">
            <text:p>6.23E-1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Y</text:p>
          </table:table-cell>
          <table:table-cell office:value-type="float" office:value="1.217" calcext:value-type="float">
            <text:p>1.22E+00</text:p>
          </table:table-cell>
          <table:table-cell office:value-type="float" office:value="0.09703" calcext:value-type="float">
            <text:p>9.70E-02</text:p>
          </table:table-cell>
          <table:table-cell office:value-type="float" office:value="12.547" calcext:value-type="float">
            <text:p>12.54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30Y</text:p>
          </table:table-cell>
          <table:table-cell office:value-type="float" office:value="0.5531" calcext:value-type="float">
            <text:p>5.53E-01</text:p>
          </table:table-cell>
          <table:table-cell office:value-type="float" office:value="0.09913" calcext:value-type="float">
            <text:p>9.91E-02</text:p>
          </table:table-cell>
          <table:table-cell office:value-type="float" office:value="5.579" calcext:value-type="float">
            <text:p>5.579</text:p>
          </table:table-cell>
          <table:table-cell table:style-name="ce1" office:value-type="float" office:value="0.0000000292" calcext:value-type="float">
            <text:p>2.92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5Y</text:p>
          </table:table-cell>
          <table:table-cell office:value-type="float" office:value="1.15" calcext:value-type="float">
            <text:p>1.15E+00</text:p>
          </table:table-cell>
          <table:table-cell office:value-type="float" office:value="0.09143" calcext:value-type="float">
            <text:p>9.14E-02</text:p>
          </table:table-cell>
          <table:table-cell office:value-type="float" office:value="12.583" calcext:value-type="float">
            <text:p>12.58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6M</text:p>
          </table:table-cell>
          <table:table-cell office:value-type="float" office:value="0.7045" calcext:value-type="float">
            <text:p>7.05E-01</text:p>
          </table:table-cell>
          <table:table-cell office:value-type="float" office:value="0.1408" calcext:value-type="float">
            <text:p>1.41E-01</text:p>
          </table:table-cell>
          <table:table-cell office:value-type="float" office:value="5.003" calcext:value-type="float">
            <text:p>5.003</text:p>
          </table:table-cell>
          <table:table-cell table:style-name="ce1" office:value-type="float" office:value="0.00000064" calcext:value-type="float">
            <text:p>6.40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MPVOL_IMPLIED_VOL</text:p>
          </table:table-cell>
          <table:table-cell office:value-type="float" office:value="0.006265" calcext:value-type="float">
            <text:p>6.27E-03</text:p>
          </table:table-cell>
          <table:table-cell office:value-type="float" office:value="0.004296" calcext:value-type="float">
            <text:p>4.30E-03</text:p>
          </table:table-cell>
          <table:table-cell office:value-type="float" office:value="1.458" calcext:value-type="float">
            <text:p>1.458</text:p>
          </table:table-cell>
          <table:table-cell office:value-type="float" office:value="0.144946" calcext:value-type="float">
            <text:p>0.144946</text:p>
          </table:table-cell>
          <table:table-cell/>
        </table:table-row>
        <table:table-row table:style-name="ro1">
          <table:table-cell office:value-type="string" calcext:value-type="string">
            <text:p>USD_INFL_10Y</text:p>
          </table:table-cell>
          <table:table-cell office:value-type="float" office:value="0.03856" calcext:value-type="float">
            <text:p>3.86E-02</text:p>
          </table:table-cell>
          <table:table-cell office:value-type="float" office:value="0.08826" calcext:value-type="float">
            <text:p>8.83E-02</text:p>
          </table:table-cell>
          <table:table-cell office:value-type="float" office:value="0.437" calcext:value-type="float">
            <text:p>0.437</text:p>
          </table:table-cell>
          <table:table-cell office:value-type="float" office:value="0.662288" calcext:value-type="float">
            <text:p>0.662288</text:p>
          </table:table-cell>
          <table:table-cell/>
        </table:table-row>
        <table:table-row table:style-name="ro1">
          <table:table-cell office:value-type="string" calcext:value-type="string">
            <text:p>USD_INFL_1Y</text:p>
          </table:table-cell>
          <table:table-cell office:value-type="float" office:value="-0.1542" calcext:value-type="float">
            <text:p>-1.54E-01</text:p>
          </table:table-cell>
          <table:table-cell office:value-type="float" office:value="0.04296" calcext:value-type="float">
            <text:p>4.30E-02</text:p>
          </table:table-cell>
          <table:table-cell office:value-type="float" office:value="-3.59" calcext:value-type="float">
            <text:p>-3.59</text:p>
          </table:table-cell>
          <table:table-cell office:value-type="float" office:value="0.000343" calcext:value-type="float">
            <text:p>0.00034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20Y</text:p>
          </table:table-cell>
          <table:table-cell office:value-type="float" office:value="0.08128" calcext:value-type="float">
            <text:p>8.13E-02</text:p>
          </table:table-cell>
          <table:table-cell office:value-type="float" office:value="0.1077" calcext:value-type="float">
            <text:p>1.08E-01</text:p>
          </table:table-cell>
          <table:table-cell office:value-type="float" office:value="0.755" calcext:value-type="float">
            <text:p>0.755</text:p>
          </table:table-cell>
          <table:table-cell office:value-type="float" office:value="0.450593" calcext:value-type="float">
            <text:p>0.450593</text:p>
          </table:table-cell>
          <table:table-cell/>
        </table:table-row>
        <table:table-row table:style-name="ro1">
          <table:table-cell office:value-type="string" calcext:value-type="string">
            <text:p>USD_INFL_2Y</text:p>
          </table:table-cell>
          <table:table-cell office:value-type="float" office:value="-0.08402" calcext:value-type="float">
            <text:p>-8.40E-02</text:p>
          </table:table-cell>
          <table:table-cell office:value-type="float" office:value="0.0577" calcext:value-type="float">
            <text:p>5.77E-02</text:p>
          </table:table-cell>
          <table:table-cell office:value-type="float" office:value="-1.456" calcext:value-type="float">
            <text:p>-1.456</text:p>
          </table:table-cell>
          <table:table-cell office:value-type="float" office:value="0.14555" calcext:value-type="float">
            <text:p>0.14555</text:p>
          </table:table-cell>
          <table:table-cell/>
        </table:table-row>
        <table:table-row table:style-name="ro1">
          <table:table-cell office:value-type="string" calcext:value-type="string">
            <text:p>USD_INFL_30Y</text:p>
          </table:table-cell>
          <table:table-cell office:value-type="float" office:value="0.01288" calcext:value-type="float">
            <text:p>1.29E-02</text:p>
          </table:table-cell>
          <table:table-cell office:value-type="float" office:value="0.1014" calcext:value-type="float">
            <text:p>1.01E-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98934" calcext:value-type="float">
            <text:p>0.898934</text:p>
          </table:table-cell>
          <table:table-cell/>
        </table:table-row>
        <table:table-row table:style-name="ro1">
          <table:table-cell office:value-type="string" calcext:value-type="string">
            <text:p>USD_INFL_5Y</text:p>
          </table:table-cell>
          <table:table-cell office:value-type="float" office:value="0.4079" calcext:value-type="float">
            <text:p>4.08E-01</text:p>
          </table:table-cell>
          <table:table-cell office:value-type="float" office:value="0.07042" calcext:value-type="float">
            <text:p>7.04E-02</text:p>
          </table:table-cell>
          <table:table-cell office:value-type="float" office:value="5.792" calcext:value-type="float">
            <text:p>5.792</text:p>
          </table:table-cell>
          <table:table-cell table:style-name="ce1" office:value-type="float" office:value="0.00000000867" calcext:value-type="float">
            <text:p>8.67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ALL</text:p>
          </table:table-cell>
          <table:table-cell office:value-type="float" office:value="0.01931" calcext:value-type="float">
            <text:p>1.93E-02</text:p>
          </table:table-cell>
          <table:table-cell office:value-type="float" office:value="0.00381" calcext:value-type="float">
            <text:p>3.81E-03</text:p>
          </table:table-cell>
          <table:table-cell office:value-type="float" office:value="5.068" calcext:value-type="float">
            <text:p>5.068</text:p>
          </table:table-cell>
          <table:table-cell table:style-name="ce1" office:value-type="float" office:value="0.000000459" calcext:value-type="float">
            <text:p>4.59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COND</text:p>
          </table:table-cell>
          <table:table-cell office:value-type="float" office:value="0.004287" calcext:value-type="float">
            <text:p>4.29E-03</text:p>
          </table:table-cell>
          <table:table-cell office:value-type="float" office:value="0.004643" calcext:value-type="float">
            <text:p>4.64E-03</text:p>
          </table:table-cell>
          <table:table-cell office:value-type="float" office:value="0.923" calcext:value-type="float">
            <text:p>0.923</text:p>
          </table:table-cell>
          <table:table-cell office:value-type="float" office:value="0.355975" calcext:value-type="float">
            <text:p>0.355975</text:p>
          </table:table-cell>
          <table:table-cell/>
        </table:table-row>
        <table:table-row table:style-name="ro1">
          <table:table-cell office:value-type="string" calcext:value-type="string">
            <text:p>USD_LOAN_CONS</text:p>
          </table:table-cell>
          <table:table-cell office:value-type="float" office:value="0.006518" calcext:value-type="float">
            <text:p>6.52E-03</text:p>
          </table:table-cell>
          <table:table-cell office:value-type="float" office:value="0.007411" calcext:value-type="float">
            <text:p>7.41E-03</text:p>
          </table:table-cell>
          <table:table-cell office:value-type="float" office:value="0.879" calcext:value-type="float">
            <text:p>0.879</text:p>
          </table:table-cell>
          <table:table-cell office:value-type="float" office:value="0.379337" calcext:value-type="float">
            <text:p>0.379337</text:p>
          </table:table-cell>
          <table:table-cell/>
        </table:table-row>
        <table:table-row table:style-name="ro1">
          <table:table-cell office:value-type="string" calcext:value-type="string">
            <text:p>USD_LOAN_ENGY</text:p>
          </table:table-cell>
          <table:table-cell office:value-type="float" office:value="0.02267" calcext:value-type="float">
            <text:p>2.27E-02</text:p>
          </table:table-cell>
          <table:table-cell office:value-type="float" office:value="0.002892" calcext:value-type="float">
            <text:p>2.89E-03</text:p>
          </table:table-cell>
          <table:table-cell office:value-type="float" office:value="7.838" calcext:value-type="float">
            <text:p>7.838</text:p>
          </table:table-cell>
          <table:table-cell table:style-name="ce1" office:value-type="float" office:value="9.36E-015" calcext:value-type="float">
            <text:p>9.36E-1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FIN</text:p>
          </table:table-cell>
          <table:table-cell office:value-type="float" office:value="0.03339" calcext:value-type="float">
            <text:p>3.34E-02</text:p>
          </table:table-cell>
          <table:table-cell office:value-type="float" office:value="0.005648" calcext:value-type="float">
            <text:p>5.65E-03</text:p>
          </table:table-cell>
          <table:table-cell office:value-type="float" office:value="5.913" calcext:value-type="float">
            <text:p>5.913</text:p>
          </table:table-cell>
          <table:table-cell table:style-name="ce1" office:value-type="float" office:value="0.00000000428" calcext:value-type="float">
            <text:p>4.28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HLTH</text:p>
          </table:table-cell>
          <table:table-cell office:value-type="float" office:value="0.01706" calcext:value-type="float">
            <text:p>1.71E-02</text:p>
          </table:table-cell>
          <table:table-cell office:value-type="float" office:value="0.005063" calcext:value-type="float">
            <text:p>5.06E-03</text:p>
          </table:table-cell>
          <table:table-cell office:value-type="float" office:value="3.369" calcext:value-type="float">
            <text:p>3.369</text:p>
          </table:table-cell>
          <table:table-cell office:value-type="float" office:value="0.000777" calcext:value-type="float">
            <text:p>0.00077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IND</text:p>
          </table:table-cell>
          <table:table-cell office:value-type="float" office:value="0.01344" calcext:value-type="float">
            <text:p>1.34E-02</text:p>
          </table:table-cell>
          <table:table-cell office:value-type="float" office:value="0.00574" calcext:value-type="float">
            <text:p>5.74E-03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327" calcext:value-type="float">
            <text:p>0.01932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LOAN_MAT</text:p>
          </table:table-cell>
          <table:table-cell office:value-type="float" office:value="0.02781" calcext:value-type="float">
            <text:p>2.78E-02</text:p>
          </table:table-cell>
          <table:table-cell office:value-type="float" office:value="0.004474" calcext:value-type="float">
            <text:p>4.47E-03</text:p>
          </table:table-cell>
          <table:table-cell office:value-type="float" office:value="6.215" calcext:value-type="float">
            <text:p>6.215</text:p>
          </table:table-cell>
          <table:table-cell table:style-name="ce1" office:value-type="float" office:value="0.000000000687" calcext:value-type="float">
            <text:p>6.87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TEL</text:p>
          </table:table-cell>
          <table:table-cell office:value-type="float" office:value="0.04836" calcext:value-type="float">
            <text:p>4.84E-02</text:p>
          </table:table-cell>
          <table:table-cell office:value-type="float" office:value="0.003755" calcext:value-type="float">
            <text:p>3.76E-03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TRANS</text:p>
          </table:table-cell>
          <table:table-cell office:value-type="float" office:value="0.01347" calcext:value-type="float">
            <text:p>1.35E-02</text:p>
          </table:table-cell>
          <table:table-cell office:value-type="float" office:value="0.004129" calcext:value-type="float">
            <text:p>4.13E-03</text:p>
          </table:table-cell>
          <table:table-cell office:value-type="float" office:value="3.263" calcext:value-type="float">
            <text:p>3.263</text:p>
          </table:table-cell>
          <table:table-cell office:value-type="float" office:value="0.00113" calcext:value-type="float">
            <text:p>0.0011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LOAN_UTL</text:p>
          </table:table-cell>
          <table:table-cell office:value-type="float" office:value="0.03472" calcext:value-type="float">
            <text:p>3.47E-02</text:p>
          </table:table-cell>
          <table:table-cell office:value-type="float" office:value="0.004145" calcext:value-type="float">
            <text:p>4.15E-03</text:p>
          </table:table-cell>
          <table:table-cell office:value-type="float" office:value="8.375" calcext:value-type="float">
            <text:p>8.37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ALL</text:p>
          </table:table-cell>
          <table:table-cell office:value-type="float" office:value="-0.4685" calcext:value-type="float">
            <text:p>-4.69E-01</text:p>
          </table:table-cell>
          <table:table-cell office:value-type="float" office:value="0.4816" calcext:value-type="float">
            <text:p>4.82E-01</text:p>
          </table:table-cell>
          <table:table-cell office:value-type="float" office:value="-0.973" calcext:value-type="float">
            <text:p>-0.973</text:p>
          </table:table-cell>
          <table:table-cell office:value-type="float" office:value="0.330873" calcext:value-type="float">
            <text:p>0.330873</text:p>
          </table:table-cell>
          <table:table-cell/>
        </table:table-row>
        <table:table-row table:style-name="ro1">
          <table:table-cell office:value-type="string" calcext:value-type="string">
            <text:p>USD_MBS_CONVENTIONAL</text:p>
          </table:table-cell>
          <table:table-cell office:value-type="float" office:value="-0.002876" calcext:value-type="float">
            <text:p>-2.88E-03</text:p>
          </table:table-cell>
          <table:table-cell office:value-type="float" office:value="0.1557" calcext:value-type="float">
            <text:p>1.56E-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85267" calcext:value-type="float">
            <text:p>0.985267</text:p>
          </table:table-cell>
          <table:table-cell/>
        </table:table-row>
        <table:table-row table:style-name="ro1">
          <table:table-cell office:value-type="string" calcext:value-type="string">
            <text:p>USD_MBS_CONVENTIONAL_15YR</text:p>
          </table:table-cell>
          <table:table-cell office:value-type="float" office:value="0.001256" calcext:value-type="float">
            <text:p>1.26E-03</text:p>
          </table:table-cell>
          <table:table-cell office:value-type="float" office:value="0.1119" calcext:value-type="float">
            <text:p>1.12E-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991052" calcext:value-type="float">
            <text:p>0.991052</text:p>
          </table:table-cell>
          <table:table-cell/>
        </table:table-row>
        <table:table-row table:style-name="ro1">
          <table:table-cell office:value-type="string" calcext:value-type="string">
            <text:p>USD_MBS_CONVENTIONAL_30YR</text:p>
          </table:table-cell>
          <table:table-cell office:value-type="float" office:value="-0.05023" calcext:value-type="float">
            <text:p>-5.02E-02</text:p>
          </table:table-cell>
          <table:table-cell office:value-type="float" office:value="0.1482" calcext:value-type="float">
            <text:p>1.48E-01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734655" calcext:value-type="float">
            <text:p>0.734655</text:p>
          </table:table-cell>
          <table:table-cell/>
        </table:table-row>
        <table:table-row table:style-name="ro1">
          <table:table-cell office:value-type="string" calcext:value-type="string">
            <text:p>USD_MBS_CURRENT_COUPON</text:p>
          </table:table-cell>
          <table:table-cell office:value-type="float" office:value="-0.06114" calcext:value-type="float">
            <text:p>-6.11E-02</text:p>
          </table:table-cell>
          <table:table-cell office:value-type="float" office:value="0.1054" calcext:value-type="float">
            <text:p>1.05E-01</text:p>
          </table:table-cell>
          <table:table-cell office:value-type="float" office:value="-0.58" calcext:value-type="float">
            <text:p>-0.58</text:p>
          </table:table-cell>
          <table:table-cell office:value-type="float" office:value="0.562114" calcext:value-type="float">
            <text:p>0.562114</text:p>
          </table:table-cell>
          <table:table-cell/>
        </table:table-row>
        <table:table-row table:style-name="ro1">
          <table:table-cell office:value-type="string" calcext:value-type="string">
            <text:p>USD_MBS_GNMA</text:p>
          </table:table-cell>
          <table:table-cell office:value-type="float" office:value="0.305" calcext:value-type="float">
            <text:p>3.05E-01</text:p>
          </table:table-cell>
          <table:table-cell office:value-type="float" office:value="0.1255" calcext:value-type="float">
            <text:p>1.26E-01</text:p>
          </table:table-cell>
          <table:table-cell office:value-type="float" office:value="2.431" calcext:value-type="float">
            <text:p>2.431</text:p>
          </table:table-cell>
          <table:table-cell office:value-type="float" office:value="0.015205" calcext:value-type="float">
            <text:p>0.0152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MBS_GNMA_15YR</text:p>
          </table:table-cell>
          <table:table-cell office:value-type="float" office:value="0.09536" calcext:value-type="float">
            <text:p>9.54E-02</text:p>
          </table:table-cell>
          <table:table-cell office:value-type="float" office:value="0.09288" calcext:value-type="float">
            <text:p>9.29E-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304748" calcext:value-type="float">
            <text:p>0.304748</text:p>
          </table:table-cell>
          <table:table-cell/>
        </table:table-row>
        <table:table-row table:style-name="ro1">
          <table:table-cell office:value-type="string" calcext:value-type="string">
            <text:p>USD_MBS_GNMA_30YR</text:p>
          </table:table-cell>
          <table:table-cell office:value-type="float" office:value="-0.176" calcext:value-type="float">
            <text:p>-1.76E-01</text:p>
          </table:table-cell>
          <table:table-cell office:value-type="float" office:value="0.1197" calcext:value-type="float">
            <text:p>1.20E-01</text:p>
          </table:table-cell>
          <table:table-cell office:value-type="float" office:value="-1.47" calcext:value-type="float">
            <text:p>-1.47</text:p>
          </table:table-cell>
          <table:table-cell office:value-type="float" office:value="0.141745" calcext:value-type="float">
            <text:p>0.141745</text:p>
          </table:table-cell>
          <table:table-cell/>
        </table:table-row>
        <table:table-row table:style-name="ro1">
          <table:table-cell office:value-type="string" calcext:value-type="string">
            <text:p>USD_MUNI_10Y</text:p>
          </table:table-cell>
          <table:table-cell office:value-type="float" office:value="0.5547" calcext:value-type="float">
            <text:p>5.55E-01</text:p>
          </table:table-cell>
          <table:table-cell office:value-type="float" office:value="0.0747" calcext:value-type="float">
            <text:p>7.47E-02</text:p>
          </table:table-cell>
          <table:table-cell office:value-type="float" office:value="7.426" calcext:value-type="float">
            <text:p>7.426</text:p>
          </table:table-cell>
          <table:table-cell table:style-name="ce1" office:value-type="float" office:value="0.0000000000002" calcext:value-type="float">
            <text:p>2.00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1Y</text:p>
          </table:table-cell>
          <table:table-cell office:value-type="float" office:value="0.4504" calcext:value-type="float">
            <text:p>4.50E-01</text:p>
          </table:table-cell>
          <table:table-cell office:value-type="float" office:value="0.08371" calcext:value-type="float">
            <text:p>8.37E-02</text:p>
          </table:table-cell>
          <table:table-cell office:value-type="float" office:value="5.381" calcext:value-type="float">
            <text:p>5.381</text:p>
          </table:table-cell>
          <table:table-cell table:style-name="ce1" office:value-type="float" office:value="0.0000000874" calcext:value-type="float">
            <text:p>8.74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0Y</text:p>
          </table:table-cell>
          <table:table-cell office:value-type="float" office:value="0.4095" calcext:value-type="float">
            <text:p>4.10E-01</text:p>
          </table:table-cell>
          <table:table-cell office:value-type="float" office:value="0.06454" calcext:value-type="float">
            <text:p>6.45E-02</text:p>
          </table:table-cell>
          <table:table-cell office:value-type="float" office:value="6.345" calcext:value-type="float">
            <text:p>6.345</text:p>
          </table:table-cell>
          <table:table-cell table:style-name="ce1" office:value-type="float" office:value="0.000000000304" calcext:value-type="float">
            <text:p>3.04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Y</text:p>
          </table:table-cell>
          <table:table-cell office:value-type="float" office:value="0.5671" calcext:value-type="float">
            <text:p>5.67E-01</text:p>
          </table:table-cell>
          <table:table-cell office:value-type="float" office:value="0.09467" calcext:value-type="float">
            <text:p>9.47E-02</text:p>
          </table:table-cell>
          <table:table-cell office:value-type="float" office:value="5.99" calcext:value-type="float">
            <text:p>5.99</text:p>
          </table:table-cell>
          <table:table-cell table:style-name="ce1" office:value-type="float" office:value="0.00000000271" calcext:value-type="float">
            <text:p>2.71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30Y</text:p>
          </table:table-cell>
          <table:table-cell office:value-type="float" office:value="0.4976" calcext:value-type="float">
            <text:p>4.98E-01</text:p>
          </table:table-cell>
          <table:table-cell office:value-type="float" office:value="0.07395" calcext:value-type="float">
            <text:p>7.40E-02</text:p>
          </table:table-cell>
          <table:table-cell office:value-type="float" office:value="6.729" calcext:value-type="float">
            <text:p>6.729</text:p>
          </table:table-cell>
          <table:table-cell table:style-name="ce1" office:value-type="float" office:value="0.0000000000254" calcext:value-type="float">
            <text:p>2.54E-1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5Y</text:p>
          </table:table-cell>
          <table:table-cell office:value-type="float" office:value="0.4277" calcext:value-type="float">
            <text:p>4.28E-01</text:p>
          </table:table-cell>
          <table:table-cell office:value-type="float" office:value="0.08593" calcext:value-type="float">
            <text:p>8.59E-02</text:p>
          </table:table-cell>
          <table:table-cell office:value-type="float" office:value="4.978" calcext:value-type="float">
            <text:p>4.978</text:p>
          </table:table-cell>
          <table:table-cell table:style-name="ce1" office:value-type="float" office:value="0.000000728" calcext:value-type="float">
            <text:p>7.28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6M</text:p>
          </table:table-cell>
          <table:table-cell office:value-type="float" office:value="0.2805" calcext:value-type="float">
            <text:p>2.81E-01</text:p>
          </table:table-cell>
          <table:table-cell office:value-type="float" office:value="0.0968" calcext:value-type="float">
            <text:p>9.68E-02</text:p>
          </table:table-cell>
          <table:table-cell office:value-type="float" office:value="2.898" calcext:value-type="float">
            <text:p>2.898</text:p>
          </table:table-cell>
          <table:table-cell office:value-type="float" office:value="0.003818" calcext:value-type="float">
            <text:p>0.00381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MUNI_DTS_SPREAD</text:p>
          </table:table-cell>
          <table:table-cell office:value-type="float" office:value="-0.02568" calcext:value-type="float">
            <text:p>-2.57E-02</text:p>
          </table:table-cell>
          <table:table-cell office:value-type="float" office:value="0.005428" calcext:value-type="float">
            <text:p>5.43E-03</text:p>
          </table:table-cell>
          <table:table-cell office:value-type="float" office:value="-4.732" calcext:value-type="float">
            <text:p>-4.732</text:p>
          </table:table-cell>
          <table:table-cell table:style-name="ce1" office:value-type="float" office:value="0.00000246" calcext:value-type="float">
            <text:p>2.46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10Y</text:p>
          </table:table-cell>
          <table:table-cell office:value-type="float" office:value="0.1279" calcext:value-type="float">
            <text:p>1.28E-01</text:p>
          </table:table-cell>
          <table:table-cell office:value-type="float" office:value="0.194" calcext:value-type="float">
            <text:p>1.94E-0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09852" calcext:value-type="float">
            <text:p>0.509852</text:p>
          </table:table-cell>
          <table:table-cell/>
        </table:table-row>
        <table:table-row table:style-name="ro1">
          <table:table-cell office:value-type="string" calcext:value-type="string">
            <text:p>USD_SWAP_SPREAD_1M</text:p>
          </table:table-cell>
          <table:table-cell office:value-type="float" office:value="0.4073" calcext:value-type="float">
            <text:p>4.07E-01</text:p>
          </table:table-cell>
          <table:table-cell office:value-type="float" office:value="0.1775" calcext:value-type="float">
            <text:p>1.78E-01</text:p>
          </table:table-cell>
          <table:table-cell office:value-type="float" office:value="2.294" calcext:value-type="float">
            <text:p>2.294</text:p>
          </table:table-cell>
          <table:table-cell office:value-type="float" office:value="0.021932" calcext:value-type="float">
            <text:p>0.0219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SWAP_SPREAD_1Y</text:p>
          </table:table-cell>
          <table:table-cell office:value-type="float" office:value="0.7529" calcext:value-type="float">
            <text:p>7.53E-01</text:p>
          </table:table-cell>
          <table:table-cell office:value-type="float" office:value="0.1861" calcext:value-type="float">
            <text:p>1.86E-01</text:p>
          </table:table-cell>
          <table:table-cell office:value-type="float" office:value="4.046" calcext:value-type="float">
            <text:p>4.046</text:p>
          </table:table-cell>
          <table:table-cell table:style-name="ce1" office:value-type="float" office:value="0.0000552" calcext:value-type="float">
            <text:p>5.52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20Y</text:p>
          </table:table-cell>
          <table:table-cell office:value-type="float" office:value="-0.1406" calcext:value-type="float">
            <text:p>-1.41E-01</text:p>
          </table:table-cell>
          <table:table-cell office:value-type="float" office:value="0.1882" calcext:value-type="float">
            <text:p>1.88E-01</text:p>
          </table:table-cell>
          <table:table-cell office:value-type="float" office:value="-0.747" calcext:value-type="float">
            <text:p>-0.747</text:p>
          </table:table-cell>
          <table:table-cell office:value-type="float" office:value="0.455172" calcext:value-type="float">
            <text:p>0.455172</text:p>
          </table:table-cell>
          <table:table-cell/>
        </table:table-row>
        <table:table-row table:style-name="ro1">
          <table:table-cell office:value-type="string" calcext:value-type="string">
            <text:p>USD_SWAP_SPREAD_2Y</text:p>
          </table:table-cell>
          <table:table-cell office:value-type="float" office:value="-0.1867" calcext:value-type="float">
            <text:p>-1.87E-01</text:p>
          </table:table-cell>
          <table:table-cell office:value-type="float" office:value="0.2067" calcext:value-type="float">
            <text:p>2.07E-01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36662" calcext:value-type="float">
            <text:p>0.36662</text:p>
          </table:table-cell>
          <table:table-cell/>
        </table:table-row>
        <table:table-row table:style-name="ro1">
          <table:table-cell office:value-type="string" calcext:value-type="string">
            <text:p>USD_SWAP_SPREAD_30Y</text:p>
          </table:table-cell>
          <table:table-cell office:value-type="float" office:value="0.1552" calcext:value-type="float">
            <text:p>1.55E-01</text:p>
          </table:table-cell>
          <table:table-cell office:value-type="float" office:value="0.1796" calcext:value-type="float">
            <text:p>1.80E-01</text:p>
          </table:table-cell>
          <table:table-cell office:value-type="float" office:value="0.864" calcext:value-type="float">
            <text:p>0.864</text:p>
          </table:table-cell>
          <table:table-cell office:value-type="float" office:value="0.387736" calcext:value-type="float">
            <text:p>0.387736</text:p>
          </table:table-cell>
          <table:table-cell/>
        </table:table-row>
        <table:table-row table:style-name="ro1">
          <table:table-cell office:value-type="string" calcext:value-type="string">
            <text:p>USD_SWAP_SPREAD_5Y</text:p>
          </table:table-cell>
          <table:table-cell office:value-type="float" office:value="0.1151" calcext:value-type="float">
            <text:p>1.15E-01</text:p>
          </table:table-cell>
          <table:table-cell office:value-type="float" office:value="0.1982" calcext:value-type="float">
            <text:p>1.98E-0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1535" calcext:value-type="float">
            <text:p>0.561535</text:p>
          </table:table-cell>
          <table:table-cell/>
        </table:table-row>
        <table:table-row table:style-name="ro1">
          <table:table-cell office:value-type="string" calcext:value-type="string">
            <text:p>USD_SWAP_SPREAD_6M</text:p>
          </table:table-cell>
          <table:table-cell office:value-type="float" office:value="0.4161" calcext:value-type="float">
            <text:p>4.16E-01</text:p>
          </table:table-cell>
          <table:table-cell office:value-type="float" office:value="0.1811" calcext:value-type="float">
            <text:p>1.81E-01</text:p>
          </table:table-cell>
          <table:table-cell office:value-type="float" office:value="2.298" calcext:value-type="float">
            <text:p>2.298</text:p>
          </table:table-cell>
          <table:table-cell office:value-type="float" office:value="0.021722" calcext:value-type="float">
            <text:p>0.021722</text:p>
          </table:table-cell>
          <table:table-cell office:value-type="string" calcext:value-type="string">
            <text:p>*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<text:s text:c="3"/>Estimate</text:p>
          </table:table-cell>
          <table:table-cell table:style-name="Default" office:value-type="string" calcext:value-type="string">
            <text:p>Std. Error</text:p>
          </table:table-cell>
          <table:table-cell office:value-type="string" calcext:value-type="string">
            <text:p>t value</text:p>
          </table:table-cell>
          <table:table-cell office:value-type="string" calcext:value-type="string">
            <text:p>Pr(&gt;|t|)</text:p>
          </table:table-cell>
          <table:table-cell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00007173" calcext:value-type="float">
            <text:p>7.17E-05</text:p>
          </table:table-cell>
          <table:table-cell office:value-type="float" office:value="0.000008644" calcext:value-type="float">
            <text:p>8.64E-06</text:p>
          </table:table-cell>
          <table:table-cell office:value-type="float" office:value="8.299" calcext:value-type="float">
            <text:p>8.299</text:p>
          </table:table-cell>
          <table:table-cell table:style-name="ce1" office:value-type="float" office:value="2.56E-016" calcext:value-type="float">
            <text:p>2.56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AGNCY</text:p>
          </table:table-cell>
          <table:table-cell office:value-type="float" office:value="-0.001048" calcext:value-type="float">
            <text:p>-1.05E-03</text:p>
          </table:table-cell>
          <table:table-cell office:value-type="float" office:value="0.00165" calcext:value-type="float">
            <text:p>1.65E-03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525417" calcext:value-type="float">
            <text:p>0.525417</text:p>
          </table:table-cell>
          <table:table-cell/>
        </table:table-row>
        <table:table-row table:style-name="ro1">
          <table:table-cell office:value-type="string" calcext:value-type="string">
            <text:p>US_CDT_DTS_COND_AUTOM_IG</text:p>
          </table:table-cell>
          <table:table-cell office:value-type="float" office:value="-0.004645" calcext:value-type="float">
            <text:p>-4.65E-03</text:p>
          </table:table-cell>
          <table:table-cell office:value-type="float" office:value="0.001703" calcext:value-type="float">
            <text:p>1.70E-03</text:p>
          </table:table-cell>
          <table:table-cell office:value-type="float" office:value="-2.728" calcext:value-type="float">
            <text:p>-2.728</text:p>
          </table:table-cell>
          <table:table-cell office:value-type="float" office:value="0.006448" calcext:value-type="float">
            <text:p>0.00644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D_DURAP_IG</text:p>
          </table:table-cell>
          <table:table-cell office:value-type="float" office:value="-0.006974" calcext:value-type="float">
            <text:p>-6.97E-03</text:p>
          </table:table-cell>
          <table:table-cell office:value-type="float" office:value="0.002396" calcext:value-type="float">
            <text:p>2.40E-03</text:p>
          </table:table-cell>
          <table:table-cell office:value-type="float" office:value="-2.91" calcext:value-type="float">
            <text:p>-2.91</text:p>
          </table:table-cell>
          <table:table-cell office:value-type="float" office:value="0.003675" calcext:value-type="float">
            <text:p>0.00367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D_HY</text:p>
          </table:table-cell>
          <table:table-cell office:value-type="float" office:value="-0.009776" calcext:value-type="float">
            <text:p>-9.78E-03</text:p>
          </table:table-cell>
          <table:table-cell office:value-type="float" office:value="0.0006573" calcext:value-type="float">
            <text:p>6.57E-04</text:p>
          </table:table-cell>
          <table:table-cell office:value-type="float" office:value="-14.873" calcext:value-type="float">
            <text:p>-14.87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IG</text:p>
          </table:table-cell>
          <table:table-cell office:value-type="float" office:value="-0.005193" calcext:value-type="float">
            <text:p>-5.19E-03</text:p>
          </table:table-cell>
          <table:table-cell office:value-type="float" office:value="0.001283" calcext:value-type="float">
            <text:p>1.28E-03</text:p>
          </table:table-cell>
          <table:table-cell office:value-type="float" office:value="-4.049" calcext:value-type="float">
            <text:p>-4.049</text:p>
          </table:table-cell>
          <table:table-cell table:style-name="ce1" office:value-type="float" office:value="0.0000545" calcext:value-type="float">
            <text:p>5.45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MEDIA_IG</text:p>
          </table:table-cell>
          <table:table-cell office:value-type="float" office:value="-0.006046" calcext:value-type="float">
            <text:p>-6.05E-03</text:p>
          </table:table-cell>
          <table:table-cell office:value-type="float" office:value="0.0008068" calcext:value-type="float">
            <text:p>8.07E-04</text:p>
          </table:table-cell>
          <table:table-cell office:value-type="float" office:value="-7.494" calcext:value-type="float">
            <text:p>-7.494</text:p>
          </table:table-cell>
          <table:table-cell table:style-name="ce1" office:value-type="float" office:value="0.000000000000122" calcext:value-type="float">
            <text:p>1.22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RET_IG</text:p>
          </table:table-cell>
          <table:table-cell office:value-type="float" office:value="-0.002758" calcext:value-type="float">
            <text:p>-2.76E-03</text:p>
          </table:table-cell>
          <table:table-cell office:value-type="float" office:value="0.0007358" calcext:value-type="float">
            <text:p>7.36E-04</text:p>
          </table:table-cell>
          <table:table-cell office:value-type="float" office:value="-3.748" calcext:value-type="float">
            <text:p>-3.748</text:p>
          </table:table-cell>
          <table:table-cell office:value-type="float" office:value="0.000186" calcext:value-type="float">
            <text:p>0.00018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SERV_IG</text:p>
          </table:table-cell>
          <table:table-cell office:value-type="float" office:value="-0.0005094" calcext:value-type="float">
            <text:p>-5.09E-04</text:p>
          </table:table-cell>
          <table:table-cell office:value-type="float" office:value="0.0009551" calcext:value-type="float">
            <text:p>9.55E-04</text:p>
          </table:table-cell>
          <table:table-cell office:value-type="float" office:value="-0.533" calcext:value-type="float">
            <text:p>-0.533</text:p>
          </table:table-cell>
          <table:table-cell office:value-type="float" office:value="0.593895" calcext:value-type="float">
            <text:p>0.593895</text:p>
          </table:table-cell>
          <table:table-cell/>
        </table:table-row>
        <table:table-row table:style-name="ro1">
          <table:table-cell office:value-type="string" calcext:value-type="string">
            <text:p>US_CDT_DTS_CONS_FOOD_IG</text:p>
          </table:table-cell>
          <table:table-cell office:value-type="float" office:value="0.0009121" calcext:value-type="float">
            <text:p>9.12E-04</text:p>
          </table:table-cell>
          <table:table-cell office:value-type="float" office:value="0.0007109" calcext:value-type="float">
            <text:p>7.11E-04</text:p>
          </table:table-cell>
          <table:table-cell office:value-type="float" office:value="1.283" calcext:value-type="float">
            <text:p>1.283</text:p>
          </table:table-cell>
          <table:table-cell office:value-type="float" office:value="0.199672" calcext:value-type="float">
            <text:p>0.199672</text:p>
          </table:table-cell>
          <table:table-cell/>
        </table:table-row>
        <table:table-row table:style-name="ro1">
          <table:table-cell office:value-type="string" calcext:value-type="string">
            <text:p>US_CDT_DTS_CONS_HY</text:p>
          </table:table-cell>
          <table:table-cell office:value-type="float" office:value="-0.003322" calcext:value-type="float">
            <text:p>-3.32E-03</text:p>
          </table:table-cell>
          <table:table-cell office:value-type="float" office:value="0.001255" calcext:value-type="float">
            <text:p>1.26E-03</text:p>
          </table:table-cell>
          <table:table-cell office:value-type="float" office:value="-2.647" calcext:value-type="float">
            <text:p>-2.647</text:p>
          </table:table-cell>
          <table:table-cell office:value-type="float" office:value="0.008215" calcext:value-type="float">
            <text:p>0.00821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S_IG</text:p>
          </table:table-cell>
          <table:table-cell office:value-type="float" office:value="0.001253" calcext:value-type="float">
            <text:p>1.25E-03</text:p>
          </table:table-cell>
          <table:table-cell office:value-type="float" office:value="0.001333" calcext:value-type="float">
            <text:p>1.33E-03</text:p>
          </table:table-cell>
          <table:table-cell office:value-type="float" office:value="0.94" calcext:value-type="float">
            <text:p>0.94</text:p>
          </table:table-cell>
          <table:table-cell office:value-type="float" office:value="0.347168" calcext:value-type="float">
            <text:p>0.347168</text:p>
          </table:table-cell>
          <table:table-cell/>
        </table:table-row>
        <table:table-row table:style-name="ro1">
          <table:table-cell office:value-type="string" calcext:value-type="string">
            <text:p>US_CDT_DTS_CONS_PROD_IG</text:p>
          </table:table-cell>
          <table:table-cell office:value-type="float" office:value="0.00184" calcext:value-type="float">
            <text:p>1.84E-03</text:p>
          </table:table-cell>
          <table:table-cell office:value-type="float" office:value="0.0008387" calcext:value-type="float">
            <text:p>8.39E-04</text:p>
          </table:table-cell>
          <table:table-cell office:value-type="float" office:value="2.193" calcext:value-type="float">
            <text:p>2.193</text:p>
          </table:table-cell>
          <table:table-cell office:value-type="float" office:value="0.028455" calcext:value-type="float">
            <text:p>0.0284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CONS_RET_IG</text:p>
          </table:table-cell>
          <table:table-cell office:value-type="float" office:value="-0.0006823" calcext:value-type="float">
            <text:p>-6.82E-04</text:p>
          </table:table-cell>
          <table:table-cell office:value-type="float" office:value="0.0007343" calcext:value-type="float">
            <text:p>7.34E-04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353008" calcext:value-type="float">
            <text:p>0.353008</text:p>
          </table:table-cell>
          <table:table-cell/>
        </table:table-row>
        <table:table-row table:style-name="ro1">
          <table:table-cell office:value-type="string" calcext:value-type="string">
            <text:p>US_CDT_DTS_CORP_HY</text:p>
          </table:table-cell>
          <table:table-cell office:value-type="float" office:value="-0.002987" calcext:value-type="float">
            <text:p>-2.99E-03</text:p>
          </table:table-cell>
          <table:table-cell office:value-type="float" office:value="0.00381" calcext:value-type="float">
            <text:p>3.81E-03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433109" calcext:value-type="float">
            <text:p>0.433109</text:p>
          </table:table-cell>
          <table:table-cell/>
        </table:table-row>
        <table:table-row table:style-name="ro1">
          <table:table-cell office:value-type="string" calcext:value-type="string">
            <text:p>US_CDT_DTS_CORP_IG</text:p>
          </table:table-cell>
          <table:table-cell office:value-type="float" office:value="0.02699" calcext:value-type="float">
            <text:p>2.70E-02</text:p>
          </table:table-cell>
          <table:table-cell office:value-type="float" office:value="0.00861" calcext:value-type="float">
            <text:p>8.61E-03</text:p>
          </table:table-cell>
          <table:table-cell office:value-type="float" office:value="3.135" calcext:value-type="float">
            <text:p>3.135</text:p>
          </table:table-cell>
          <table:table-cell office:value-type="float" office:value="0.001759" calcext:value-type="float">
            <text:p>0.00175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ENGY_EQSV_IG</text:p>
          </table:table-cell>
          <table:table-cell office:value-type="float" office:value="-0.007472" calcext:value-type="float">
            <text:p>-7.47E-03</text:p>
          </table:table-cell>
          <table:table-cell office:value-type="float" office:value="0.001672" calcext:value-type="float">
            <text:p>1.67E-03</text:p>
          </table:table-cell>
          <table:table-cell office:value-type="float" office:value="-4.47" calcext:value-type="float">
            <text:p>-4.47</text:p>
          </table:table-cell>
          <table:table-cell table:style-name="ce1" office:value-type="float" office:value="0.00000849" calcext:value-type="float">
            <text:p>8.49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HY</text:p>
          </table:table-cell>
          <table:table-cell office:value-type="float" office:value="-0.01026" calcext:value-type="float">
            <text:p>-1.03E-02</text:p>
          </table:table-cell>
          <table:table-cell office:value-type="float" office:value="0.001815" calcext:value-type="float">
            <text:p>1.82E-03</text:p>
          </table:table-cell>
          <table:table-cell office:value-type="float" office:value="-5.652" calcext:value-type="float">
            <text:p>-5.652</text:p>
          </table:table-cell>
          <table:table-cell table:style-name="ce1" office:value-type="float" office:value="0.0000000194" calcext:value-type="float">
            <text:p>1.94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IG</text:p>
          </table:table-cell>
          <table:table-cell office:value-type="float" office:value="-0.007543" calcext:value-type="float">
            <text:p>-7.54E-03</text:p>
          </table:table-cell>
          <table:table-cell office:value-type="float" office:value="0.001733" calcext:value-type="float">
            <text:p>1.73E-03</text:p>
          </table:table-cell>
          <table:table-cell office:value-type="float" office:value="-4.354" calcext:value-type="float">
            <text:p>-4.354</text:p>
          </table:table-cell>
          <table:table-cell table:style-name="ce1" office:value-type="float" office:value="0.0000144" calcext:value-type="float">
            <text:p>1.44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OILGS_IG</text:p>
          </table:table-cell>
          <table:table-cell office:value-type="float" office:value="-0.004397" calcext:value-type="float">
            <text:p>-4.40E-03</text:p>
          </table:table-cell>
          <table:table-cell office:value-type="float" office:value="0.001365" calcext:value-type="float">
            <text:p>1.37E-03</text:p>
          </table:table-cell>
          <table:table-cell office:value-type="float" office:value="-3.222" calcext:value-type="float">
            <text:p>-3.222</text:p>
          </table:table-cell>
          <table:table-cell office:value-type="float" office:value="0.001303" calcext:value-type="float">
            <text:p>0.00130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BANK_HY</text:p>
          </table:table-cell>
          <table:table-cell office:value-type="float" office:value="-0.002478" calcext:value-type="float">
            <text:p>-2.48E-03</text:p>
          </table:table-cell>
          <table:table-cell office:value-type="float" office:value="0.0009198" calcext:value-type="float">
            <text:p>9.20E-04</text:p>
          </table:table-cell>
          <table:table-cell office:value-type="float" office:value="-2.694" calcext:value-type="float">
            <text:p>-2.694</text:p>
          </table:table-cell>
          <table:table-cell office:value-type="float" office:value="0.007156" calcext:value-type="float">
            <text:p>0.007156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BANK_IG</text:p>
          </table:table-cell>
          <table:table-cell office:value-type="float" office:value="-0.01016" calcext:value-type="float">
            <text:p>-1.02E-02</text:p>
          </table:table-cell>
          <table:table-cell office:value-type="float" office:value="0.002864" calcext:value-type="float">
            <text:p>2.86E-03</text:p>
          </table:table-cell>
          <table:table-cell office:value-type="float" office:value="-3.549" calcext:value-type="float">
            <text:p>-3.549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CAPMK_IG</text:p>
          </table:table-cell>
          <table:table-cell office:value-type="float" office:value="-0.008123" calcext:value-type="float">
            <text:p>-8.12E-03</text:p>
          </table:table-cell>
          <table:table-cell office:value-type="float" office:value="0.002518" calcext:value-type="float">
            <text:p>2.52E-03</text:p>
          </table:table-cell>
          <table:table-cell office:value-type="float" office:value="-3.225" calcext:value-type="float">
            <text:p>-3.225</text:p>
          </table:table-cell>
          <table:table-cell office:value-type="float" office:value="0.001289" calcext:value-type="float">
            <text:p>0.00128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DVRSF_IG</text:p>
          </table:table-cell>
          <table:table-cell office:value-type="float" office:value="-0.003378" calcext:value-type="float">
            <text:p>-3.38E-03</text:p>
          </table:table-cell>
          <table:table-cell office:value-type="float" office:value="0.0005752" calcext:value-type="float">
            <text:p>5.75E-04</text:p>
          </table:table-cell>
          <table:table-cell office:value-type="float" office:value="-5.872" calcext:value-type="float">
            <text:p>-5.872</text:p>
          </table:table-cell>
          <table:table-cell table:style-name="ce1" office:value-type="float" office:value="0.00000000544" calcext:value-type="float">
            <text:p>5.44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HY</text:p>
          </table:table-cell>
          <table:table-cell office:value-type="float" office:value="-0.01201" calcext:value-type="float">
            <text:p>-1.20E-02</text:p>
          </table:table-cell>
          <table:table-cell office:value-type="float" office:value="0.001214" calcext:value-type="float">
            <text:p>1.21E-03</text:p>
          </table:table-cell>
          <table:table-cell office:value-type="float" office:value="-9.896" calcext:value-type="float">
            <text:p>-9.89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IG</text:p>
          </table:table-cell>
          <table:table-cell office:value-type="float" office:value="-0.009173" calcext:value-type="float">
            <text:p>-9.17E-03</text:p>
          </table:table-cell>
          <table:table-cell office:value-type="float" office:value="0.002689" calcext:value-type="float">
            <text:p>2.69E-03</text:p>
          </table:table-cell>
          <table:table-cell office:value-type="float" office:value="-3.411" calcext:value-type="float">
            <text:p>-3.411</text:p>
          </table:table-cell>
          <table:table-cell office:value-type="float" office:value="0.000668" calcext:value-type="float">
            <text:p>0.00066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INSR_IG</text:p>
          </table:table-cell>
          <table:table-cell office:value-type="float" office:value="0.001938" calcext:value-type="float">
            <text:p>1.94E-03</text:p>
          </table:table-cell>
          <table:table-cell office:value-type="float" office:value="0.001122" calcext:value-type="float">
            <text:p>1.12E-03</text:p>
          </table:table-cell>
          <table:table-cell office:value-type="float" office:value="1.727" calcext:value-type="float">
            <text:p>1.727</text:p>
          </table:table-cell>
          <table:table-cell office:value-type="float" office:value="0.084399" calcext:value-type="float">
            <text:p>0.084399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_CDT_DTS_FIN_REAL_IG</text:p>
          </table:table-cell>
          <table:table-cell office:value-type="float" office:value="0.0006297" calcext:value-type="float">
            <text:p>6.30E-04</text:p>
          </table:table-cell>
          <table:table-cell office:value-type="float" office:value="0.001112" calcext:value-type="float">
            <text:p>1.11E-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1247" calcext:value-type="float">
            <text:p>0.571247</text:p>
          </table:table-cell>
          <table:table-cell/>
        </table:table-row>
        <table:table-row table:style-name="ro1">
          <table:table-cell office:value-type="string" calcext:value-type="string">
            <text:p>US_CDT_DTS_HLTH_EQSV_IG</text:p>
          </table:table-cell>
          <table:table-cell office:value-type="float" office:value="-0.0007357" calcext:value-type="float">
            <text:p>-7.36E-04</text:p>
          </table:table-cell>
          <table:table-cell office:value-type="float" office:value="0.0009643" calcext:value-type="float">
            <text:p>9.64E-04</text:p>
          </table:table-cell>
          <table:table-cell office:value-type="float" office:value="-0.763" calcext:value-type="float">
            <text:p>-0.763</text:p>
          </table:table-cell>
          <table:table-cell office:value-type="float" office:value="0.445617" calcext:value-type="float">
            <text:p>0.445617</text:p>
          </table:table-cell>
          <table:table-cell/>
        </table:table-row>
        <table:table-row table:style-name="ro1">
          <table:table-cell office:value-type="string" calcext:value-type="string">
            <text:p>US_CDT_DTS_HLTH_HY</text:p>
          </table:table-cell>
          <table:table-cell office:value-type="float" office:value="-0.007269" calcext:value-type="float">
            <text:p>-7.27E-03</text:p>
          </table:table-cell>
          <table:table-cell office:value-type="float" office:value="0.0007258" calcext:value-type="float">
            <text:p>7.26E-04</text:p>
          </table:table-cell>
          <table:table-cell office:value-type="float" office:value="-10.016" calcext:value-type="float">
            <text:p>-10.01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HLTH_IG</text:p>
          </table:table-cell>
          <table:table-cell office:value-type="float" office:value="0.0006429" calcext:value-type="float">
            <text:p>6.43E-04</text:p>
          </table:table-cell>
          <table:table-cell office:value-type="float" office:value="0.001449" calcext:value-type="float">
            <text:p>1.45E-03</text:p>
          </table:table-cell>
          <table:table-cell office:value-type="float" office:value="0.444" calcext:value-type="float">
            <text:p>0.444</text:p>
          </table:table-cell>
          <table:table-cell office:value-type="float" office:value="0.65724" calcext:value-type="float">
            <text:p>0.65724</text:p>
          </table:table-cell>
          <table:table-cell/>
        </table:table-row>
        <table:table-row table:style-name="ro1">
          <table:table-cell office:value-type="string" calcext:value-type="string">
            <text:p>US_CDT_DTS_HLTH_PHRM_IG</text:p>
          </table:table-cell>
          <table:table-cell office:value-type="float" office:value="-0.0009888" calcext:value-type="float">
            <text:p>-9.89E-04</text:p>
          </table:table-cell>
          <table:table-cell office:value-type="float" office:value="0.0006373" calcext:value-type="float">
            <text:p>6.37E-04</text:p>
          </table:table-cell>
          <table:table-cell office:value-type="float" office:value="-1.552" calcext:value-type="float">
            <text:p>-1.552</text:p>
          </table:table-cell>
          <table:table-cell office:value-type="float" office:value="0.120977" calcext:value-type="float">
            <text:p>0.120977</text:p>
          </table:table-cell>
          <table:table-cell/>
        </table:table-row>
        <table:table-row table:style-name="ro1">
          <table:table-cell office:value-type="string" calcext:value-type="string">
            <text:p>US_CDT_DTS_IND_CAPGD_IG</text:p>
          </table:table-cell>
          <table:table-cell office:value-type="float" office:value="0.00005991" calcext:value-type="float">
            <text:p>5.99E-05</text:p>
          </table:table-cell>
          <table:table-cell office:value-type="float" office:value="0.0009658" calcext:value-type="float">
            <text:p>9.66E-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950551" calcext:value-type="float">
            <text:p>0.950551</text:p>
          </table:table-cell>
          <table:table-cell/>
        </table:table-row>
        <table:table-row table:style-name="ro1">
          <table:table-cell office:value-type="string" calcext:value-type="string">
            <text:p>US_CDT_DTS_IND_HY</text:p>
          </table:table-cell>
          <table:table-cell office:value-type="float" office:value="-0.006484" calcext:value-type="float">
            <text:p>-6.48E-03</text:p>
          </table:table-cell>
          <table:table-cell office:value-type="float" office:value="0.0007916" calcext:value-type="float">
            <text:p>7.92E-04</text:p>
          </table:table-cell>
          <table:table-cell office:value-type="float" office:value="-8.191" calcext:value-type="float">
            <text:p>-8.191</text:p>
          </table:table-cell>
          <table:table-cell table:style-name="ce1" office:value-type="float" office:value="6.05E-016" calcext:value-type="float">
            <text:p>6.05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IG</text:p>
          </table:table-cell>
          <table:table-cell office:value-type="float" office:value="-0.001586" calcext:value-type="float">
            <text:p>-1.59E-03</text:p>
          </table:table-cell>
          <table:table-cell office:value-type="float" office:value="0.000542" calcext:value-type="float">
            <text:p>5.42E-04</text:p>
          </table:table-cell>
          <table:table-cell office:value-type="float" office:value="-2.926" calcext:value-type="float">
            <text:p>-2.926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IND_SERV_IG</text:p>
          </table:table-cell>
          <table:table-cell office:value-type="float" office:value="-0.001131" calcext:value-type="float">
            <text:p>-1.13E-03</text:p>
          </table:table-cell>
          <table:table-cell office:value-type="float" office:value="0.0008684" calcext:value-type="float">
            <text:p>8.68E-04</text:p>
          </table:table-cell>
          <table:table-cell office:value-type="float" office:value="-1.302" calcext:value-type="float">
            <text:p>-1.302</text:p>
          </table:table-cell>
          <table:table-cell office:value-type="float" office:value="0.19309" calcext:value-type="float">
            <text:p>0.19309</text:p>
          </table:table-cell>
          <table:table-cell/>
        </table:table-row>
        <table:table-row table:style-name="ro1">
          <table:table-cell office:value-type="string" calcext:value-type="string">
            <text:p>US_CDT_DTS_MAT_CHEM_IG</text:p>
          </table:table-cell>
          <table:table-cell office:value-type="float" office:value="-0.003756" calcext:value-type="float">
            <text:p>-3.76E-03</text:p>
          </table:table-cell>
          <table:table-cell office:value-type="float" office:value="0.0008531" calcext:value-type="float">
            <text:p>8.53E-04</text:p>
          </table:table-cell>
          <table:table-cell office:value-type="float" office:value="-4.403" calcext:value-type="float">
            <text:p>-4.403</text:p>
          </table:table-cell>
          <table:table-cell table:style-name="ce1" office:value-type="float" office:value="0.0000115" calcext:value-type="float">
            <text:p>1.15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MAT_HY</text:p>
          </table:table-cell>
          <table:table-cell office:value-type="float" office:value="-0.003975" calcext:value-type="float">
            <text:p>-3.98E-03</text:p>
          </table:table-cell>
          <table:table-cell office:value-type="float" office:value="0.001369" calcext:value-type="float">
            <text:p>1.37E-03</text:p>
          </table:table-cell>
          <table:table-cell office:value-type="float" office:value="-2.903" calcext:value-type="float">
            <text:p>-2.903</text:p>
          </table:table-cell>
          <table:table-cell office:value-type="float" office:value="0.003758" calcext:value-type="float">
            <text:p>0.00375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MAT_IG</text:p>
          </table:table-cell>
          <table:table-cell office:value-type="float" office:value="-0.00685" calcext:value-type="float">
            <text:p>-6.85E-03</text:p>
          </table:table-cell>
          <table:table-cell office:value-type="float" office:value="0.001517" calcext:value-type="float">
            <text:p>1.52E-03</text:p>
          </table:table-cell>
          <table:table-cell office:value-type="float" office:value="-4.516" calcext:value-type="float">
            <text:p>-4.516</text:p>
          </table:table-cell>
          <table:table-cell table:style-name="ce1" office:value-type="float" office:value="0.00000687" calcext:value-type="float">
            <text:p>6.8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MAT_MET_IG</text:p>
          </table:table-cell>
          <table:table-cell office:value-type="float" office:value="-0.002649" calcext:value-type="float">
            <text:p>-2.65E-03</text:p>
          </table:table-cell>
          <table:table-cell office:value-type="float" office:value="0.000678" calcext:value-type="float">
            <text:p>6.78E-04</text:p>
          </table:table-cell>
          <table:table-cell office:value-type="float" office:value="-3.908" calcext:value-type="float">
            <text:p>-3.908</text:p>
          </table:table-cell>
          <table:table-cell table:style-name="ce1" office:value-type="float" office:value="0.0000978" calcext:value-type="float">
            <text:p>9.78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SOVSUP</text:p>
          </table:table-cell>
          <table:table-cell office:value-type="float" office:value="-0.004038" calcext:value-type="float">
            <text:p>-4.04E-03</text:p>
          </table:table-cell>
          <table:table-cell office:value-type="float" office:value="0.001458" calcext:value-type="float">
            <text:p>1.46E-03</text:p>
          </table:table-cell>
          <table:table-cell office:value-type="float" office:value="-2.77" calcext:value-type="float">
            <text:p>-2.77</text:p>
          </table:table-cell>
          <table:table-cell office:value-type="float" office:value="0.005681" calcext:value-type="float">
            <text:p>0.00568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TECH_HARD_IG</text:p>
          </table:table-cell>
          <table:table-cell office:value-type="float" office:value="-0.004995" calcext:value-type="float">
            <text:p>-5.00E-03</text:p>
          </table:table-cell>
          <table:table-cell office:value-type="float" office:value="0.001379" calcext:value-type="float">
            <text:p>1.38E-03</text:p>
          </table:table-cell>
          <table:table-cell office:value-type="float" office:value="-3.621" calcext:value-type="float">
            <text:p>-3.621</text:p>
          </table:table-cell>
          <table:table-cell office:value-type="float" office:value="0.000304" calcext:value-type="float">
            <text:p>0.00030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HY</text:p>
          </table:table-cell>
          <table:table-cell office:value-type="float" office:value="-0.005351" calcext:value-type="float">
            <text:p>-5.35E-03</text:p>
          </table:table-cell>
          <table:table-cell office:value-type="float" office:value="0.0008787" calcext:value-type="float">
            <text:p>8.79E-04</text:p>
          </table:table-cell>
          <table:table-cell office:value-type="float" office:value="-6.09" calcext:value-type="float">
            <text:p>-6.09</text:p>
          </table:table-cell>
          <table:table-cell table:style-name="ce1" office:value-type="float" office:value="0.00000000147" calcext:value-type="float">
            <text:p>1.47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IG</text:p>
          </table:table-cell>
          <table:table-cell office:value-type="float" office:value="-0.001513" calcext:value-type="float">
            <text:p>-1.51E-03</text:p>
          </table:table-cell>
          <table:table-cell office:value-type="float" office:value="0.001218" calcext:value-type="float">
            <text:p>1.22E-03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508" calcext:value-type="float">
            <text:p>0.214508</text:p>
          </table:table-cell>
          <table:table-cell/>
        </table:table-row>
        <table:table-row table:style-name="ro1">
          <table:table-cell office:value-type="string" calcext:value-type="string">
            <text:p>US_CDT_DTS_TECH_SEMI_IG</text:p>
          </table:table-cell>
          <table:table-cell office:value-type="float" office:value="-0.005042" calcext:value-type="float">
            <text:p>-5.04E-03</text:p>
          </table:table-cell>
          <table:table-cell office:value-type="float" office:value="0.001092" calcext:value-type="float">
            <text:p>1.09E-03</text:p>
          </table:table-cell>
          <table:table-cell office:value-type="float" office:value="-4.618" calcext:value-type="float">
            <text:p>-4.618</text:p>
          </table:table-cell>
          <table:table-cell table:style-name="ce1" office:value-type="float" office:value="0.00000424" calcext:value-type="float">
            <text:p>4.24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SOFT_IG</text:p>
          </table:table-cell>
          <table:table-cell office:value-type="float" office:value="-0.004139" calcext:value-type="float">
            <text:p>-4.14E-03</text:p>
          </table:table-cell>
          <table:table-cell office:value-type="float" office:value="0.0005682" calcext:value-type="float">
            <text:p>5.68E-04</text:p>
          </table:table-cell>
          <table:table-cell office:value-type="float" office:value="-7.284" calcext:value-type="float">
            <text:p>-7.284</text:p>
          </table:table-cell>
          <table:table-cell table:style-name="ce1" office:value-type="float" office:value="0.000000000000554" calcext:value-type="float">
            <text:p>5.54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DVRST_IG</text:p>
          </table:table-cell>
          <table:table-cell office:value-type="float" office:value="-0.002621" calcext:value-type="float">
            <text:p>-2.62E-03</text:p>
          </table:table-cell>
          <table:table-cell office:value-type="float" office:value="0.000621" calcext:value-type="float">
            <text:p>6.21E-04</text:p>
          </table:table-cell>
          <table:table-cell office:value-type="float" office:value="-4.221" calcext:value-type="float">
            <text:p>-4.221</text:p>
          </table:table-cell>
          <table:table-cell table:style-name="ce1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HY</text:p>
          </table:table-cell>
          <table:table-cell office:value-type="float" office:value="-0.005929" calcext:value-type="float">
            <text:p>-5.93E-03</text:p>
          </table:table-cell>
          <table:table-cell office:value-type="float" office:value="0.001282" calcext:value-type="float">
            <text:p>1.28E-03</text:p>
          </table:table-cell>
          <table:table-cell office:value-type="float" office:value="-4.625" calcext:value-type="float">
            <text:p>-4.625</text:p>
          </table:table-cell>
          <table:table-cell table:style-name="ce1" office:value-type="float" office:value="0.00000412" calcext:value-type="float">
            <text:p>4.12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IG</text:p>
          </table:table-cell>
          <table:table-cell office:value-type="float" office:value="-0.001467" calcext:value-type="float">
            <text:p>-1.47E-03</text:p>
          </table:table-cell>
          <table:table-cell office:value-type="float" office:value="0.0009404" calcext:value-type="float">
            <text:p>9.40E-04</text:p>
          </table:table-cell>
          <table:table-cell office:value-type="float" office:value="-1.56" calcext:value-type="float">
            <text:p>-1.56</text:p>
          </table:table-cell>
          <table:table-cell office:value-type="float" office:value="0.118989" calcext:value-type="float">
            <text:p>0.118989</text:p>
          </table:table-cell>
          <table:table-cell/>
        </table:table-row>
        <table:table-row table:style-name="ro1">
          <table:table-cell office:value-type="string" calcext:value-type="string">
            <text:p>US_CDT_DTS_TEL_WIREL_IG</text:p>
          </table:table-cell>
          <table:table-cell office:value-type="float" office:value="-0.000275" calcext:value-type="float">
            <text:p>-2.75E-04</text:p>
          </table:table-cell>
          <table:table-cell office:value-type="float" office:value="0.0007301" calcext:value-type="float">
            <text:p>7.30E-04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706471" calcext:value-type="float">
            <text:p>0.706471</text:p>
          </table:table-cell>
          <table:table-cell/>
        </table:table-row>
        <table:table-row table:style-name="ro1">
          <table:table-cell office:value-type="string" calcext:value-type="string">
            <text:p>US_CDT_DTS_TRANS_GND_IG</text:p>
          </table:table-cell>
          <table:table-cell office:value-type="float" office:value="0.002141" calcext:value-type="float">
            <text:p>2.14E-03</text:p>
          </table:table-cell>
          <table:table-cell office:value-type="float" office:value="0.0009172" calcext:value-type="float">
            <text:p>9.17E-04</text:p>
          </table:table-cell>
          <table:table-cell office:value-type="float" office:value="2.335" calcext:value-type="float">
            <text:p>2.335</text:p>
          </table:table-cell>
          <table:table-cell office:value-type="float" office:value="0.019711" calcext:value-type="float">
            <text:p>0.01971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TRANS_HY</text:p>
          </table:table-cell>
          <table:table-cell office:value-type="float" office:value="-0.009336" calcext:value-type="float">
            <text:p>-9.34E-03</text:p>
          </table:table-cell>
          <table:table-cell office:value-type="float" office:value="0.001545" calcext:value-type="float">
            <text:p>1.55E-03</text:p>
          </table:table-cell>
          <table:table-cell office:value-type="float" office:value="-6.044" calcext:value-type="float">
            <text:p>-6.044</text:p>
          </table:table-cell>
          <table:table-cell table:style-name="ce1" office:value-type="float" office:value="0.00000000195" calcext:value-type="float">
            <text:p>1.95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RANS_IG</text:p>
          </table:table-cell>
          <table:table-cell office:value-type="float" office:value="-0.006187" calcext:value-type="float">
            <text:p>-6.19E-03</text:p>
          </table:table-cell>
          <table:table-cell office:value-type="float" office:value="0.0009661" calcext:value-type="float">
            <text:p>9.66E-04</text:p>
          </table:table-cell>
          <table:table-cell office:value-type="float" office:value="-6.404" calcext:value-type="float">
            <text:p>-6.404</text:p>
          </table:table-cell>
          <table:table-cell table:style-name="ce1" office:value-type="float" office:value="0.00000000021" calcext:value-type="float">
            <text:p>2.10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ELTC_IG</text:p>
          </table:table-cell>
          <table:table-cell office:value-type="float" office:value="0.002079" calcext:value-type="float">
            <text:p>2.08E-03</text:p>
          </table:table-cell>
          <table:table-cell office:value-type="float" office:value="0.0006316" calcext:value-type="float">
            <text:p>6.32E-04</text:p>
          </table:table-cell>
          <table:table-cell office:value-type="float" office:value="3.292" calcext:value-type="float">
            <text:p>3.292</text:p>
          </table:table-cell>
          <table:table-cell office:value-type="float" office:value="0.001023" calcext:value-type="float">
            <text:p>0.00102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UTL_HY</text:p>
          </table:table-cell>
          <table:table-cell office:value-type="float" office:value="-0.005874" calcext:value-type="float">
            <text:p>-5.87E-03</text:p>
          </table:table-cell>
          <table:table-cell office:value-type="float" office:value="0.0008415" calcext:value-type="float">
            <text:p>8.42E-04</text:p>
          </table:table-cell>
          <table:table-cell office:value-type="float" office:value="-6.98" calcext:value-type="float">
            <text:p>-6.98</text:p>
          </table:table-cell>
          <table:table-cell table:style-name="ce1" office:value-type="float" office:value="0.00000000000464" calcext:value-type="float">
            <text:p>4.64E-1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IG</text:p>
          </table:table-cell>
          <table:table-cell office:value-type="float" office:value="0.0005772" calcext:value-type="float">
            <text:p>5.77E-04</text:p>
          </table:table-cell>
          <table:table-cell office:value-type="float" office:value="0.0005614" calcext:value-type="float">
            <text:p>5.61E-04</text:p>
          </table:table-cell>
          <table:table-cell office:value-type="float" office:value="1.028" calcext:value-type="float">
            <text:p>1.028</text:p>
          </table:table-cell>
          <table:table-cell office:value-type="float" office:value="0.303994" calcext:value-type="float">
            <text:p>0.303994</text:p>
          </table:table-cell>
          <table:table-cell/>
        </table:table-row>
        <table:table-row table:style-name="ro1">
          <table:table-cell office:value-type="string" calcext:value-type="string">
            <text:p>US_CDT_DTS_UTL_MULTI_IG</text:p>
          </table:table-cell>
          <table:table-cell office:value-type="float" office:value="0.002196" calcext:value-type="float">
            <text:p>2.20E-03</text:p>
          </table:table-cell>
          <table:table-cell office:value-type="float" office:value="0.0005945" calcext:value-type="float">
            <text:p>5.95E-04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231" calcext:value-type="float">
            <text:p>0.00023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ALL</text:p>
          </table:table-cell>
          <table:table-cell office:value-type="float" office:value="-0.02231" calcext:value-type="float">
            <text:p>-2.23E-02</text:p>
          </table:table-cell>
          <table:table-cell office:value-type="float" office:value="0.0007961" calcext:value-type="float">
            <text:p>7.96E-04</text:p>
          </table:table-cell>
          <table:table-cell office:value-type="float" office:value="-28.02" calcext:value-type="float">
            <text:p>-28.0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AUTO</text:p>
          </table:table-cell>
          <table:table-cell office:value-type="float" office:value="-0.009049" calcext:value-type="float">
            <text:p>-9.05E-03</text:p>
          </table:table-cell>
          <table:table-cell office:value-type="float" office:value="0.0005823" calcext:value-type="float">
            <text:p>5.82E-04</text:p>
          </table:table-cell>
          <table:table-cell office:value-type="float" office:value="-15.541" calcext:value-type="float">
            <text:p>-15.54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CREDIT_CARD</text:p>
          </table:table-cell>
          <table:table-cell office:value-type="float" office:value="-0.007089" calcext:value-type="float">
            <text:p>-7.09E-03</text:p>
          </table:table-cell>
          <table:table-cell office:value-type="float" office:value="0.0004834" calcext:value-type="float">
            <text:p>4.83E-04</text:p>
          </table:table-cell>
          <table:table-cell office:value-type="float" office:value="-14.663" calcext:value-type="float">
            <text:p>-14.66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HOME_EQUITY</text:p>
          </table:table-cell>
          <table:table-cell office:value-type="float" office:value="-0.01246" calcext:value-type="float">
            <text:p>-1.25E-02</text:p>
          </table:table-cell>
          <table:table-cell office:value-type="float" office:value="0.0005703" calcext:value-type="float">
            <text:p>5.70E-04</text:p>
          </table:table-cell>
          <table:table-cell office:value-type="float" office:value="-21.851" calcext:value-type="float">
            <text:p>-21.8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MANUFACTURED</text:p>
          </table:table-cell>
          <table:table-cell office:value-type="float" office:value="-0.01627" calcext:value-type="float">
            <text:p>-1.63E-02</text:p>
          </table:table-cell>
          <table:table-cell office:value-type="float" office:value="0.001015" calcext:value-type="float">
            <text:p>1.02E-03</text:p>
          </table:table-cell>
          <table:table-cell office:value-type="float" office:value="-16.028" calcext:value-type="float">
            <text:p>-16.02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MISCELLANEOUS</text:p>
          </table:table-cell>
          <table:table-cell office:value-type="float" office:value="-0.01007" calcext:value-type="float">
            <text:p>-1.01E-02</text:p>
          </table:table-cell>
          <table:table-cell office:value-type="float" office:value="0.0005712" calcext:value-type="float">
            <text:p>5.71E-04</text:p>
          </table:table-cell>
          <table:table-cell office:value-type="float" office:value="-17.624" calcext:value-type="float">
            <text:p>-17.62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STUDENT_LOAN</text:p>
          </table:table-cell>
          <table:table-cell office:value-type="float" office:value="-0.0002534" calcext:value-type="float">
            <text:p>-2.53E-04</text:p>
          </table:table-cell>
          <table:table-cell office:value-type="float" office:value="0.001374" calcext:value-type="float">
            <text:p>1.37E-03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853659" calcext:value-type="float">
            <text:p>0.853659</text:p>
          </table:table-cell>
          <table:table-cell/>
        </table:table-row>
        <table:table-row table:style-name="ro1">
          <table:table-cell office:value-type="string" calcext:value-type="string">
            <text:p>USD_ABS_UTILITIES</text:p>
          </table:table-cell>
          <table:table-cell office:value-type="float" office:value="-0.008138" calcext:value-type="float">
            <text:p>-8.14E-03</text:p>
          </table:table-cell>
          <table:table-cell office:value-type="float" office:value="0.0006927" calcext:value-type="float">
            <text:p>6.93E-04</text:p>
          </table:table-cell>
          <table:table-cell office:value-type="float" office:value="-11.748" calcext:value-type="float">
            <text:p>-11.74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CDS_HY</text:p>
          </table:table-cell>
          <table:table-cell office:value-type="float" office:value="0.0115" calcext:value-type="float">
            <text:p>1.15E-02</text:p>
          </table:table-cell>
          <table:table-cell office:value-type="float" office:value="0.002275" calcext:value-type="float">
            <text:p>2.28E-03</text:p>
          </table:table-cell>
          <table:table-cell office:value-type="float" office:value="5.054" calcext:value-type="float">
            <text:p>5.054</text:p>
          </table:table-cell>
          <table:table-cell table:style-name="ce1" office:value-type="float" office:value="0.000000494" calcext:value-type="float">
            <text:p>4.94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CDS_IG</text:p>
          </table:table-cell>
          <table:table-cell office:value-type="float" office:value="-0.006771" calcext:value-type="float">
            <text:p>-6.77E-03</text:p>
          </table:table-cell>
          <table:table-cell office:value-type="float" office:value="0.001675" calcext:value-type="float">
            <text:p>1.68E-03</text:p>
          </table:table-cell>
          <table:table-cell office:value-type="float" office:value="-4.041" calcext:value-type="float">
            <text:p>-4.041</text:p>
          </table:table-cell>
          <table:table-cell table:style-name="ce1" office:value-type="float" office:value="0.0000562" calcext:value-type="float">
            <text:p>5.62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OTR_10Y</text:p>
          </table:table-cell>
          <table:table-cell office:value-type="float" office:value="0.4234" calcext:value-type="float">
            <text:p>4.23E-01</text:p>
          </table:table-cell>
          <table:table-cell office:value-type="float" office:value="0.1087" calcext:value-type="float">
            <text:p>1.09E-01</text:p>
          </table:table-cell>
          <table:table-cell office:value-type="float" office:value="3.895" calcext:value-type="float">
            <text:p>3.895</text:p>
          </table:table-cell>
          <table:table-cell office:value-type="float" office:value="0.000103" calcext:value-type="float">
            <text:p>0.00010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OTR_1Y</text:p>
          </table:table-cell>
          <table:table-cell office:value-type="float" office:value="0.4251" calcext:value-type="float">
            <text:p>4.25E-01</text:p>
          </table:table-cell>
          <table:table-cell office:value-type="float" office:value="0.2164" calcext:value-type="float">
            <text:p>2.16E-01</text:p>
          </table:table-cell>
          <table:table-cell office:value-type="float" office:value="1.965" calcext:value-type="float">
            <text:p>1.965</text:p>
          </table:table-cell>
          <table:table-cell office:value-type="float" office:value="0.049674" calcext:value-type="float">
            <text:p>0.04967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BASIS_OTR_5Y</text:p>
          </table:table-cell>
          <table:table-cell office:value-type="float" office:value="0.2822" calcext:value-type="float">
            <text:p>2.82E-01</text:p>
          </table:table-cell>
          <table:table-cell office:value-type="float" office:value="0.1049" calcext:value-type="float">
            <text:p>1.05E-01</text:p>
          </table:table-cell>
          <table:table-cell office:value-type="float" office:value="2.69" calcext:value-type="float">
            <text:p>2.69</text:p>
          </table:table-cell>
          <table:table-cell office:value-type="float" office:value="0.007238" calcext:value-type="float">
            <text:p>0.00723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CMBS_ALL</text:p>
          </table:table-cell>
          <table:table-cell office:value-type="float" office:value="0.006995" calcext:value-type="float">
            <text:p>7.00E-03</text:p>
          </table:table-cell>
          <table:table-cell office:value-type="float" office:value="0.0007695" calcext:value-type="float">
            <text:p>7.70E-04</text:p>
          </table:table-cell>
          <table:table-cell office:value-type="float" office:value="9.091" calcext:value-type="float">
            <text:p>9.09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0Y</text:p>
          </table:table-cell>
          <table:table-cell office:value-type="float" office:value="2.013" calcext:value-type="float">
            <text:p>2.01E+00</text:p>
          </table:table-cell>
          <table:table-cell office:value-type="float" office:value="0.02555" calcext:value-type="float">
            <text:p>2.56E-02</text:p>
          </table:table-cell>
          <table:table-cell office:value-type="float" office:value="78.782" calcext:value-type="float">
            <text:p>78.78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M</text:p>
          </table:table-cell>
          <table:table-cell office:value-type="float" office:value="-0.06089" calcext:value-type="float">
            <text:p>-6.09E-02</text:p>
          </table:table-cell>
          <table:table-cell office:value-type="float" office:value="0.04719" calcext:value-type="float">
            <text:p>4.72E-02</text:p>
          </table:table-cell>
          <table:table-cell office:value-type="float" office:value="-1.29" calcext:value-type="float">
            <text:p>-1.29</text:p>
          </table:table-cell>
          <table:table-cell office:value-type="float" office:value="0.197131" calcext:value-type="float">
            <text:p>0.197131</text:p>
          </table:table-cell>
          <table:table-cell/>
        </table:table-row>
        <table:table-row table:style-name="ro1">
          <table:table-cell office:value-type="string" calcext:value-type="string">
            <text:p>USD_GOV_1Y</text:p>
          </table:table-cell>
          <table:table-cell office:value-type="float" office:value="0.6395" calcext:value-type="float">
            <text:p>6.40E-01</text:p>
          </table:table-cell>
          <table:table-cell office:value-type="float" office:value="0.0346" calcext:value-type="float">
            <text:p>3.46E-02</text:p>
          </table:table-cell>
          <table:table-cell office:value-type="float" office:value="18.485" calcext:value-type="float">
            <text:p>18.48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0Y</text:p>
          </table:table-cell>
          <table:table-cell office:value-type="float" office:value="2.07" calcext:value-type="float">
            <text:p>2.07E+00</text:p>
          </table:table-cell>
          <table:table-cell office:value-type="float" office:value="0.02311" calcext:value-type="float">
            <text:p>2.31E-02</text:p>
          </table:table-cell>
          <table:table-cell office:value-type="float" office:value="89.562" calcext:value-type="float">
            <text:p>89.56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Y</text:p>
          </table:table-cell>
          <table:table-cell office:value-type="float" office:value="1.221" calcext:value-type="float">
            <text:p>1.22E+00</text:p>
          </table:table-cell>
          <table:table-cell office:value-type="float" office:value="0.0262" calcext:value-type="float">
            <text:p>2.62E-02</text:p>
          </table:table-cell>
          <table:table-cell office:value-type="float" office:value="46.62" calcext:value-type="float">
            <text:p>46.6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30Y</text:p>
          </table:table-cell>
          <table:table-cell office:value-type="float" office:value="2.252" calcext:value-type="float">
            <text:p>2.25E+00</text:p>
          </table:table-cell>
          <table:table-cell office:value-type="float" office:value="0.02677" calcext:value-type="float">
            <text:p>2.68E-02</text:p>
          </table:table-cell>
          <table:table-cell office:value-type="float" office:value="84.119" calcext:value-type="float">
            <text:p>84.11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5Y</text:p>
          </table:table-cell>
          <table:table-cell office:value-type="float" office:value="1.74" calcext:value-type="float">
            <text:p>1.74E+00</text:p>
          </table:table-cell>
          <table:table-cell office:value-type="float" office:value="0.02469" calcext:value-type="float">
            <text:p>2.47E-02</text:p>
          </table:table-cell>
          <table:table-cell office:value-type="float" office:value="70.473" calcext:value-type="float">
            <text:p>70.47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6M</text:p>
          </table:table-cell>
          <table:table-cell office:value-type="float" office:value="0.409" calcext:value-type="float">
            <text:p>4.09E-01</text:p>
          </table:table-cell>
          <table:table-cell office:value-type="float" office:value="0.03802" calcext:value-type="float">
            <text:p>3.80E-02</text:p>
          </table:table-cell>
          <table:table-cell office:value-type="float" office:value="10.757" calcext:value-type="float">
            <text:p>10.75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MPVOL_IMPLIED_VOL</text:p>
          </table:table-cell>
          <table:table-cell office:value-type="float" office:value="0.02813" calcext:value-type="float">
            <text:p>2.81E-02</text:p>
          </table:table-cell>
          <table:table-cell office:value-type="float" office:value="0.00116" calcext:value-type="float">
            <text:p>1.16E-03</text:p>
          </table:table-cell>
          <table:table-cell office:value-type="float" office:value="24.253" calcext:value-type="float">
            <text:p>24.25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10Y</text:p>
          </table:table-cell>
          <table:table-cell office:value-type="float" office:value="0.2431" calcext:value-type="float">
            <text:p>2.43E-01</text:p>
          </table:table-cell>
          <table:table-cell office:value-type="float" office:value="0.02383" calcext:value-type="float">
            <text:p>2.38E-02</text:p>
          </table:table-cell>
          <table:table-cell office:value-type="float" office:value="10.202" calcext:value-type="float">
            <text:p>10.20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1Y</text:p>
          </table:table-cell>
          <table:table-cell office:value-type="float" office:value="-0.07229" calcext:value-type="float">
            <text:p>-7.23E-02</text:p>
          </table:table-cell>
          <table:table-cell office:value-type="float" office:value="0.0116" calcext:value-type="float">
            <text:p>1.16E-02</text:p>
          </table:table-cell>
          <table:table-cell office:value-type="float" office:value="-6.231" calcext:value-type="float">
            <text:p>-6.231</text:p>
          </table:table-cell>
          <table:table-cell table:style-name="ce1" office:value-type="float" office:value="0.000000000622" calcext:value-type="float">
            <text:p>6.22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20Y</text:p>
          </table:table-cell>
          <table:table-cell office:value-type="float" office:value="0.2475" calcext:value-type="float">
            <text:p>2.48E-01</text:p>
          </table:table-cell>
          <table:table-cell office:value-type="float" office:value="0.02908" calcext:value-type="float">
            <text:p>2.91E-02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2Y</text:p>
          </table:table-cell>
          <table:table-cell office:value-type="float" office:value="0.07624" calcext:value-type="float">
            <text:p>7.62E-02</text:p>
          </table:table-cell>
          <table:table-cell office:value-type="float" office:value="0.01558" calcext:value-type="float">
            <text:p>1.56E-02</text:p>
          </table:table-cell>
          <table:table-cell office:value-type="float" office:value="4.893" calcext:value-type="float">
            <text:p>4.893</text:p>
          </table:table-cell>
          <table:table-cell table:style-name="ce1" office:value-type="float" office:value="0.00000111" calcext:value-type="float">
            <text:p>1.11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30Y</text:p>
          </table:table-cell>
          <table:table-cell office:value-type="float" office:value="0.2548" calcext:value-type="float">
            <text:p>2.55E-01</text:p>
          </table:table-cell>
          <table:table-cell office:value-type="float" office:value="0.02738" calcext:value-type="float">
            <text:p>2.74E-02</text:p>
          </table:table-cell>
          <table:table-cell office:value-type="float" office:value="9.306" calcext:value-type="float">
            <text:p>9.30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5Y</text:p>
          </table:table-cell>
          <table:table-cell office:value-type="float" office:value="0.2285" calcext:value-type="float">
            <text:p>2.29E-01</text:p>
          </table:table-cell>
          <table:table-cell office:value-type="float" office:value="0.01901" calcext:value-type="float">
            <text:p>1.90E-02</text:p>
          </table:table-cell>
          <table:table-cell office:value-type="float" office:value="12.018" calcext:value-type="float">
            <text:p>12.01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ALL</text:p>
          </table:table-cell>
          <table:table-cell office:value-type="float" office:value="-0.005859" calcext:value-type="float">
            <text:p>-5.86E-03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-5.695" calcext:value-type="float">
            <text:p>-5.695</text:p>
          </table:table-cell>
          <table:table-cell table:style-name="ce1" office:value-type="float" office:value="0.0000000152" calcext:value-type="float">
            <text:p>1.52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COND</text:p>
          </table:table-cell>
          <table:table-cell office:value-type="float" office:value="-0.004324" calcext:value-type="float">
            <text:p>-4.32E-03</text:p>
          </table:table-cell>
          <table:table-cell office:value-type="float" office:value="0.001254" calcext:value-type="float">
            <text:p>1.25E-03</text:p>
          </table:table-cell>
          <table:table-cell office:value-type="float" office:value="-3.449" calcext:value-type="float">
            <text:p>-3.449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CONS</text:p>
          </table:table-cell>
          <table:table-cell office:value-type="float" office:value="-0.009809" calcext:value-type="float">
            <text:p>-9.81E-03</text:p>
          </table:table-cell>
          <table:table-cell office:value-type="float" office:value="0.002001" calcext:value-type="float">
            <text:p>2.00E-03</text:p>
          </table:table-cell>
          <table:table-cell office:value-type="float" office:value="-4.902" calcext:value-type="float">
            <text:p>-4.902</text:p>
          </table:table-cell>
          <table:table-cell table:style-name="ce1" office:value-type="float" office:value="0.00000107" calcext:value-type="float">
            <text:p>1.0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ENGY</text:p>
          </table:table-cell>
          <table:table-cell office:value-type="float" office:value="-0.007631" calcext:value-type="float">
            <text:p>-7.63E-03</text:p>
          </table:table-cell>
          <table:table-cell office:value-type="float" office:value="0.0007809" calcext:value-type="float">
            <text:p>7.81E-04</text:p>
          </table:table-cell>
          <table:table-cell office:value-type="float" office:value="-9.772" calcext:value-type="float">
            <text:p>-9.77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FIN</text:p>
          </table:table-cell>
          <table:table-cell office:value-type="float" office:value="0.0006546" calcext:value-type="float">
            <text:p>6.55E-04</text:p>
          </table:table-cell>
          <table:table-cell office:value-type="float" office:value="0.001525" calcext:value-type="float">
            <text:p>1.53E-0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7823" calcext:value-type="float">
            <text:p>0.667823</text:p>
          </table:table-cell>
          <table:table-cell/>
        </table:table-row>
        <table:table-row table:style-name="ro1">
          <table:table-cell office:value-type="string" calcext:value-type="string">
            <text:p>USD_LOAN_HLTH</text:p>
          </table:table-cell>
          <table:table-cell office:value-type="float" office:value="-0.007381" calcext:value-type="float">
            <text:p>-7.38E-03</text:p>
          </table:table-cell>
          <table:table-cell office:value-type="float" office:value="0.001367" calcext:value-type="float">
            <text:p>1.37E-03</text:p>
          </table:table-cell>
          <table:table-cell office:value-type="float" office:value="-5.399" calcext:value-type="float">
            <text:p>-5.399</text:p>
          </table:table-cell>
          <table:table-cell table:style-name="ce1" office:value-type="float" office:value="0.0000000795" calcext:value-type="float">
            <text:p>7.95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IND</text:p>
          </table:table-cell>
          <table:table-cell office:value-type="float" office:value="-0.006396" calcext:value-type="float">
            <text:p>-6.40E-03</text:p>
          </table:table-cell>
          <table:table-cell office:value-type="float" office:value="0.00155" calcext:value-type="float">
            <text:p>1.55E-03</text:p>
          </table:table-cell>
          <table:table-cell office:value-type="float" office:value="-4.126" calcext:value-type="float">
            <text:p>-4.126</text:p>
          </table:table-cell>
          <table:table-cell table:style-name="ce1" office:value-type="float" office:value="0.0000392" calcext:value-type="float">
            <text:p>3.92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MAT</text:p>
          </table:table-cell>
          <table:table-cell office:value-type="float" office:value="0.001036" calcext:value-type="float">
            <text:p>1.04E-03</text:p>
          </table:table-cell>
          <table:table-cell office:value-type="float" office:value="0.001208" calcext:value-type="float">
            <text:p>1.21E-03</text:p>
          </table:table-cell>
          <table:table-cell office:value-type="float" office:value="0.858" calcext:value-type="float">
            <text:p>0.858</text:p>
          </table:table-cell>
          <table:table-cell office:value-type="float" office:value="0.391302" calcext:value-type="float">
            <text:p>0.391302</text:p>
          </table:table-cell>
          <table:table-cell/>
        </table:table-row>
        <table:table-row table:style-name="ro1">
          <table:table-cell office:value-type="string" calcext:value-type="string">
            <text:p>USD_LOAN_TEL</text:p>
          </table:table-cell>
          <table:table-cell office:value-type="float" office:value="-0.005277" calcext:value-type="float">
            <text:p>-5.28E-03</text:p>
          </table:table-cell>
          <table:table-cell office:value-type="float" office:value="0.001014" calcext:value-type="float">
            <text:p>1.01E-03</text:p>
          </table:table-cell>
          <table:table-cell office:value-type="float" office:value="-5.205" calcext:value-type="float">
            <text:p>-5.205</text:p>
          </table:table-cell>
          <table:table-cell table:style-name="ce1" office:value-type="float" office:value="0.000000225" calcext:value-type="float">
            <text:p>2.25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TRANS</text:p>
          </table:table-cell>
          <table:table-cell office:value-type="float" office:value="-0.007579" calcext:value-type="float">
            <text:p>-7.58E-03</text:p>
          </table:table-cell>
          <table:table-cell office:value-type="float" office:value="0.001115" calcext:value-type="float">
            <text:p>1.12E-03</text:p>
          </table:table-cell>
          <table:table-cell office:value-type="float" office:value="-6.798" calcext:value-type="float">
            <text:p>-6.798</text:p>
          </table:table-cell>
          <table:table-cell table:style-name="ce1" office:value-type="float" office:value="0.000000000016" calcext:value-type="float">
            <text:p>1.60E-1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UTL</text:p>
          </table:table-cell>
          <table:table-cell office:value-type="float" office:value="-0.00521" calcext:value-type="float">
            <text:p>-5.21E-03</text:p>
          </table:table-cell>
          <table:table-cell office:value-type="float" office:value="0.001119" calcext:value-type="float">
            <text:p>1.12E-03</text:p>
          </table:table-cell>
          <table:table-cell office:value-type="float" office:value="-4.655" calcext:value-type="float">
            <text:p>-4.655</text:p>
          </table:table-cell>
          <table:table-cell table:style-name="ce1" office:value-type="float" office:value="0.00000357" calcext:value-type="float">
            <text:p>3.5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ALL</text:p>
          </table:table-cell>
          <table:table-cell office:value-type="float" office:value="-0.2259" calcext:value-type="float">
            <text:p>-2.26E-01</text:p>
          </table:table-cell>
          <table:table-cell office:value-type="float" office:value="0.1301" calcext:value-type="float">
            <text:p>1.30E-01</text:p>
          </table:table-cell>
          <table:table-cell office:value-type="float" office:value="-1.737" calcext:value-type="float">
            <text:p>-1.737</text:p>
          </table:table-cell>
          <table:table-cell office:value-type="float" office:value="0.08265" calcext:value-type="float">
            <text:p>0.0826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D_MBS_CONVENTIONAL</text:p>
          </table:table-cell>
          <table:table-cell office:value-type="float" office:value="-0.1456" calcext:value-type="float">
            <text:p>-1.46E-01</text:p>
          </table:table-cell>
          <table:table-cell office:value-type="float" office:value="0.04205" calcext:value-type="float">
            <text:p>4.21E-02</text:p>
          </table:table-cell>
          <table:table-cell office:value-type="float" office:value="-3.461" calcext:value-type="float">
            <text:p>-3.461</text:p>
          </table:table-cell>
          <table:table-cell office:value-type="float" office:value="0.000555" calcext:value-type="float">
            <text:p>0.00055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CONVENTIONAL_15YR</text:p>
          </table:table-cell>
          <table:table-cell office:value-type="float" office:value="-0.1529" calcext:value-type="float">
            <text:p>-1.53E-01</text:p>
          </table:table-cell>
          <table:table-cell office:value-type="float" office:value="0.03023" calcext:value-type="float">
            <text:p>3.02E-02</text:p>
          </table:table-cell>
          <table:table-cell office:value-type="float" office:value="-5.058" calcext:value-type="float">
            <text:p>-5.058</text:p>
          </table:table-cell>
          <table:table-cell table:style-name="ce1" office:value-type="float" office:value="0.000000483" calcext:value-type="float">
            <text:p>4.83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CONVENTIONAL_30YR</text:p>
          </table:table-cell>
          <table:table-cell office:value-type="float" office:value="-0.1106" calcext:value-type="float">
            <text:p>-1.11E-01</text:p>
          </table:table-cell>
          <table:table-cell office:value-type="float" office:value="0.04001" calcext:value-type="float">
            <text:p>4.00E-02</text:p>
          </table:table-cell>
          <table:table-cell office:value-type="float" office:value="-2.764" calcext:value-type="float">
            <text:p>-2.764</text:p>
          </table:table-cell>
          <table:table-cell office:value-type="float" office:value="0.005797" calcext:value-type="float">
            <text:p>0.00579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MBS_CURRENT_COUPON</text:p>
          </table:table-cell>
          <table:table-cell office:value-type="float" office:value="-0.03096" calcext:value-type="float">
            <text:p>-3.10E-02</text:p>
          </table:table-cell>
          <table:table-cell office:value-type="float" office:value="0.02847" calcext:value-type="float">
            <text:p>2.85E-02</text:p>
          </table:table-cell>
          <table:table-cell office:value-type="float" office:value="-1.087" calcext:value-type="float">
            <text:p>-1.087</text:p>
          </table:table-cell>
          <table:table-cell office:value-type="float" office:value="0.277113" calcext:value-type="float">
            <text:p>0.277113</text:p>
          </table:table-cell>
          <table:table-cell/>
        </table:table-row>
        <table:table-row table:style-name="ro1">
          <table:table-cell office:value-type="string" calcext:value-type="string">
            <text:p>USD_MBS_GNMA</text:p>
          </table:table-cell>
          <table:table-cell office:value-type="float" office:value="-0.1641" calcext:value-type="float">
            <text:p>-1.64E-01</text:p>
          </table:table-cell>
          <table:table-cell office:value-type="float" office:value="0.03388" calcext:value-type="float">
            <text:p>3.39E-02</text:p>
          </table:table-cell>
          <table:table-cell office:value-type="float" office:value="-4.843" calcext:value-type="float">
            <text:p>-4.843</text:p>
          </table:table-cell>
          <table:table-cell table:style-name="ce1" office:value-type="float" office:value="0.00000143" calcext:value-type="float">
            <text:p>1.43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GNMA_15YR</text:p>
          </table:table-cell>
          <table:table-cell office:value-type="float" office:value="-0.1589" calcext:value-type="float">
            <text:p>-1.59E-01</text:p>
          </table:table-cell>
          <table:table-cell office:value-type="float" office:value="0.02508" calcext:value-type="float">
            <text:p>2.51E-02</text:p>
          </table:table-cell>
          <table:table-cell office:value-type="float" office:value="-6.336" calcext:value-type="float">
            <text:p>-6.336</text:p>
          </table:table-cell>
          <table:table-cell table:style-name="ce1" office:value-type="float" office:value="0.000000000323" calcext:value-type="float">
            <text:p>3.23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GNMA_30YR</text:p>
          </table:table-cell>
          <table:table-cell office:value-type="float" office:value="-0.07386" calcext:value-type="float">
            <text:p>-7.39E-02</text:p>
          </table:table-cell>
          <table:table-cell office:value-type="float" office:value="0.03233" calcext:value-type="float">
            <text:p>3.23E-02</text:p>
          </table:table-cell>
          <table:table-cell office:value-type="float" office:value="-2.285" calcext:value-type="float">
            <text:p>-2.285</text:p>
          </table:table-cell>
          <table:table-cell office:value-type="float" office:value="0.022475" calcext:value-type="float">
            <text:p>0.0224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MUNI_10Y</text:p>
          </table:table-cell>
          <table:table-cell office:value-type="float" office:value="0.2779" calcext:value-type="float">
            <text:p>2.78E-01</text:p>
          </table:table-cell>
          <table:table-cell office:value-type="float" office:value="0.02017" calcext:value-type="float">
            <text:p>2.02E-02</text:p>
          </table:table-cell>
          <table:table-cell office:value-type="float" office:value="13.777" calcext:value-type="float">
            <text:p>13.77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1Y</text:p>
          </table:table-cell>
          <table:table-cell office:value-type="float" office:value="0.3584" calcext:value-type="float">
            <text:p>3.58E-01</text:p>
          </table:table-cell>
          <table:table-cell office:value-type="float" office:value="0.0226" calcext:value-type="float">
            <text:p>2.26E-02</text:p>
          </table:table-cell>
          <table:table-cell office:value-type="float" office:value="15.855" calcext:value-type="float">
            <text:p>15.85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0Y</text:p>
          </table:table-cell>
          <table:table-cell office:value-type="float" office:value="0.2881" calcext:value-type="float">
            <text:p>2.88E-01</text:p>
          </table:table-cell>
          <table:table-cell office:value-type="float" office:value="0.01743" calcext:value-type="float">
            <text:p>1.74E-02</text:p>
          </table:table-cell>
          <table:table-cell office:value-type="float" office:value="16.534" calcext:value-type="float">
            <text:p>16.53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Y</text:p>
          </table:table-cell>
          <table:table-cell office:value-type="float" office:value="0.496" calcext:value-type="float">
            <text:p>4.96E-01</text:p>
          </table:table-cell>
          <table:table-cell office:value-type="float" office:value="0.02556" calcext:value-type="float">
            <text:p>2.56E-02</text:p>
          </table:table-cell>
          <table:table-cell office:value-type="float" office:value="19.403" calcext:value-type="float">
            <text:p>19.40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30Y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01997" calcext:value-type="float">
            <text:p>2.00E-02</text:p>
          </table:table-cell>
          <table:table-cell office:value-type="float" office:value="13.717" calcext:value-type="float">
            <text:p>13.71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5Y</text:p>
          </table:table-cell>
          <table:table-cell office:value-type="float" office:value="0.4048" calcext:value-type="float">
            <text:p>4.05E-01</text:p>
          </table:table-cell>
          <table:table-cell office:value-type="float" office:value="0.0232" calcext:value-type="float">
            <text:p>2.32E-02</text:p>
          </table:table-cell>
          <table:table-cell office:value-type="float" office:value="17.445" calcext:value-type="float">
            <text:p>17.44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6M</text:p>
          </table:table-cell>
          <table:table-cell office:value-type="float" office:value="0.2133" calcext:value-type="float">
            <text:p>2.13E-01</text:p>
          </table:table-cell>
          <table:table-cell office:value-type="float" office:value="0.02614" calcext:value-type="float">
            <text:p>2.61E-02</text:p>
          </table:table-cell>
          <table:table-cell office:value-type="float" office:value="8.16" calcext:value-type="float">
            <text:p>8.16</text:p>
          </table:table-cell>
          <table:table-cell table:style-name="ce1" office:value-type="float" office:value="7.71E-016" calcext:value-type="float">
            <text:p>7.71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DTS_SPREAD</text:p>
          </table:table-cell>
          <table:table-cell office:value-type="float" office:value="-0.004119" calcext:value-type="float">
            <text:p>-4.12E-03</text:p>
          </table:table-cell>
          <table:table-cell office:value-type="float" office:value="0.001466" calcext:value-type="float">
            <text:p>1.47E-03</text:p>
          </table:table-cell>
          <table:table-cell office:value-type="float" office:value="-2.81" calcext:value-type="float">
            <text:p>-2.81</text:p>
          </table:table-cell>
          <table:table-cell office:value-type="float" office:value="0.005023" calcext:value-type="float">
            <text:p>0.00502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10Y</text:p>
          </table:table-cell>
          <table:table-cell office:value-type="float" office:value="0.312" calcext:value-type="float">
            <text:p>3.12E-01</text:p>
          </table:table-cell>
          <table:table-cell office:value-type="float" office:value="0.05239" calcext:value-type="float">
            <text:p>5.24E-02</text:p>
          </table:table-cell>
          <table:table-cell office:value-type="float" office:value="5.955" calcext:value-type="float">
            <text:p>5.955</text:p>
          </table:table-cell>
          <table:table-cell table:style-name="ce1" office:value-type="float" office:value="0.00000000332" calcext:value-type="float">
            <text:p>3.32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1M</text:p>
          </table:table-cell>
          <table:table-cell office:value-type="float" office:value="-0.02792" calcext:value-type="float">
            <text:p>-2.79E-02</text:p>
          </table:table-cell>
          <table:table-cell office:value-type="float" office:value="0.04794" calcext:value-type="float">
            <text:p>4.79E-02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560376" calcext:value-type="float">
            <text:p>0.560376</text:p>
          </table:table-cell>
          <table:table-cell/>
        </table:table-row>
        <table:table-row table:style-name="ro1">
          <table:table-cell office:value-type="string" calcext:value-type="string">
            <text:p>USD_SWAP_SPREAD_1Y</text:p>
          </table:table-cell>
          <table:table-cell office:value-type="float" office:value="0.1531" calcext:value-type="float">
            <text:p>1.53E-01</text:p>
          </table:table-cell>
          <table:table-cell office:value-type="float" office:value="0.05025" calcext:value-type="float">
            <text:p>5.03E-02</text:p>
          </table:table-cell>
          <table:table-cell office:value-type="float" office:value="3.047" calcext:value-type="float">
            <text:p>3.047</text:p>
          </table:table-cell>
          <table:table-cell office:value-type="float" office:value="0.002354" calcext:value-type="float">
            <text:p>0.00235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20Y</text:p>
          </table:table-cell>
          <table:table-cell office:value-type="float" office:value="0.2657" calcext:value-type="float">
            <text:p>2.66E-01</text:p>
          </table:table-cell>
          <table:table-cell office:value-type="float" office:value="0.05081" calcext:value-type="float">
            <text:p>5.08E-02</text:p>
          </table:table-cell>
          <table:table-cell office:value-type="float" office:value="5.23" calcext:value-type="float">
            <text:p>5.23</text:p>
          </table:table-cell>
          <table:table-cell table:style-name="ce1" office:value-type="float" office:value="0.000000197" calcext:value-type="float">
            <text:p>1.97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2Y</text:p>
          </table:table-cell>
          <table:table-cell office:value-type="float" office:value="0.124" calcext:value-type="float">
            <text:p>1.24E-01</text:p>
          </table:table-cell>
          <table:table-cell office:value-type="float" office:value="0.05583" calcext:value-type="float">
            <text:p>5.58E-02</text:p>
          </table:table-cell>
          <table:table-cell office:value-type="float" office:value="2.221" calcext:value-type="float">
            <text:p>2.221</text:p>
          </table:table-cell>
          <table:table-cell office:value-type="float" office:value="0.026529" calcext:value-type="float">
            <text:p>0.02652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SWAP_SPREAD_30Y</text:p>
          </table:table-cell>
          <table:table-cell office:value-type="float" office:value="-0.1286" calcext:value-type="float">
            <text:p>-1.29E-01</text:p>
          </table:table-cell>
          <table:table-cell office:value-type="float" office:value="0.0485" calcext:value-type="float">
            <text:p>4.85E-02</text:p>
          </table:table-cell>
          <table:table-cell office:value-type="float" office:value="-2.651" calcext:value-type="float">
            <text:p>-2.651</text:p>
          </table:table-cell>
          <table:table-cell office:value-type="float" office:value="0.008121" calcext:value-type="float">
            <text:p>0.00812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5Y</text:p>
          </table:table-cell>
          <table:table-cell office:value-type="float" office:value="0.128" calcext:value-type="float">
            <text:p>1.28E-01</text:p>
          </table:table-cell>
          <table:table-cell office:value-type="float" office:value="0.05352" calcext:value-type="float">
            <text:p>5.35E-02</text:p>
          </table:table-cell>
          <table:table-cell office:value-type="float" office:value="2.392" calcext:value-type="float">
            <text:p>2.392</text:p>
          </table:table-cell>
          <table:table-cell office:value-type="float" office:value="0.016889" calcext:value-type="float">
            <text:p>0.01688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SWAP_SPREAD_6M</text:p>
          </table:table-cell>
          <table:table-cell office:value-type="float" office:value="0.04974" calcext:value-type="float">
            <text:p>4.97E-02</text:p>
          </table:table-cell>
          <table:table-cell office:value-type="float" office:value="0.04889" calcext:value-type="float">
            <text:p>4.89E-02</text:p>
          </table:table-cell>
          <table:table-cell office:value-type="float" office:value="1.017" calcext:value-type="float">
            <text:p>1.017</text:p>
          </table:table-cell>
          <table:table-cell office:value-type="float" office:value="0.309189" calcext:value-type="float">
            <text:p>0.309189</text:p>
          </table:table-cell>
          <table:table-cell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Y</text:p>
          </table:table-cell>
          <table:table-cell table:style-name="Default" office:value-type="string" calcext:value-type="string">
            <text:p><text:s text:c="3"/>Estimate</text:p>
          </table:table-cell>
          <table:table-cell table:style-name="Default" office:value-type="string" calcext:value-type="string">
            <text:p>Std. Error</text:p>
          </table:table-cell>
          <table:table-cell office:value-type="string" calcext:value-type="string">
            <text:p>t value</text:p>
          </table:table-cell>
          <table:table-cell office:value-type="string" calcext:value-type="string">
            <text:p>Pr(&gt;|t|)</text:p>
          </table:table-cell>
          <table:table-cell table:number-columns-repeated="2"/>
          <table:table-cell office:value-type="string" calcext:value-type="string">
            <text:p>UST</text:p>
          </table:table-cell>
          <table:table-cell table:style-name="Default" office:value-type="string" calcext:value-type="string">
            <text:p><text:s text:c="3"/>Estimate</text:p>
          </table:table-cell>
          <table:table-cell table:style-name="Default" office:value-type="string" calcext:value-type="string">
            <text:p>Std. Error</text:p>
          </table:table-cell>
          <table:table-cell office:value-type="string" calcext:value-type="string">
            <text:p>t value</text:p>
          </table:table-cell>
          <table:table-cell office:value-type="string" calcext:value-type="string">
            <text:p>Pr(&gt;|t|)</text:p>
          </table:table-cell>
          <table:table-cell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0.0003236" calcext:value-type="float">
            <text:p>3.24E-04</text:p>
          </table:table-cell>
          <table:table-cell office:value-type="float" office:value="0.00003201" calcext:value-type="float">
            <text:p>3.20E-05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(Intercept)</text:p>
          </table:table-cell>
          <table:table-cell office:value-type="float" office:value="0.00007173" calcext:value-type="float">
            <text:p>7.17E-05</text:p>
          </table:table-cell>
          <table:table-cell office:value-type="float" office:value="0.000008644" calcext:value-type="float">
            <text:p>8.64E-06</text:p>
          </table:table-cell>
          <table:table-cell office:value-type="float" office:value="8.299" calcext:value-type="float">
            <text:p>8.299</text:p>
          </table:table-cell>
          <table:table-cell table:style-name="ce1" office:value-type="float" office:value="2.56E-016" calcext:value-type="float">
            <text:p>2.56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AGNCY</text:p>
          </table:table-cell>
          <table:table-cell office:value-type="float" office:value="0.006328" calcext:value-type="float">
            <text:p>6.33E-03</text:p>
          </table:table-cell>
          <table:table-cell office:value-type="float" office:value="0.006111" calcext:value-type="float">
            <text:p>6.11E-03</text:p>
          </table:table-cell>
          <table:table-cell office:value-type="float" office:value="1.035" calcext:value-type="float">
            <text:p>1.035</text:p>
          </table:table-cell>
          <table:table-cell office:value-type="float" office:value="0.300649" calcext:value-type="float">
            <text:p>0.300649</text:p>
          </table:table-cell>
          <table:table-cell/>
          <table:table-cell table:formula="of:=[.I3]-[.B3]" office:value-type="float" office:value="-0.007376" calcext:value-type="float">
            <text:p>-0.007376</text:p>
          </table:table-cell>
          <table:table-cell office:value-type="string" calcext:value-type="string">
            <text:p>US_CDT_DTS_AGNCY</text:p>
          </table:table-cell>
          <table:table-cell office:value-type="float" office:value="-0.001048" calcext:value-type="float">
            <text:p>-1.05E-03</text:p>
          </table:table-cell>
          <table:table-cell office:value-type="float" office:value="0.00165" calcext:value-type="float">
            <text:p>1.65E-03</text:p>
          </table:table-cell>
          <table:table-cell office:value-type="float" office:value="-0.635" calcext:value-type="float">
            <text:p>-0.635</text:p>
          </table:table-cell>
          <table:table-cell office:value-type="float" office:value="0.525417" calcext:value-type="float">
            <text:p>0.525417</text:p>
          </table:table-cell>
          <table:table-cell/>
        </table:table-row>
        <table:table-row table:style-name="ro1">
          <table:table-cell office:value-type="string" calcext:value-type="string">
            <text:p>US_CDT_DTS_COND_AUTOM_IG</text:p>
          </table:table-cell>
          <table:table-cell office:value-type="float" office:value="-0.01856" calcext:value-type="float">
            <text:p>-1.86E-02</text:p>
          </table:table-cell>
          <table:table-cell office:value-type="float" office:value="0.006305" calcext:value-type="float">
            <text:p>6.31E-03</text:p>
          </table:table-cell>
          <table:table-cell office:value-type="float" office:value="-2.944" calcext:value-type="float">
            <text:p>-2.944</text:p>
          </table:table-cell>
          <table:table-cell office:value-type="float" office:value="0.003301" calcext:value-type="float">
            <text:p>0.003301</text:p>
          </table:table-cell>
          <table:table-cell office:value-type="string" calcext:value-type="string">
            <text:p>**</text:p>
          </table:table-cell>
          <table:table-cell table:formula="of:=[.I4]-[.B4]" office:value-type="float" office:value="0.013915" calcext:value-type="float">
            <text:p>0.013915</text:p>
          </table:table-cell>
          <table:table-cell office:value-type="string" calcext:value-type="string">
            <text:p>US_CDT_DTS_COND_AUTOM_IG</text:p>
          </table:table-cell>
          <table:table-cell office:value-type="float" office:value="-0.004645" calcext:value-type="float">
            <text:p>-4.65E-03</text:p>
          </table:table-cell>
          <table:table-cell office:value-type="float" office:value="0.001703" calcext:value-type="float">
            <text:p>1.70E-03</text:p>
          </table:table-cell>
          <table:table-cell office:value-type="float" office:value="-2.728" calcext:value-type="float">
            <text:p>-2.728</text:p>
          </table:table-cell>
          <table:table-cell office:value-type="float" office:value="0.006448" calcext:value-type="float">
            <text:p>0.00644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D_DURAP_IG</text:p>
          </table:table-cell>
          <table:table-cell office:value-type="float" office:value="-0.03912" calcext:value-type="float">
            <text:p>-3.91E-02</text:p>
          </table:table-cell>
          <table:table-cell office:value-type="float" office:value="0.008875" calcext:value-type="float">
            <text:p>8.88E-03</text:p>
          </table:table-cell>
          <table:table-cell office:value-type="float" office:value="-4.408" calcext:value-type="float">
            <text:p>-4.408</text:p>
          </table:table-cell>
          <table:table-cell table:style-name="ce1" office:value-type="float" office:value="0.0000113" calcext:value-type="float">
            <text:p>1.13E-05</text:p>
          </table:table-cell>
          <table:table-cell office:value-type="string" calcext:value-type="string">
            <text:p>***</text:p>
          </table:table-cell>
          <table:table-cell table:formula="of:=[.I5]-[.B5]" office:value-type="float" office:value="0.032146" calcext:value-type="float">
            <text:p>0.032146</text:p>
          </table:table-cell>
          <table:table-cell office:value-type="string" calcext:value-type="string">
            <text:p>US_CDT_DTS_COND_DURAP_IG</text:p>
          </table:table-cell>
          <table:table-cell office:value-type="float" office:value="-0.006974" calcext:value-type="float">
            <text:p>-6.97E-03</text:p>
          </table:table-cell>
          <table:table-cell office:value-type="float" office:value="0.002396" calcext:value-type="float">
            <text:p>2.40E-03</text:p>
          </table:table-cell>
          <table:table-cell office:value-type="float" office:value="-2.91" calcext:value-type="float">
            <text:p>-2.91</text:p>
          </table:table-cell>
          <table:table-cell office:value-type="float" office:value="0.003675" calcext:value-type="float">
            <text:p>0.00367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D_HY</text:p>
          </table:table-cell>
          <table:table-cell office:value-type="float" office:value="0.03546" calcext:value-type="float">
            <text:p>3.55E-02</text:p>
          </table:table-cell>
          <table:table-cell office:value-type="float" office:value="0.002434" calcext:value-type="float">
            <text:p>2.43E-03</text:p>
          </table:table-cell>
          <table:table-cell office:value-type="float" office:value="14.566" calcext:value-type="float">
            <text:p>14.56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6]-[.B6]" office:value-type="float" office:value="-0.045236" calcext:value-type="float">
            <text:p>-0.045236</text:p>
          </table:table-cell>
          <table:table-cell office:value-type="string" calcext:value-type="string">
            <text:p>US_CDT_DTS_COND_HY</text:p>
          </table:table-cell>
          <table:table-cell office:value-type="float" office:value="-0.009776" calcext:value-type="float">
            <text:p>-9.78E-03</text:p>
          </table:table-cell>
          <table:table-cell office:value-type="float" office:value="0.0006573" calcext:value-type="float">
            <text:p>6.57E-04</text:p>
          </table:table-cell>
          <table:table-cell office:value-type="float" office:value="-14.873" calcext:value-type="float">
            <text:p>-14.87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IG</text:p>
          </table:table-cell>
          <table:table-cell office:value-type="float" office:value="0.03609" calcext:value-type="float">
            <text:p>3.61E-02</text:p>
          </table:table-cell>
          <table:table-cell office:value-type="float" office:value="0.00475" calcext:value-type="float">
            <text:p>4.75E-03</text:p>
          </table:table-cell>
          <table:table-cell office:value-type="float" office:value="7.599" calcext:value-type="float">
            <text:p>7.599</text:p>
          </table:table-cell>
          <table:table-cell table:style-name="ce1" office:value-type="float" office:value="0.0000000000000564" calcext:value-type="float">
            <text:p>5.64E-14</text:p>
          </table:table-cell>
          <table:table-cell office:value-type="string" calcext:value-type="string">
            <text:p>***</text:p>
          </table:table-cell>
          <table:table-cell table:formula="of:=[.I7]-[.B7]" office:value-type="float" office:value="-0.041283" calcext:value-type="float">
            <text:p>-0.041283</text:p>
          </table:table-cell>
          <table:table-cell office:value-type="string" calcext:value-type="string">
            <text:p>US_CDT_DTS_COND_IG</text:p>
          </table:table-cell>
          <table:table-cell office:value-type="float" office:value="-0.005193" calcext:value-type="float">
            <text:p>-5.19E-03</text:p>
          </table:table-cell>
          <table:table-cell office:value-type="float" office:value="0.001283" calcext:value-type="float">
            <text:p>1.28E-03</text:p>
          </table:table-cell>
          <table:table-cell office:value-type="float" office:value="-4.049" calcext:value-type="float">
            <text:p>-4.049</text:p>
          </table:table-cell>
          <table:table-cell table:style-name="ce1" office:value-type="float" office:value="0.0000545" calcext:value-type="float">
            <text:p>5.45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MEDIA_IG</text:p>
          </table:table-cell>
          <table:table-cell office:value-type="float" office:value="0.01938" calcext:value-type="float">
            <text:p>1.94E-02</text:p>
          </table:table-cell>
          <table:table-cell office:value-type="float" office:value="0.002988" calcext:value-type="float">
            <text:p>2.99E-03</text:p>
          </table:table-cell>
          <table:table-cell office:value-type="float" office:value="6.486" calcext:value-type="float">
            <text:p>6.486</text:p>
          </table:table-cell>
          <table:table-cell table:style-name="ce1" office:value-type="float" office:value="0.000000000124" calcext:value-type="float">
            <text:p>1.24E-10</text:p>
          </table:table-cell>
          <table:table-cell office:value-type="string" calcext:value-type="string">
            <text:p>***</text:p>
          </table:table-cell>
          <table:table-cell table:formula="of:=[.I8]-[.B8]" office:value-type="float" office:value="-0.025426" calcext:value-type="float">
            <text:p>-0.025426</text:p>
          </table:table-cell>
          <table:table-cell office:value-type="string" calcext:value-type="string">
            <text:p>US_CDT_DTS_COND_MEDIA_IG</text:p>
          </table:table-cell>
          <table:table-cell office:value-type="float" office:value="-0.006046" calcext:value-type="float">
            <text:p>-6.05E-03</text:p>
          </table:table-cell>
          <table:table-cell office:value-type="float" office:value="0.0008068" calcext:value-type="float">
            <text:p>8.07E-04</text:p>
          </table:table-cell>
          <table:table-cell office:value-type="float" office:value="-7.494" calcext:value-type="float">
            <text:p>-7.494</text:p>
          </table:table-cell>
          <table:table-cell table:style-name="ce1" office:value-type="float" office:value="0.000000000000122" calcext:value-type="float">
            <text:p>1.22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RET_IG</text:p>
          </table:table-cell>
          <table:table-cell office:value-type="float" office:value="0.01313" calcext:value-type="float">
            <text:p>1.31E-02</text:p>
          </table:table-cell>
          <table:table-cell office:value-type="float" office:value="0.002725" calcext:value-type="float">
            <text:p>2.73E-03</text:p>
          </table:table-cell>
          <table:table-cell office:value-type="float" office:value="4.819" calcext:value-type="float">
            <text:p>4.819</text:p>
          </table:table-cell>
          <table:table-cell table:style-name="ce1" office:value-type="float" office:value="0.00000161" calcext:value-type="float">
            <text:p>1.61E-06</text:p>
          </table:table-cell>
          <table:table-cell office:value-type="string" calcext:value-type="string">
            <text:p>***</text:p>
          </table:table-cell>
          <table:table-cell table:formula="of:=[.I9]-[.B9]" office:value-type="float" office:value="-0.015888" calcext:value-type="float">
            <text:p>-0.015888</text:p>
          </table:table-cell>
          <table:table-cell office:value-type="string" calcext:value-type="string">
            <text:p>US_CDT_DTS_COND_RET_IG</text:p>
          </table:table-cell>
          <table:table-cell office:value-type="float" office:value="-0.002758" calcext:value-type="float">
            <text:p>-2.76E-03</text:p>
          </table:table-cell>
          <table:table-cell office:value-type="float" office:value="0.0007358" calcext:value-type="float">
            <text:p>7.36E-04</text:p>
          </table:table-cell>
          <table:table-cell office:value-type="float" office:value="-3.748" calcext:value-type="float">
            <text:p>-3.748</text:p>
          </table:table-cell>
          <table:table-cell office:value-type="float" office:value="0.000186" calcext:value-type="float">
            <text:p>0.00018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COND_SERV_IG</text:p>
          </table:table-cell>
          <table:table-cell office:value-type="float" office:value="0.01571" calcext:value-type="float">
            <text:p>1.57E-02</text:p>
          </table:table-cell>
          <table:table-cell office:value-type="float" office:value="0.003537" calcext:value-type="float">
            <text:p>3.54E-03</text:p>
          </table:table-cell>
          <table:table-cell office:value-type="float" office:value="4.441" calcext:value-type="float">
            <text:p>4.441</text:p>
          </table:table-cell>
          <table:table-cell table:style-name="ce1" office:value-type="float" office:value="0.0000097" calcext:value-type="float">
            <text:p>9.70E-06</text:p>
          </table:table-cell>
          <table:table-cell office:value-type="string" calcext:value-type="string">
            <text:p>***</text:p>
          </table:table-cell>
          <table:table-cell table:formula="of:=[.I10]-[.B10]" office:value-type="float" office:value="-0.0162194" calcext:value-type="float">
            <text:p>-0.0162194</text:p>
          </table:table-cell>
          <table:table-cell office:value-type="string" calcext:value-type="string">
            <text:p>US_CDT_DTS_COND_SERV_IG</text:p>
          </table:table-cell>
          <table:table-cell office:value-type="float" office:value="-0.0005094" calcext:value-type="float">
            <text:p>-5.09E-04</text:p>
          </table:table-cell>
          <table:table-cell office:value-type="float" office:value="0.0009551" calcext:value-type="float">
            <text:p>9.55E-04</text:p>
          </table:table-cell>
          <table:table-cell office:value-type="float" office:value="-0.533" calcext:value-type="float">
            <text:p>-0.533</text:p>
          </table:table-cell>
          <table:table-cell office:value-type="float" office:value="0.593895" calcext:value-type="float">
            <text:p>0.593895</text:p>
          </table:table-cell>
          <table:table-cell/>
        </table:table-row>
        <table:table-row table:style-name="ro1">
          <table:table-cell office:value-type="string" calcext:value-type="string">
            <text:p>US_CDT_DTS_CONS_FOOD_IG</text:p>
          </table:table-cell>
          <table:table-cell office:value-type="float" office:value="0.02505" calcext:value-type="float">
            <text:p>2.51E-02</text:p>
          </table:table-cell>
          <table:table-cell office:value-type="float" office:value="0.002633" calcext:value-type="float">
            <text:p>2.63E-03</text:p>
          </table:table-cell>
          <table:table-cell office:value-type="float" office:value="9.515" calcext:value-type="float">
            <text:p>9.51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11]-[.B11]" office:value-type="float" office:value="-0.0241379" calcext:value-type="float">
            <text:p>-0.0241379</text:p>
          </table:table-cell>
          <table:table-cell office:value-type="string" calcext:value-type="string">
            <text:p>US_CDT_DTS_CONS_FOOD_IG</text:p>
          </table:table-cell>
          <table:table-cell office:value-type="float" office:value="0.0009121" calcext:value-type="float">
            <text:p>9.12E-04</text:p>
          </table:table-cell>
          <table:table-cell office:value-type="float" office:value="0.0007109" calcext:value-type="float">
            <text:p>7.11E-04</text:p>
          </table:table-cell>
          <table:table-cell office:value-type="float" office:value="1.283" calcext:value-type="float">
            <text:p>1.283</text:p>
          </table:table-cell>
          <table:table-cell office:value-type="float" office:value="0.199672" calcext:value-type="float">
            <text:p>0.199672</text:p>
          </table:table-cell>
          <table:table-cell/>
        </table:table-row>
        <table:table-row table:style-name="ro1">
          <table:table-cell office:value-type="string" calcext:value-type="string">
            <text:p>US_CDT_DTS_CONS_HY</text:p>
          </table:table-cell>
          <table:table-cell office:value-type="float" office:value="0.04131" calcext:value-type="float">
            <text:p>4.13E-02</text:p>
          </table:table-cell>
          <table:table-cell office:value-type="float" office:value="0.004647" calcext:value-type="float">
            <text:p>4.65E-03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12]-[.B12]" office:value-type="float" office:value="-0.044632" calcext:value-type="float">
            <text:p>-0.044632</text:p>
          </table:table-cell>
          <table:table-cell office:value-type="string" calcext:value-type="string">
            <text:p>US_CDT_DTS_CONS_HY</text:p>
          </table:table-cell>
          <table:table-cell office:value-type="float" office:value="-0.003322" calcext:value-type="float">
            <text:p>-3.32E-03</text:p>
          </table:table-cell>
          <table:table-cell office:value-type="float" office:value="0.001255" calcext:value-type="float">
            <text:p>1.26E-03</text:p>
          </table:table-cell>
          <table:table-cell office:value-type="float" office:value="-2.647" calcext:value-type="float">
            <text:p>-2.647</text:p>
          </table:table-cell>
          <table:table-cell office:value-type="float" office:value="0.008215" calcext:value-type="float">
            <text:p>0.00821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CONS_IG</text:p>
          </table:table-cell>
          <table:table-cell office:value-type="float" office:value="0.03976" calcext:value-type="float">
            <text:p>3.98E-02</text:p>
          </table:table-cell>
          <table:table-cell office:value-type="float" office:value="0.004935" calcext:value-type="float">
            <text:p>4.94E-03</text:p>
          </table:table-cell>
          <table:table-cell office:value-type="float" office:value="8.057" calcext:value-type="float">
            <text:p>8.057</text:p>
          </table:table-cell>
          <table:table-cell table:style-name="ce1" office:value-type="float" office:value="1.73E-015" calcext:value-type="float">
            <text:p>1.73E-15</text:p>
          </table:table-cell>
          <table:table-cell office:value-type="string" calcext:value-type="string">
            <text:p>***</text:p>
          </table:table-cell>
          <table:table-cell table:formula="of:=[.I13]-[.B13]" office:value-type="float" office:value="-0.038507" calcext:value-type="float">
            <text:p>-0.038507</text:p>
          </table:table-cell>
          <table:table-cell office:value-type="string" calcext:value-type="string">
            <text:p>US_CDT_DTS_CONS_IG</text:p>
          </table:table-cell>
          <table:table-cell office:value-type="float" office:value="0.001253" calcext:value-type="float">
            <text:p>1.25E-03</text:p>
          </table:table-cell>
          <table:table-cell office:value-type="float" office:value="0.001333" calcext:value-type="float">
            <text:p>1.33E-03</text:p>
          </table:table-cell>
          <table:table-cell office:value-type="float" office:value="0.94" calcext:value-type="float">
            <text:p>0.94</text:p>
          </table:table-cell>
          <table:table-cell office:value-type="float" office:value="0.347168" calcext:value-type="float">
            <text:p>0.347168</text:p>
          </table:table-cell>
          <table:table-cell/>
        </table:table-row>
        <table:table-row table:style-name="ro1">
          <table:table-cell office:value-type="string" calcext:value-type="string">
            <text:p>US_CDT_DTS_CONS_PROD_IG</text:p>
          </table:table-cell>
          <table:table-cell office:value-type="float" office:value="-0.0007518" calcext:value-type="float">
            <text:p>-7.52E-04</text:p>
          </table:table-cell>
          <table:table-cell office:value-type="float" office:value="0.003106" calcext:value-type="float">
            <text:p>3.11E-03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808778" calcext:value-type="float">
            <text:p>0.808778</text:p>
          </table:table-cell>
          <table:table-cell/>
          <table:table-cell table:formula="of:=[.I14]-[.B14]" office:value-type="float" office:value="0.0025918" calcext:value-type="float">
            <text:p>0.0025918</text:p>
          </table:table-cell>
          <table:table-cell office:value-type="string" calcext:value-type="string">
            <text:p>US_CDT_DTS_CONS_PROD_IG</text:p>
          </table:table-cell>
          <table:table-cell office:value-type="float" office:value="0.00184" calcext:value-type="float">
            <text:p>1.84E-03</text:p>
          </table:table-cell>
          <table:table-cell office:value-type="float" office:value="0.0008387" calcext:value-type="float">
            <text:p>8.39E-04</text:p>
          </table:table-cell>
          <table:table-cell office:value-type="float" office:value="2.193" calcext:value-type="float">
            <text:p>2.193</text:p>
          </table:table-cell>
          <table:table-cell office:value-type="float" office:value="0.028455" calcext:value-type="float">
            <text:p>0.02845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CONS_RET_IG</text:p>
          </table:table-cell>
          <table:table-cell office:value-type="float" office:value="0.02792" calcext:value-type="float">
            <text:p>2.79E-02</text:p>
          </table:table-cell>
          <table:table-cell office:value-type="float" office:value="0.002719" calcext:value-type="float">
            <text:p>2.72E-03</text:p>
          </table:table-cell>
          <table:table-cell office:value-type="float" office:value="10.266" calcext:value-type="float">
            <text:p>10.26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15]-[.B15]" office:value-type="float" office:value="-0.0286023" calcext:value-type="float">
            <text:p>-0.0286023</text:p>
          </table:table-cell>
          <table:table-cell office:value-type="string" calcext:value-type="string">
            <text:p>US_CDT_DTS_CONS_RET_IG</text:p>
          </table:table-cell>
          <table:table-cell office:value-type="float" office:value="-0.0006823" calcext:value-type="float">
            <text:p>-6.82E-04</text:p>
          </table:table-cell>
          <table:table-cell office:value-type="float" office:value="0.0007343" calcext:value-type="float">
            <text:p>7.34E-04</text:p>
          </table:table-cell>
          <table:table-cell office:value-type="float" office:value="-0.929" calcext:value-type="float">
            <text:p>-0.929</text:p>
          </table:table-cell>
          <table:table-cell office:value-type="float" office:value="0.353008" calcext:value-type="float">
            <text:p>0.353008</text:p>
          </table:table-cell>
          <table:table-cell/>
        </table:table-row>
        <table:table-row table:style-name="ro1">
          <table:table-cell office:value-type="string" calcext:value-type="string">
            <text:p>US_CDT_DTS_CORP_HY</text:p>
          </table:table-cell>
          <table:table-cell office:value-type="float" office:value="0.09627" calcext:value-type="float">
            <text:p>9.63E-02</text:p>
          </table:table-cell>
          <table:table-cell office:value-type="float" office:value="0.01411" calcext:value-type="float">
            <text:p>1.41E-02</text:p>
          </table:table-cell>
          <table:table-cell office:value-type="float" office:value="6.823" calcext:value-type="float">
            <text:p>6.823</text:p>
          </table:table-cell>
          <table:table-cell table:style-name="ce1" office:value-type="float" office:value="0.0000000000135" calcext:value-type="float">
            <text:p>1.35E-11</text:p>
          </table:table-cell>
          <table:table-cell office:value-type="string" calcext:value-type="string">
            <text:p>***</text:p>
          </table:table-cell>
          <table:table-cell table:formula="of:=[.I16]-[.B16]" office:value-type="float" office:value="-0.099257" calcext:value-type="float">
            <text:p>-0.099257</text:p>
          </table:table-cell>
          <table:table-cell office:value-type="string" calcext:value-type="string">
            <text:p>US_CDT_DTS_CORP_HY</text:p>
          </table:table-cell>
          <table:table-cell office:value-type="float" office:value="-0.002987" calcext:value-type="float">
            <text:p>-2.99E-03</text:p>
          </table:table-cell>
          <table:table-cell office:value-type="float" office:value="0.00381" calcext:value-type="float">
            <text:p>3.81E-03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433109" calcext:value-type="float">
            <text:p>0.433109</text:p>
          </table:table-cell>
          <table:table-cell/>
        </table:table-row>
        <table:table-row table:style-name="ro1">
          <table:table-cell office:value-type="string" calcext:value-type="string">
            <text:p>US_CDT_DTS_CORP_IG</text:p>
          </table:table-cell>
          <table:table-cell office:value-type="float" office:value="0.09916" calcext:value-type="float">
            <text:p>9.92E-02</text:p>
          </table:table-cell>
          <table:table-cell office:value-type="float" office:value="0.03189" calcext:value-type="float">
            <text:p>3.19E-02</text:p>
          </table:table-cell>
          <table:table-cell office:value-type="float" office:value="3.11" calcext:value-type="float">
            <text:p>3.11</text:p>
          </table:table-cell>
          <table:table-cell office:value-type="float" office:value="0.001912" calcext:value-type="float">
            <text:p>0.001912</text:p>
          </table:table-cell>
          <table:table-cell office:value-type="string" calcext:value-type="string">
            <text:p>**</text:p>
          </table:table-cell>
          <table:table-cell table:formula="of:=[.I17]-[.B17]" office:value-type="float" office:value="-0.07217" calcext:value-type="float">
            <text:p>-0.07217</text:p>
          </table:table-cell>
          <table:table-cell office:value-type="string" calcext:value-type="string">
            <text:p>US_CDT_DTS_CORP_IG</text:p>
          </table:table-cell>
          <table:table-cell office:value-type="float" office:value="0.02699" calcext:value-type="float">
            <text:p>2.70E-02</text:p>
          </table:table-cell>
          <table:table-cell office:value-type="float" office:value="0.00861" calcext:value-type="float">
            <text:p>8.61E-03</text:p>
          </table:table-cell>
          <table:table-cell office:value-type="float" office:value="3.135" calcext:value-type="float">
            <text:p>3.135</text:p>
          </table:table-cell>
          <table:table-cell office:value-type="float" office:value="0.001759" calcext:value-type="float">
            <text:p>0.00175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ENGY_EQSV_IG</text:p>
          </table:table-cell>
          <table:table-cell office:value-type="float" office:value="-0.003514" calcext:value-type="float">
            <text:p>-3.51E-03</text:p>
          </table:table-cell>
          <table:table-cell office:value-type="float" office:value="0.00619" calcext:value-type="float">
            <text:p>6.19E-03</text:p>
          </table:table-cell>
          <table:table-cell office:value-type="float" office:value="-0.568" calcext:value-type="float">
            <text:p>-0.568</text:p>
          </table:table-cell>
          <table:table-cell office:value-type="float" office:value="0.570334" calcext:value-type="float">
            <text:p>0.570334</text:p>
          </table:table-cell>
          <table:table-cell/>
          <table:table-cell table:formula="of:=[.I18]-[.B18]" office:value-type="float" office:value="-0.003958" calcext:value-type="float">
            <text:p>-0.003958</text:p>
          </table:table-cell>
          <table:table-cell office:value-type="string" calcext:value-type="string">
            <text:p>US_CDT_DTS_ENGY_EQSV_IG</text:p>
          </table:table-cell>
          <table:table-cell office:value-type="float" office:value="-0.007472" calcext:value-type="float">
            <text:p>-7.47E-03</text:p>
          </table:table-cell>
          <table:table-cell office:value-type="float" office:value="0.001672" calcext:value-type="float">
            <text:p>1.67E-03</text:p>
          </table:table-cell>
          <table:table-cell office:value-type="float" office:value="-4.47" calcext:value-type="float">
            <text:p>-4.47</text:p>
          </table:table-cell>
          <table:table-cell table:style-name="ce1" office:value-type="float" office:value="0.00000849" calcext:value-type="float">
            <text:p>8.49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HY</text:p>
          </table:table-cell>
          <table:table-cell office:value-type="float" office:value="0.007089" calcext:value-type="float">
            <text:p>7.09E-03</text:p>
          </table:table-cell>
          <table:table-cell office:value-type="float" office:value="0.006723" calcext:value-type="float">
            <text:p>6.72E-03</text:p>
          </table:table-cell>
          <table:table-cell office:value-type="float" office:value="1.054" calcext:value-type="float">
            <text:p>1.054</text:p>
          </table:table-cell>
          <table:table-cell office:value-type="float" office:value="0.291853" calcext:value-type="float">
            <text:p>0.291853</text:p>
          </table:table-cell>
          <table:table-cell/>
          <table:table-cell table:formula="of:=[.I19]-[.B19]" office:value-type="float" office:value="-0.017349" calcext:value-type="float">
            <text:p>-0.017349</text:p>
          </table:table-cell>
          <table:table-cell office:value-type="string" calcext:value-type="string">
            <text:p>US_CDT_DTS_ENGY_HY</text:p>
          </table:table-cell>
          <table:table-cell office:value-type="float" office:value="-0.01026" calcext:value-type="float">
            <text:p>-1.03E-02</text:p>
          </table:table-cell>
          <table:table-cell office:value-type="float" office:value="0.001815" calcext:value-type="float">
            <text:p>1.82E-03</text:p>
          </table:table-cell>
          <table:table-cell office:value-type="float" office:value="-5.652" calcext:value-type="float">
            <text:p>-5.652</text:p>
          </table:table-cell>
          <table:table-cell table:style-name="ce1" office:value-type="float" office:value="0.0000000194" calcext:value-type="float">
            <text:p>1.94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IG</text:p>
          </table:table-cell>
          <table:table-cell office:value-type="float" office:value="-0.002103" calcext:value-type="float">
            <text:p>-2.10E-03</text:p>
          </table:table-cell>
          <table:table-cell office:value-type="float" office:value="0.006416" calcext:value-type="float">
            <text:p>6.42E-03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743115" calcext:value-type="float">
            <text:p>0.743115</text:p>
          </table:table-cell>
          <table:table-cell/>
          <table:table-cell table:formula="of:=[.I20]-[.B20]" office:value-type="float" office:value="-0.00544" calcext:value-type="float">
            <text:p>-0.00544</text:p>
          </table:table-cell>
          <table:table-cell office:value-type="string" calcext:value-type="string">
            <text:p>US_CDT_DTS_ENGY_IG</text:p>
          </table:table-cell>
          <table:table-cell office:value-type="float" office:value="-0.007543" calcext:value-type="float">
            <text:p>-7.54E-03</text:p>
          </table:table-cell>
          <table:table-cell office:value-type="float" office:value="0.001733" calcext:value-type="float">
            <text:p>1.73E-03</text:p>
          </table:table-cell>
          <table:table-cell office:value-type="float" office:value="-4.354" calcext:value-type="float">
            <text:p>-4.354</text:p>
          </table:table-cell>
          <table:table-cell table:style-name="ce1" office:value-type="float" office:value="0.0000144" calcext:value-type="float">
            <text:p>1.44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ENGY_OILGS_IG</text:p>
          </table:table-cell>
          <table:table-cell office:value-type="float" office:value="0.002086" calcext:value-type="float">
            <text:p>2.09E-03</text:p>
          </table:table-cell>
          <table:table-cell office:value-type="float" office:value="0.005054" calcext:value-type="float">
            <text:p>5.05E-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67981" calcext:value-type="float">
            <text:p>0.67981</text:p>
          </table:table-cell>
          <table:table-cell/>
          <table:table-cell table:formula="of:=[.I21]-[.B21]" office:value-type="float" office:value="-0.006483" calcext:value-type="float">
            <text:p>-0.006483</text:p>
          </table:table-cell>
          <table:table-cell office:value-type="string" calcext:value-type="string">
            <text:p>US_CDT_DTS_ENGY_OILGS_IG</text:p>
          </table:table-cell>
          <table:table-cell office:value-type="float" office:value="-0.004397" calcext:value-type="float">
            <text:p>-4.40E-03</text:p>
          </table:table-cell>
          <table:table-cell office:value-type="float" office:value="0.001365" calcext:value-type="float">
            <text:p>1.37E-03</text:p>
          </table:table-cell>
          <table:table-cell office:value-type="float" office:value="-3.222" calcext:value-type="float">
            <text:p>-3.222</text:p>
          </table:table-cell>
          <table:table-cell office:value-type="float" office:value="0.001303" calcext:value-type="float">
            <text:p>0.00130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BANK_HY</text:p>
          </table:table-cell>
          <table:table-cell office:value-type="float" office:value="0.008564" calcext:value-type="float">
            <text:p>8.56E-03</text:p>
          </table:table-cell>
          <table:table-cell office:value-type="float" office:value="0.003406" calcext:value-type="float">
            <text:p>3.41E-03</text:p>
          </table:table-cell>
          <table:table-cell office:value-type="float" office:value="2.514" calcext:value-type="float">
            <text:p>2.514</text:p>
          </table:table-cell>
          <table:table-cell office:value-type="float" office:value="0.012045" calcext:value-type="float">
            <text:p>0.012045</text:p>
          </table:table-cell>
          <table:table-cell office:value-type="string" calcext:value-type="string">
            <text:p>*</text:p>
          </table:table-cell>
          <table:table-cell table:formula="of:=[.I22]-[.B22]" office:value-type="float" office:value="-0.011042" calcext:value-type="float">
            <text:p>-0.011042</text:p>
          </table:table-cell>
          <table:table-cell office:value-type="string" calcext:value-type="string">
            <text:p>US_CDT_DTS_FIN_BANK_HY</text:p>
          </table:table-cell>
          <table:table-cell office:value-type="float" office:value="-0.002478" calcext:value-type="float">
            <text:p>-2.48E-03</text:p>
          </table:table-cell>
          <table:table-cell office:value-type="float" office:value="0.0009198" calcext:value-type="float">
            <text:p>9.20E-04</text:p>
          </table:table-cell>
          <table:table-cell office:value-type="float" office:value="-2.694" calcext:value-type="float">
            <text:p>-2.694</text:p>
          </table:table-cell>
          <table:table-cell office:value-type="float" office:value="0.007156" calcext:value-type="float">
            <text:p>0.007156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BANK_IG</text:p>
          </table:table-cell>
          <table:table-cell office:value-type="float" office:value="-0.004595" calcext:value-type="float">
            <text:p>-4.60E-03</text:p>
          </table:table-cell>
          <table:table-cell office:value-type="float" office:value="0.0106" calcext:value-type="float">
            <text:p>1.06E-02</text:p>
          </table:table-cell>
          <table:table-cell office:value-type="float" office:value="-0.433" calcext:value-type="float">
            <text:p>-0.433</text:p>
          </table:table-cell>
          <table:table-cell office:value-type="float" office:value="0.664843" calcext:value-type="float">
            <text:p>0.664843</text:p>
          </table:table-cell>
          <table:table-cell/>
          <table:table-cell table:formula="of:=[.I23]-[.B23]" office:value-type="float" office:value="-0.005565" calcext:value-type="float">
            <text:p>-0.005565</text:p>
          </table:table-cell>
          <table:table-cell office:value-type="string" calcext:value-type="string">
            <text:p>US_CDT_DTS_FIN_BANK_IG</text:p>
          </table:table-cell>
          <table:table-cell office:value-type="float" office:value="-0.01016" calcext:value-type="float">
            <text:p>-1.02E-02</text:p>
          </table:table-cell>
          <table:table-cell office:value-type="float" office:value="0.002864" calcext:value-type="float">
            <text:p>2.86E-03</text:p>
          </table:table-cell>
          <table:table-cell office:value-type="float" office:value="-3.549" calcext:value-type="float">
            <text:p>-3.549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CAPMK_IG</text:p>
          </table:table-cell>
          <table:table-cell office:value-type="float" office:value="-0.0002207" calcext:value-type="float">
            <text:p>-2.21E-04</text:p>
          </table:table-cell>
          <table:table-cell office:value-type="float" office:value="0.009326" calcext:value-type="float">
            <text:p>9.33E-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81127" calcext:value-type="float">
            <text:p>0.981127</text:p>
          </table:table-cell>
          <table:table-cell/>
          <table:table-cell table:formula="of:=[.I24]-[.B24]" office:value-type="float" office:value="-0.0079023" calcext:value-type="float">
            <text:p>-0.0079023</text:p>
          </table:table-cell>
          <table:table-cell office:value-type="string" calcext:value-type="string">
            <text:p>US_CDT_DTS_FIN_CAPMK_IG</text:p>
          </table:table-cell>
          <table:table-cell office:value-type="float" office:value="-0.008123" calcext:value-type="float">
            <text:p>-8.12E-03</text:p>
          </table:table-cell>
          <table:table-cell office:value-type="float" office:value="0.002518" calcext:value-type="float">
            <text:p>2.52E-03</text:p>
          </table:table-cell>
          <table:table-cell office:value-type="float" office:value="-3.225" calcext:value-type="float">
            <text:p>-3.225</text:p>
          </table:table-cell>
          <table:table-cell office:value-type="float" office:value="0.001289" calcext:value-type="float">
            <text:p>0.00128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FIN_DVRSF_IG</text:p>
          </table:table-cell>
          <table:table-cell office:value-type="float" office:value="0.01538" calcext:value-type="float">
            <text:p>1.54E-02</text:p>
          </table:table-cell>
          <table:table-cell office:value-type="float" office:value="0.00213" calcext:value-type="float">
            <text:p>2.13E-03</text:p>
          </table:table-cell>
          <table:table-cell office:value-type="float" office:value="7.22" calcext:value-type="float">
            <text:p>7.22</text:p>
          </table:table-cell>
          <table:table-cell table:style-name="ce1" office:value-type="float" office:value="0.000000000000876" calcext:value-type="float">
            <text:p>8.76E-13</text:p>
          </table:table-cell>
          <table:table-cell office:value-type="string" calcext:value-type="string">
            <text:p>***</text:p>
          </table:table-cell>
          <table:table-cell table:formula="of:=[.I25]-[.B25]" office:value-type="float" office:value="-0.018758" calcext:value-type="float">
            <text:p>-0.018758</text:p>
          </table:table-cell>
          <table:table-cell office:value-type="string" calcext:value-type="string">
            <text:p>US_CDT_DTS_FIN_DVRSF_IG</text:p>
          </table:table-cell>
          <table:table-cell office:value-type="float" office:value="-0.003378" calcext:value-type="float">
            <text:p>-3.38E-03</text:p>
          </table:table-cell>
          <table:table-cell office:value-type="float" office:value="0.0005752" calcext:value-type="float">
            <text:p>5.75E-04</text:p>
          </table:table-cell>
          <table:table-cell office:value-type="float" office:value="-5.872" calcext:value-type="float">
            <text:p>-5.872</text:p>
          </table:table-cell>
          <table:table-cell table:style-name="ce1" office:value-type="float" office:value="0.00000000544" calcext:value-type="float">
            <text:p>5.44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HY</text:p>
          </table:table-cell>
          <table:table-cell office:value-type="float" office:value="0.002559" calcext:value-type="float">
            <text:p>2.56E-03</text:p>
          </table:table-cell>
          <table:table-cell office:value-type="float" office:value="0.004496" calcext:value-type="float">
            <text:p>4.50E-0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9397" calcext:value-type="float">
            <text:p>0.569397</text:p>
          </table:table-cell>
          <table:table-cell/>
          <table:table-cell table:formula="of:=[.I26]-[.B26]" office:value-type="float" office:value="-0.014569" calcext:value-type="float">
            <text:p>-0.014569</text:p>
          </table:table-cell>
          <table:table-cell office:value-type="string" calcext:value-type="string">
            <text:p>US_CDT_DTS_FIN_HY</text:p>
          </table:table-cell>
          <table:table-cell office:value-type="float" office:value="-0.01201" calcext:value-type="float">
            <text:p>-1.20E-02</text:p>
          </table:table-cell>
          <table:table-cell office:value-type="float" office:value="0.001214" calcext:value-type="float">
            <text:p>1.21E-03</text:p>
          </table:table-cell>
          <table:table-cell office:value-type="float" office:value="-9.896" calcext:value-type="float">
            <text:p>-9.89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IG</text:p>
          </table:table-cell>
          <table:table-cell office:value-type="float" office:value="-0.000364" calcext:value-type="float">
            <text:p>-3.64E-04</text:p>
          </table:table-cell>
          <table:table-cell office:value-type="float" office:value="0.00996" calcext:value-type="float">
            <text:p>9.96E-03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970854" calcext:value-type="float">
            <text:p>0.970854</text:p>
          </table:table-cell>
          <table:table-cell/>
          <table:table-cell table:formula="of:=[.I27]-[.B27]" office:value-type="float" office:value="-0.008809" calcext:value-type="float">
            <text:p>-0.008809</text:p>
          </table:table-cell>
          <table:table-cell office:value-type="string" calcext:value-type="string">
            <text:p>US_CDT_DTS_FIN_IG</text:p>
          </table:table-cell>
          <table:table-cell office:value-type="float" office:value="-0.009173" calcext:value-type="float">
            <text:p>-9.17E-03</text:p>
          </table:table-cell>
          <table:table-cell office:value-type="float" office:value="0.002689" calcext:value-type="float">
            <text:p>2.69E-03</text:p>
          </table:table-cell>
          <table:table-cell office:value-type="float" office:value="-3.411" calcext:value-type="float">
            <text:p>-3.411</text:p>
          </table:table-cell>
          <table:table-cell office:value-type="float" office:value="0.000668" calcext:value-type="float">
            <text:p>0.00066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FIN_INSR_IG</text:p>
          </table:table-cell>
          <table:table-cell office:value-type="float" office:value="-0.00803" calcext:value-type="float">
            <text:p>-8.03E-03</text:p>
          </table:table-cell>
          <table:table-cell office:value-type="float" office:value="0.004157" calcext:value-type="float">
            <text:p>4.16E-03</text:p>
          </table:table-cell>
          <table:table-cell office:value-type="float" office:value="-1.932" calcext:value-type="float">
            <text:p>-1.932</text:p>
          </table:table-cell>
          <table:table-cell office:value-type="float" office:value="0.053575" calcext:value-type="float">
            <text:p>0.053575</text:p>
          </table:table-cell>
          <table:table-cell office:value-type="string" calcext:value-type="string">
            <text:p>.</text:p>
          </table:table-cell>
          <table:table-cell table:formula="of:=[.I28]-[.B28]" office:value-type="float" office:value="0.009968" calcext:value-type="float">
            <text:p>0.009968</text:p>
          </table:table-cell>
          <table:table-cell office:value-type="string" calcext:value-type="string">
            <text:p>US_CDT_DTS_FIN_INSR_IG</text:p>
          </table:table-cell>
          <table:table-cell office:value-type="float" office:value="0.001938" calcext:value-type="float">
            <text:p>1.94E-03</text:p>
          </table:table-cell>
          <table:table-cell office:value-type="float" office:value="0.001122" calcext:value-type="float">
            <text:p>1.12E-03</text:p>
          </table:table-cell>
          <table:table-cell office:value-type="float" office:value="1.727" calcext:value-type="float">
            <text:p>1.727</text:p>
          </table:table-cell>
          <table:table-cell office:value-type="float" office:value="0.084399" calcext:value-type="float">
            <text:p>0.084399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_CDT_DTS_FIN_REAL_IG</text:p>
          </table:table-cell>
          <table:table-cell office:value-type="float" office:value="-0.008139" calcext:value-type="float">
            <text:p>-8.14E-03</text:p>
          </table:table-cell>
          <table:table-cell office:value-type="float" office:value="0.004118" calcext:value-type="float">
            <text:p>4.12E-03</text:p>
          </table:table-cell>
          <table:table-cell office:value-type="float" office:value="-1.976" calcext:value-type="float">
            <text:p>-1.976</text:p>
          </table:table-cell>
          <table:table-cell office:value-type="float" office:value="0.048306" calcext:value-type="float">
            <text:p>0.048306</text:p>
          </table:table-cell>
          <table:table-cell office:value-type="string" calcext:value-type="string">
            <text:p>*</text:p>
          </table:table-cell>
          <table:table-cell table:formula="of:=[.I29]-[.B29]" office:value-type="float" office:value="0.0087687" calcext:value-type="float">
            <text:p>0.0087687</text:p>
          </table:table-cell>
          <table:table-cell office:value-type="string" calcext:value-type="string">
            <text:p>US_CDT_DTS_FIN_REAL_IG</text:p>
          </table:table-cell>
          <table:table-cell office:value-type="float" office:value="0.0006297" calcext:value-type="float">
            <text:p>6.30E-04</text:p>
          </table:table-cell>
          <table:table-cell office:value-type="float" office:value="0.001112" calcext:value-type="float">
            <text:p>1.11E-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1247" calcext:value-type="float">
            <text:p>0.571247</text:p>
          </table:table-cell>
          <table:table-cell/>
        </table:table-row>
        <table:table-row table:style-name="ro1">
          <table:table-cell office:value-type="string" calcext:value-type="string">
            <text:p>US_CDT_DTS_HLTH_EQSV_IG</text:p>
          </table:table-cell>
          <table:table-cell office:value-type="float" office:value="0.01453" calcext:value-type="float">
            <text:p>1.45E-02</text:p>
          </table:table-cell>
          <table:table-cell office:value-type="float" office:value="0.003571" calcext:value-type="float">
            <text:p>3.57E-03</text:p>
          </table:table-cell>
          <table:table-cell office:value-type="float" office:value="4.069" calcext:value-type="float">
            <text:p>4.069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***</text:p>
          </table:table-cell>
          <table:table-cell table:formula="of:=[.I30]-[.B30]" office:value-type="float" office:value="-0.0152657" calcext:value-type="float">
            <text:p>-0.0152657</text:p>
          </table:table-cell>
          <table:table-cell office:value-type="string" calcext:value-type="string">
            <text:p>US_CDT_DTS_HLTH_EQSV_IG</text:p>
          </table:table-cell>
          <table:table-cell office:value-type="float" office:value="-0.0007357" calcext:value-type="float">
            <text:p>-7.36E-04</text:p>
          </table:table-cell>
          <table:table-cell office:value-type="float" office:value="0.0009643" calcext:value-type="float">
            <text:p>9.64E-04</text:p>
          </table:table-cell>
          <table:table-cell office:value-type="float" office:value="-0.763" calcext:value-type="float">
            <text:p>-0.763</text:p>
          </table:table-cell>
          <table:table-cell office:value-type="float" office:value="0.445617" calcext:value-type="float">
            <text:p>0.445617</text:p>
          </table:table-cell>
          <table:table-cell/>
        </table:table-row>
        <table:table-row table:style-name="ro1">
          <table:table-cell office:value-type="string" calcext:value-type="string">
            <text:p>US_CDT_DTS_HLTH_HY</text:p>
          </table:table-cell>
          <table:table-cell office:value-type="float" office:value="0.03726" calcext:value-type="float">
            <text:p>3.73E-02</text:p>
          </table:table-cell>
          <table:table-cell office:value-type="float" office:value="0.002688" calcext:value-type="float">
            <text:p>2.69E-03</text:p>
          </table:table-cell>
          <table:table-cell office:value-type="float" office:value="13.864" calcext:value-type="float">
            <text:p>13.86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31]-[.B31]" office:value-type="float" office:value="-0.044529" calcext:value-type="float">
            <text:p>-0.044529</text:p>
          </table:table-cell>
          <table:table-cell office:value-type="string" calcext:value-type="string">
            <text:p>US_CDT_DTS_HLTH_HY</text:p>
          </table:table-cell>
          <table:table-cell office:value-type="float" office:value="-0.007269" calcext:value-type="float">
            <text:p>-7.27E-03</text:p>
          </table:table-cell>
          <table:table-cell office:value-type="float" office:value="0.0007258" calcext:value-type="float">
            <text:p>7.26E-04</text:p>
          </table:table-cell>
          <table:table-cell office:value-type="float" office:value="-10.016" calcext:value-type="float">
            <text:p>-10.01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HLTH_IG</text:p>
          </table:table-cell>
          <table:table-cell office:value-type="float" office:value="0.04838" calcext:value-type="float">
            <text:p>4.84E-02</text:p>
          </table:table-cell>
          <table:table-cell office:value-type="float" office:value="0.005365" calcext:value-type="float">
            <text:p>5.37E-03</text:p>
          </table:table-cell>
          <table:table-cell office:value-type="float" office:value="9.018" calcext:value-type="float">
            <text:p>9.01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32]-[.B32]" office:value-type="float" office:value="-0.0477371" calcext:value-type="float">
            <text:p>-0.0477371</text:p>
          </table:table-cell>
          <table:table-cell office:value-type="string" calcext:value-type="string">
            <text:p>US_CDT_DTS_HLTH_IG</text:p>
          </table:table-cell>
          <table:table-cell office:value-type="float" office:value="0.0006429" calcext:value-type="float">
            <text:p>6.43E-04</text:p>
          </table:table-cell>
          <table:table-cell office:value-type="float" office:value="0.001449" calcext:value-type="float">
            <text:p>1.45E-03</text:p>
          </table:table-cell>
          <table:table-cell office:value-type="float" office:value="0.444" calcext:value-type="float">
            <text:p>0.444</text:p>
          </table:table-cell>
          <table:table-cell office:value-type="float" office:value="0.65724" calcext:value-type="float">
            <text:p>0.65724</text:p>
          </table:table-cell>
          <table:table-cell/>
        </table:table-row>
        <table:table-row table:style-name="ro1">
          <table:table-cell office:value-type="string" calcext:value-type="string">
            <text:p>US_CDT_DTS_HLTH_PHRM_IG</text:p>
          </table:table-cell>
          <table:table-cell office:value-type="float" office:value="0.0212" calcext:value-type="float">
            <text:p>2.12E-02</text:p>
          </table:table-cell>
          <table:table-cell office:value-type="float" office:value="0.00236" calcext:value-type="float">
            <text:p>2.36E-03</text:p>
          </table:table-cell>
          <table:table-cell office:value-type="float" office:value="8.983" calcext:value-type="float">
            <text:p>8.98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33]-[.B33]" office:value-type="float" office:value="-0.0221888" calcext:value-type="float">
            <text:p>-0.0221888</text:p>
          </table:table-cell>
          <table:table-cell office:value-type="string" calcext:value-type="string">
            <text:p>US_CDT_DTS_HLTH_PHRM_IG</text:p>
          </table:table-cell>
          <table:table-cell office:value-type="float" office:value="-0.0009888" calcext:value-type="float">
            <text:p>-9.89E-04</text:p>
          </table:table-cell>
          <table:table-cell office:value-type="float" office:value="0.0006373" calcext:value-type="float">
            <text:p>6.37E-04</text:p>
          </table:table-cell>
          <table:table-cell office:value-type="float" office:value="-1.552" calcext:value-type="float">
            <text:p>-1.552</text:p>
          </table:table-cell>
          <table:table-cell office:value-type="float" office:value="0.120977" calcext:value-type="float">
            <text:p>0.120977</text:p>
          </table:table-cell>
          <table:table-cell/>
        </table:table-row>
        <table:table-row table:style-name="ro1">
          <table:table-cell office:value-type="string" calcext:value-type="string">
            <text:p>US_CDT_DTS_IND_CAPGD_IG</text:p>
          </table:table-cell>
          <table:table-cell office:value-type="float" office:value="0.02711" calcext:value-type="float">
            <text:p>2.71E-02</text:p>
          </table:table-cell>
          <table:table-cell office:value-type="float" office:value="0.003577" calcext:value-type="float">
            <text:p>3.58E-03</text:p>
          </table:table-cell>
          <table:table-cell office:value-type="float" office:value="7.58" calcext:value-type="float">
            <text:p>7.58</text:p>
          </table:table-cell>
          <table:table-cell table:style-name="ce1" office:value-type="float" office:value="0.0000000000000648" calcext:value-type="float">
            <text:p>6.48E-14</text:p>
          </table:table-cell>
          <table:table-cell office:value-type="string" calcext:value-type="string">
            <text:p>***</text:p>
          </table:table-cell>
          <table:table-cell table:formula="of:=[.I34]-[.B34]" office:value-type="float" office:value="-0.02705009" calcext:value-type="float">
            <text:p>-0.02705009</text:p>
          </table:table-cell>
          <table:table-cell office:value-type="string" calcext:value-type="string">
            <text:p>US_CDT_DTS_IND_CAPGD_IG</text:p>
          </table:table-cell>
          <table:table-cell office:value-type="float" office:value="0.00005991" calcext:value-type="float">
            <text:p>5.99E-05</text:p>
          </table:table-cell>
          <table:table-cell office:value-type="float" office:value="0.0009658" calcext:value-type="float">
            <text:p>9.66E-04</text:p>
          </table:table-cell>
          <table:table-cell office:value-type="float" office:value="0.062" calcext:value-type="float">
            <text:p>0.062</text:p>
          </table:table-cell>
          <table:table-cell office:value-type="float" office:value="0.950551" calcext:value-type="float">
            <text:p>0.950551</text:p>
          </table:table-cell>
          <table:table-cell/>
        </table:table-row>
        <table:table-row table:style-name="ro1">
          <table:table-cell office:value-type="string" calcext:value-type="string">
            <text:p>US_CDT_DTS_IND_HY</text:p>
          </table:table-cell>
          <table:table-cell office:value-type="float" office:value="0.03478" calcext:value-type="float">
            <text:p>3.48E-02</text:p>
          </table:table-cell>
          <table:table-cell office:value-type="float" office:value="0.002931" calcext:value-type="float">
            <text:p>2.93E-03</text:p>
          </table:table-cell>
          <table:table-cell office:value-type="float" office:value="11.865" calcext:value-type="float">
            <text:p>11.86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35]-[.B35]" office:value-type="float" office:value="-0.041264" calcext:value-type="float">
            <text:p>-0.041264</text:p>
          </table:table-cell>
          <table:table-cell office:value-type="string" calcext:value-type="string">
            <text:p>US_CDT_DTS_IND_HY</text:p>
          </table:table-cell>
          <table:table-cell office:value-type="float" office:value="-0.006484" calcext:value-type="float">
            <text:p>-6.48E-03</text:p>
          </table:table-cell>
          <table:table-cell office:value-type="float" office:value="0.0007916" calcext:value-type="float">
            <text:p>7.92E-04</text:p>
          </table:table-cell>
          <table:table-cell office:value-type="float" office:value="-8.191" calcext:value-type="float">
            <text:p>-8.191</text:p>
          </table:table-cell>
          <table:table-cell table:style-name="ce1" office:value-type="float" office:value="6.05E-016" calcext:value-type="float">
            <text:p>6.05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IND_IG</text:p>
          </table:table-cell>
          <table:table-cell office:value-type="float" office:value="0.02075" calcext:value-type="float">
            <text:p>2.08E-02</text:p>
          </table:table-cell>
          <table:table-cell office:value-type="float" office:value="0.002007" calcext:value-type="float">
            <text:p>2.01E-03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36]-[.B36]" office:value-type="float" office:value="-0.022336" calcext:value-type="float">
            <text:p>-0.022336</text:p>
          </table:table-cell>
          <table:table-cell office:value-type="string" calcext:value-type="string">
            <text:p>US_CDT_DTS_IND_IG</text:p>
          </table:table-cell>
          <table:table-cell office:value-type="float" office:value="-0.001586" calcext:value-type="float">
            <text:p>-1.59E-03</text:p>
          </table:table-cell>
          <table:table-cell office:value-type="float" office:value="0.000542" calcext:value-type="float">
            <text:p>5.42E-04</text:p>
          </table:table-cell>
          <table:table-cell office:value-type="float" office:value="-2.926" calcext:value-type="float">
            <text:p>-2.926</text:p>
          </table:table-cell>
          <table:table-cell office:value-type="float" office:value="0.003491" calcext:value-type="float">
            <text:p>0.00349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IND_SERV_IG</text:p>
          </table:table-cell>
          <table:table-cell office:value-type="float" office:value="-0.002913" calcext:value-type="float">
            <text:p>-2.91E-03</text:p>
          </table:table-cell>
          <table:table-cell office:value-type="float" office:value="0.003216" calcext:value-type="float">
            <text:p>3.22E-03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365209" calcext:value-type="float">
            <text:p>0.365209</text:p>
          </table:table-cell>
          <table:table-cell/>
          <table:table-cell table:formula="of:=[.I37]-[.B37]" office:value-type="float" office:value="0.001782" calcext:value-type="float">
            <text:p>0.001782</text:p>
          </table:table-cell>
          <table:table-cell office:value-type="string" calcext:value-type="string">
            <text:p>US_CDT_DTS_IND_SERV_IG</text:p>
          </table:table-cell>
          <table:table-cell office:value-type="float" office:value="-0.001131" calcext:value-type="float">
            <text:p>-1.13E-03</text:p>
          </table:table-cell>
          <table:table-cell office:value-type="float" office:value="0.0008684" calcext:value-type="float">
            <text:p>8.68E-04</text:p>
          </table:table-cell>
          <table:table-cell office:value-type="float" office:value="-1.302" calcext:value-type="float">
            <text:p>-1.302</text:p>
          </table:table-cell>
          <table:table-cell office:value-type="float" office:value="0.19309" calcext:value-type="float">
            <text:p>0.19309</text:p>
          </table:table-cell>
          <table:table-cell/>
        </table:table-row>
        <table:table-row table:style-name="ro1">
          <table:table-cell office:value-type="string" calcext:value-type="string">
            <text:p>US_CDT_DTS_MAT_CHEM_IG</text:p>
          </table:table-cell>
          <table:table-cell office:value-type="float" office:value="-0.002925" calcext:value-type="float">
            <text:p>-2.93E-03</text:p>
          </table:table-cell>
          <table:table-cell office:value-type="float" office:value="0.003159" calcext:value-type="float">
            <text:p>3.16E-03</text:p>
          </table:table-cell>
          <table:table-cell office:value-type="float" office:value="-0.926" calcext:value-type="float">
            <text:p>-0.926</text:p>
          </table:table-cell>
          <table:table-cell office:value-type="float" office:value="0.354728" calcext:value-type="float">
            <text:p>0.354728</text:p>
          </table:table-cell>
          <table:table-cell/>
          <table:table-cell table:formula="of:=[.I38]-[.B38]" office:value-type="float" office:value="-0.000831" calcext:value-type="float">
            <text:p>-0.000831</text:p>
          </table:table-cell>
          <table:table-cell office:value-type="string" calcext:value-type="string">
            <text:p>US_CDT_DTS_MAT_CHEM_IG</text:p>
          </table:table-cell>
          <table:table-cell office:value-type="float" office:value="-0.003756" calcext:value-type="float">
            <text:p>-3.76E-03</text:p>
          </table:table-cell>
          <table:table-cell office:value-type="float" office:value="0.0008531" calcext:value-type="float">
            <text:p>8.53E-04</text:p>
          </table:table-cell>
          <table:table-cell office:value-type="float" office:value="-4.403" calcext:value-type="float">
            <text:p>-4.403</text:p>
          </table:table-cell>
          <table:table-cell table:style-name="ce1" office:value-type="float" office:value="0.0000115" calcext:value-type="float">
            <text:p>1.15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MAT_HY</text:p>
          </table:table-cell>
          <table:table-cell office:value-type="float" office:value="0.03619" calcext:value-type="float">
            <text:p>3.62E-02</text:p>
          </table:table-cell>
          <table:table-cell office:value-type="float" office:value="0.005071" calcext:value-type="float">
            <text:p>5.07E-03</text:p>
          </table:table-cell>
          <table:table-cell office:value-type="float" office:value="7.138" calcext:value-type="float">
            <text:p>7.138</text:p>
          </table:table-cell>
          <table:table-cell table:style-name="ce1" office:value-type="float" office:value="0.00000000000156" calcext:value-type="float">
            <text:p>1.56E-12</text:p>
          </table:table-cell>
          <table:table-cell office:value-type="string" calcext:value-type="string">
            <text:p>***</text:p>
          </table:table-cell>
          <table:table-cell table:formula="of:=[.I39]-[.B39]" office:value-type="float" office:value="-0.040165" calcext:value-type="float">
            <text:p>-0.040165</text:p>
          </table:table-cell>
          <table:table-cell office:value-type="string" calcext:value-type="string">
            <text:p>US_CDT_DTS_MAT_HY</text:p>
          </table:table-cell>
          <table:table-cell office:value-type="float" office:value="-0.003975" calcext:value-type="float">
            <text:p>-3.98E-03</text:p>
          </table:table-cell>
          <table:table-cell office:value-type="float" office:value="0.001369" calcext:value-type="float">
            <text:p>1.37E-03</text:p>
          </table:table-cell>
          <table:table-cell office:value-type="float" office:value="-2.903" calcext:value-type="float">
            <text:p>-2.903</text:p>
          </table:table-cell>
          <table:table-cell office:value-type="float" office:value="0.003758" calcext:value-type="float">
            <text:p>0.00375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MAT_IG</text:p>
          </table:table-cell>
          <table:table-cell office:value-type="float" office:value="-0.008001" calcext:value-type="float">
            <text:p>-8.00E-03</text:p>
          </table:table-cell>
          <table:table-cell office:value-type="float" office:value="0.005618" calcext:value-type="float">
            <text:p>5.62E-03</text:p>
          </table:table-cell>
          <table:table-cell office:value-type="float" office:value="-1.424" calcext:value-type="float">
            <text:p>-1.424</text:p>
          </table:table-cell>
          <table:table-cell office:value-type="float" office:value="0.154618" calcext:value-type="float">
            <text:p>0.154618</text:p>
          </table:table-cell>
          <table:table-cell/>
          <table:table-cell table:formula="of:=[.I40]-[.B40]" office:value-type="float" office:value="0.001151" calcext:value-type="float">
            <text:p>0.001151</text:p>
          </table:table-cell>
          <table:table-cell office:value-type="string" calcext:value-type="string">
            <text:p>US_CDT_DTS_MAT_IG</text:p>
          </table:table-cell>
          <table:table-cell office:value-type="float" office:value="-0.00685" calcext:value-type="float">
            <text:p>-6.85E-03</text:p>
          </table:table-cell>
          <table:table-cell office:value-type="float" office:value="0.001517" calcext:value-type="float">
            <text:p>1.52E-03</text:p>
          </table:table-cell>
          <table:table-cell office:value-type="float" office:value="-4.516" calcext:value-type="float">
            <text:p>-4.516</text:p>
          </table:table-cell>
          <table:table-cell table:style-name="ce1" office:value-type="float" office:value="0.00000687" calcext:value-type="float">
            <text:p>6.8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MAT_MET_IG</text:p>
          </table:table-cell>
          <table:table-cell office:value-type="float" office:value="0.009238" calcext:value-type="float">
            <text:p>9.24E-03</text:p>
          </table:table-cell>
          <table:table-cell office:value-type="float" office:value="0.002511" calcext:value-type="float">
            <text:p>2.51E-03</text:p>
          </table:table-cell>
          <table:table-cell office:value-type="float" office:value="3.68" calcext:value-type="float">
            <text:p>3.68</text:p>
          </table:table-cell>
          <table:table-cell office:value-type="float" office:value="0.000243" calcext:value-type="float">
            <text:p>0.000243</text:p>
          </table:table-cell>
          <table:table-cell office:value-type="string" calcext:value-type="string">
            <text:p>***</text:p>
          </table:table-cell>
          <table:table-cell table:formula="of:=[.I41]-[.B41]" office:value-type="float" office:value="-0.011887" calcext:value-type="float">
            <text:p>-0.011887</text:p>
          </table:table-cell>
          <table:table-cell office:value-type="string" calcext:value-type="string">
            <text:p>US_CDT_DTS_MAT_MET_IG</text:p>
          </table:table-cell>
          <table:table-cell office:value-type="float" office:value="-0.002649" calcext:value-type="float">
            <text:p>-2.65E-03</text:p>
          </table:table-cell>
          <table:table-cell office:value-type="float" office:value="0.000678" calcext:value-type="float">
            <text:p>6.78E-04</text:p>
          </table:table-cell>
          <table:table-cell office:value-type="float" office:value="-3.908" calcext:value-type="float">
            <text:p>-3.908</text:p>
          </table:table-cell>
          <table:table-cell table:style-name="ce1" office:value-type="float" office:value="0.0000978" calcext:value-type="float">
            <text:p>9.78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SOVSUP</text:p>
          </table:table-cell>
          <table:table-cell office:value-type="float" office:value="-0.01818" calcext:value-type="float">
            <text:p>-1.82E-02</text:p>
          </table:table-cell>
          <table:table-cell office:value-type="float" office:value="0.005398" calcext:value-type="float">
            <text:p>5.40E-03</text:p>
          </table:table-cell>
          <table:table-cell office:value-type="float" office:value="-3.368" calcext:value-type="float">
            <text:p>-3.368</text:p>
          </table:table-cell>
          <table:table-cell office:value-type="float" office:value="0.000778" calcext:value-type="float">
            <text:p>0.000778</text:p>
          </table:table-cell>
          <table:table-cell office:value-type="string" calcext:value-type="string">
            <text:p>***</text:p>
          </table:table-cell>
          <table:table-cell table:formula="of:=[.I42]-[.B42]" office:value-type="float" office:value="0.014142" calcext:value-type="float">
            <text:p>0.014142</text:p>
          </table:table-cell>
          <table:table-cell office:value-type="string" calcext:value-type="string">
            <text:p>US_CDT_DTS_SOVSUP</text:p>
          </table:table-cell>
          <table:table-cell office:value-type="float" office:value="-0.004038" calcext:value-type="float">
            <text:p>-4.04E-03</text:p>
          </table:table-cell>
          <table:table-cell office:value-type="float" office:value="0.001458" calcext:value-type="float">
            <text:p>1.46E-03</text:p>
          </table:table-cell>
          <table:table-cell office:value-type="float" office:value="-2.77" calcext:value-type="float">
            <text:p>-2.77</text:p>
          </table:table-cell>
          <table:table-cell office:value-type="float" office:value="0.005681" calcext:value-type="float">
            <text:p>0.00568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TECH_HARD_IG</text:p>
          </table:table-cell>
          <table:table-cell office:value-type="float" office:value="0.004509" calcext:value-type="float">
            <text:p>4.51E-03</text:p>
          </table:table-cell>
          <table:table-cell office:value-type="float" office:value="0.005108" calcext:value-type="float">
            <text:p>5.11E-03</text:p>
          </table:table-cell>
          <table:table-cell office:value-type="float" office:value="0.883" calcext:value-type="float">
            <text:p>0.883</text:p>
          </table:table-cell>
          <table:table-cell office:value-type="float" office:value="0.377543" calcext:value-type="float">
            <text:p>0.377543</text:p>
          </table:table-cell>
          <table:table-cell/>
          <table:table-cell table:formula="of:=[.I43]-[.B43]" office:value-type="float" office:value="-0.009504" calcext:value-type="float">
            <text:p>-0.009504</text:p>
          </table:table-cell>
          <table:table-cell office:value-type="string" calcext:value-type="string">
            <text:p>US_CDT_DTS_TECH_HARD_IG</text:p>
          </table:table-cell>
          <table:table-cell office:value-type="float" office:value="-0.004995" calcext:value-type="float">
            <text:p>-5.00E-03</text:p>
          </table:table-cell>
          <table:table-cell office:value-type="float" office:value="0.001379" calcext:value-type="float">
            <text:p>1.38E-03</text:p>
          </table:table-cell>
          <table:table-cell office:value-type="float" office:value="-3.621" calcext:value-type="float">
            <text:p>-3.621</text:p>
          </table:table-cell>
          <table:table-cell office:value-type="float" office:value="0.000304" calcext:value-type="float">
            <text:p>0.000304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HY</text:p>
          </table:table-cell>
          <table:table-cell office:value-type="float" office:value="0.03722" calcext:value-type="float">
            <text:p>3.72E-02</text:p>
          </table:table-cell>
          <table:table-cell office:value-type="float" office:value="0.003254" calcext:value-type="float">
            <text:p>3.25E-03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44]-[.B44]" office:value-type="float" office:value="-0.042571" calcext:value-type="float">
            <text:p>-0.042571</text:p>
          </table:table-cell>
          <table:table-cell office:value-type="string" calcext:value-type="string">
            <text:p>US_CDT_DTS_TECH_HY</text:p>
          </table:table-cell>
          <table:table-cell office:value-type="float" office:value="-0.005351" calcext:value-type="float">
            <text:p>-5.35E-03</text:p>
          </table:table-cell>
          <table:table-cell office:value-type="float" office:value="0.0008787" calcext:value-type="float">
            <text:p>8.79E-04</text:p>
          </table:table-cell>
          <table:table-cell office:value-type="float" office:value="-6.09" calcext:value-type="float">
            <text:p>-6.09</text:p>
          </table:table-cell>
          <table:table-cell table:style-name="ce1" office:value-type="float" office:value="0.00000000147" calcext:value-type="float">
            <text:p>1.47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IG</text:p>
          </table:table-cell>
          <table:table-cell office:value-type="float" office:value="0.04076" calcext:value-type="float">
            <text:p>4.08E-02</text:p>
          </table:table-cell>
          <table:table-cell office:value-type="float" office:value="0.004511" calcext:value-type="float">
            <text:p>4.51E-03</text:p>
          </table:table-cell>
          <table:table-cell office:value-type="float" office:value="9.035" calcext:value-type="float">
            <text:p>9.03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45]-[.B45]" office:value-type="float" office:value="-0.042273" calcext:value-type="float">
            <text:p>-0.042273</text:p>
          </table:table-cell>
          <table:table-cell office:value-type="string" calcext:value-type="string">
            <text:p>US_CDT_DTS_TECH_IG</text:p>
          </table:table-cell>
          <table:table-cell office:value-type="float" office:value="-0.001513" calcext:value-type="float">
            <text:p>-1.51E-03</text:p>
          </table:table-cell>
          <table:table-cell office:value-type="float" office:value="0.001218" calcext:value-type="float">
            <text:p>1.22E-03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508" calcext:value-type="float">
            <text:p>0.214508</text:p>
          </table:table-cell>
          <table:table-cell/>
        </table:table-row>
        <table:table-row table:style-name="ro1">
          <table:table-cell office:value-type="string" calcext:value-type="string">
            <text:p>US_CDT_DTS_TECH_SEMI_IG</text:p>
          </table:table-cell>
          <table:table-cell office:value-type="float" office:value="0.01515" calcext:value-type="float">
            <text:p>1.52E-02</text:p>
          </table:table-cell>
          <table:table-cell office:value-type="float" office:value="0.004043" calcext:value-type="float">
            <text:p>4.04E-03</text:p>
          </table:table-cell>
          <table:table-cell office:value-type="float" office:value="3.747" calcext:value-type="float">
            <text:p>3.747</text:p>
          </table:table-cell>
          <table:table-cell office:value-type="float" office:value="0.000187" calcext:value-type="float">
            <text:p>0.000187</text:p>
          </table:table-cell>
          <table:table-cell office:value-type="string" calcext:value-type="string">
            <text:p>***</text:p>
          </table:table-cell>
          <table:table-cell table:formula="of:=[.I46]-[.B46]" office:value-type="float" office:value="-0.020192" calcext:value-type="float">
            <text:p>-0.020192</text:p>
          </table:table-cell>
          <table:table-cell office:value-type="string" calcext:value-type="string">
            <text:p>US_CDT_DTS_TECH_SEMI_IG</text:p>
          </table:table-cell>
          <table:table-cell office:value-type="float" office:value="-0.005042" calcext:value-type="float">
            <text:p>-5.04E-03</text:p>
          </table:table-cell>
          <table:table-cell office:value-type="float" office:value="0.001092" calcext:value-type="float">
            <text:p>1.09E-03</text:p>
          </table:table-cell>
          <table:table-cell office:value-type="float" office:value="-4.618" calcext:value-type="float">
            <text:p>-4.618</text:p>
          </table:table-cell>
          <table:table-cell table:style-name="ce1" office:value-type="float" office:value="0.00000424" calcext:value-type="float">
            <text:p>4.24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CH_SOFT_IG</text:p>
          </table:table-cell>
          <table:table-cell office:value-type="float" office:value="0.02404" calcext:value-type="float">
            <text:p>2.40E-02</text:p>
          </table:table-cell>
          <table:table-cell office:value-type="float" office:value="0.002104" calcext:value-type="float">
            <text:p>2.10E-03</text:p>
          </table:table-cell>
          <table:table-cell office:value-type="float" office:value="11.426" calcext:value-type="float">
            <text:p>11.42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47]-[.B47]" office:value-type="float" office:value="-0.028179" calcext:value-type="float">
            <text:p>-0.028179</text:p>
          </table:table-cell>
          <table:table-cell office:value-type="string" calcext:value-type="string">
            <text:p>US_CDT_DTS_TECH_SOFT_IG</text:p>
          </table:table-cell>
          <table:table-cell office:value-type="float" office:value="-0.004139" calcext:value-type="float">
            <text:p>-4.14E-03</text:p>
          </table:table-cell>
          <table:table-cell office:value-type="float" office:value="0.0005682" calcext:value-type="float">
            <text:p>5.68E-04</text:p>
          </table:table-cell>
          <table:table-cell office:value-type="float" office:value="-7.284" calcext:value-type="float">
            <text:p>-7.284</text:p>
          </table:table-cell>
          <table:table-cell table:style-name="ce1" office:value-type="float" office:value="0.000000000000554" calcext:value-type="float">
            <text:p>5.54E-1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DVRST_IG</text:p>
          </table:table-cell>
          <table:table-cell office:value-type="float" office:value="0.02207" calcext:value-type="float">
            <text:p>2.21E-02</text:p>
          </table:table-cell>
          <table:table-cell office:value-type="float" office:value="0.0023" calcext:value-type="float">
            <text:p>2.30E-03</text:p>
          </table:table-cell>
          <table:table-cell office:value-type="float" office:value="9.599" calcext:value-type="float">
            <text:p>9.59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48]-[.B48]" office:value-type="float" office:value="-0.024691" calcext:value-type="float">
            <text:p>-0.024691</text:p>
          </table:table-cell>
          <table:table-cell office:value-type="string" calcext:value-type="string">
            <text:p>US_CDT_DTS_TEL_DVRST_IG</text:p>
          </table:table-cell>
          <table:table-cell office:value-type="float" office:value="-0.002621" calcext:value-type="float">
            <text:p>-2.62E-03</text:p>
          </table:table-cell>
          <table:table-cell office:value-type="float" office:value="0.000621" calcext:value-type="float">
            <text:p>6.21E-04</text:p>
          </table:table-cell>
          <table:table-cell office:value-type="float" office:value="-4.221" calcext:value-type="float">
            <text:p>-4.221</text:p>
          </table:table-cell>
          <table:table-cell table:style-name="ce1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HY</text:p>
          </table:table-cell>
          <table:table-cell office:value-type="float" office:value="0.05277" calcext:value-type="float">
            <text:p>5.28E-02</text:p>
          </table:table-cell>
          <table:table-cell office:value-type="float" office:value="0.004748" calcext:value-type="float">
            <text:p>4.75E-03</text:p>
          </table:table-cell>
          <table:table-cell office:value-type="float" office:value="11.115" calcext:value-type="float">
            <text:p>11.11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49]-[.B49]" office:value-type="float" office:value="-0.058699" calcext:value-type="float">
            <text:p>-0.058699</text:p>
          </table:table-cell>
          <table:table-cell office:value-type="string" calcext:value-type="string">
            <text:p>US_CDT_DTS_TEL_HY</text:p>
          </table:table-cell>
          <table:table-cell office:value-type="float" office:value="-0.005929" calcext:value-type="float">
            <text:p>-5.93E-03</text:p>
          </table:table-cell>
          <table:table-cell office:value-type="float" office:value="0.001282" calcext:value-type="float">
            <text:p>1.28E-03</text:p>
          </table:table-cell>
          <table:table-cell office:value-type="float" office:value="-4.625" calcext:value-type="float">
            <text:p>-4.625</text:p>
          </table:table-cell>
          <table:table-cell table:style-name="ce1" office:value-type="float" office:value="0.00000412" calcext:value-type="float">
            <text:p>4.12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EL_IG</text:p>
          </table:table-cell>
          <table:table-cell office:value-type="float" office:value="0.03126" calcext:value-type="float">
            <text:p>3.13E-02</text:p>
          </table:table-cell>
          <table:table-cell office:value-type="float" office:value="0.003483" calcext:value-type="float">
            <text:p>3.48E-03</text:p>
          </table:table-cell>
          <table:table-cell office:value-type="float" office:value="8.975" calcext:value-type="float">
            <text:p>8.97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50]-[.B50]" office:value-type="float" office:value="-0.032727" calcext:value-type="float">
            <text:p>-0.032727</text:p>
          </table:table-cell>
          <table:table-cell office:value-type="string" calcext:value-type="string">
            <text:p>US_CDT_DTS_TEL_IG</text:p>
          </table:table-cell>
          <table:table-cell office:value-type="float" office:value="-0.001467" calcext:value-type="float">
            <text:p>-1.47E-03</text:p>
          </table:table-cell>
          <table:table-cell office:value-type="float" office:value="0.0009404" calcext:value-type="float">
            <text:p>9.40E-04</text:p>
          </table:table-cell>
          <table:table-cell office:value-type="float" office:value="-1.56" calcext:value-type="float">
            <text:p>-1.56</text:p>
          </table:table-cell>
          <table:table-cell office:value-type="float" office:value="0.118989" calcext:value-type="float">
            <text:p>0.118989</text:p>
          </table:table-cell>
          <table:table-cell/>
        </table:table-row>
        <table:table-row table:style-name="ro1">
          <table:table-cell office:value-type="string" calcext:value-type="string">
            <text:p>US_CDT_DTS_TEL_WIREL_IG</text:p>
          </table:table-cell>
          <table:table-cell office:value-type="float" office:value="0.01792" calcext:value-type="float">
            <text:p>1.79E-02</text:p>
          </table:table-cell>
          <table:table-cell office:value-type="float" office:value="0.002704" calcext:value-type="float">
            <text:p>2.70E-03</text:p>
          </table:table-cell>
          <table:table-cell office:value-type="float" office:value="6.627" calcext:value-type="float">
            <text:p>6.627</text:p>
          </table:table-cell>
          <table:table-cell table:style-name="ce1" office:value-type="float" office:value="0.0000000000498" calcext:value-type="float">
            <text:p>4.98E-11</text:p>
          </table:table-cell>
          <table:table-cell office:value-type="string" calcext:value-type="string">
            <text:p>***</text:p>
          </table:table-cell>
          <table:table-cell table:formula="of:=[.I51]-[.B51]" office:value-type="float" office:value="-0.018195" calcext:value-type="float">
            <text:p>-0.018195</text:p>
          </table:table-cell>
          <table:table-cell office:value-type="string" calcext:value-type="string">
            <text:p>US_CDT_DTS_TEL_WIREL_IG</text:p>
          </table:table-cell>
          <table:table-cell office:value-type="float" office:value="-0.000275" calcext:value-type="float">
            <text:p>-2.75E-04</text:p>
          </table:table-cell>
          <table:table-cell office:value-type="float" office:value="0.0007301" calcext:value-type="float">
            <text:p>7.30E-04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706471" calcext:value-type="float">
            <text:p>0.706471</text:p>
          </table:table-cell>
          <table:table-cell/>
        </table:table-row>
        <table:table-row table:style-name="ro1">
          <table:table-cell office:value-type="string" calcext:value-type="string">
            <text:p>US_CDT_DTS_TRANS_GND_IG</text:p>
          </table:table-cell>
          <table:table-cell office:value-type="float" office:value="0.01577" calcext:value-type="float">
            <text:p>1.58E-02</text:p>
          </table:table-cell>
          <table:table-cell office:value-type="float" office:value="0.003397" calcext:value-type="float">
            <text:p>3.40E-03</text:p>
          </table:table-cell>
          <table:table-cell office:value-type="float" office:value="4.644" calcext:value-type="float">
            <text:p>4.644</text:p>
          </table:table-cell>
          <table:table-cell table:style-name="ce1" office:value-type="float" office:value="0.00000376" calcext:value-type="float">
            <text:p>3.76E-06</text:p>
          </table:table-cell>
          <table:table-cell office:value-type="string" calcext:value-type="string">
            <text:p>***</text:p>
          </table:table-cell>
          <table:table-cell table:formula="of:=[.I52]-[.B52]" office:value-type="float" office:value="-0.013629" calcext:value-type="float">
            <text:p>-0.013629</text:p>
          </table:table-cell>
          <table:table-cell office:value-type="string" calcext:value-type="string">
            <text:p>US_CDT_DTS_TRANS_GND_IG</text:p>
          </table:table-cell>
          <table:table-cell office:value-type="float" office:value="0.002141" calcext:value-type="float">
            <text:p>2.14E-03</text:p>
          </table:table-cell>
          <table:table-cell office:value-type="float" office:value="0.0009172" calcext:value-type="float">
            <text:p>9.17E-04</text:p>
          </table:table-cell>
          <table:table-cell office:value-type="float" office:value="2.335" calcext:value-type="float">
            <text:p>2.335</text:p>
          </table:table-cell>
          <table:table-cell office:value-type="float" office:value="0.019711" calcext:value-type="float">
            <text:p>0.01971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_CDT_DTS_TRANS_HY</text:p>
          </table:table-cell>
          <table:table-cell office:value-type="float" office:value="0.003465" calcext:value-type="float">
            <text:p>3.47E-03</text:p>
          </table:table-cell>
          <table:table-cell office:value-type="float" office:value="0.00572" calcext:value-type="float">
            <text:p>5.72E-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544776" calcext:value-type="float">
            <text:p>0.544776</text:p>
          </table:table-cell>
          <table:table-cell/>
          <table:table-cell table:formula="of:=[.I53]-[.B53]" office:value-type="float" office:value="-0.012801" calcext:value-type="float">
            <text:p>-0.012801</text:p>
          </table:table-cell>
          <table:table-cell office:value-type="string" calcext:value-type="string">
            <text:p>US_CDT_DTS_TRANS_HY</text:p>
          </table:table-cell>
          <table:table-cell office:value-type="float" office:value="-0.009336" calcext:value-type="float">
            <text:p>-9.34E-03</text:p>
          </table:table-cell>
          <table:table-cell office:value-type="float" office:value="0.001545" calcext:value-type="float">
            <text:p>1.55E-03</text:p>
          </table:table-cell>
          <table:table-cell office:value-type="float" office:value="-6.044" calcext:value-type="float">
            <text:p>-6.044</text:p>
          </table:table-cell>
          <table:table-cell table:style-name="ce1" office:value-type="float" office:value="0.00000000195" calcext:value-type="float">
            <text:p>1.95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TRANS_IG</text:p>
          </table:table-cell>
          <table:table-cell office:value-type="float" office:value="0.002789" calcext:value-type="float">
            <text:p>2.79E-03</text:p>
          </table:table-cell>
          <table:table-cell office:value-type="float" office:value="0.003578" calcext:value-type="float">
            <text:p>3.58E-03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5849" calcext:value-type="float">
            <text:p>0.435849</text:p>
          </table:table-cell>
          <table:table-cell/>
          <table:table-cell table:formula="of:=[.I54]-[.B54]" office:value-type="float" office:value="-0.008976" calcext:value-type="float">
            <text:p>-0.008976</text:p>
          </table:table-cell>
          <table:table-cell office:value-type="string" calcext:value-type="string">
            <text:p>US_CDT_DTS_TRANS_IG</text:p>
          </table:table-cell>
          <table:table-cell office:value-type="float" office:value="-0.006187" calcext:value-type="float">
            <text:p>-6.19E-03</text:p>
          </table:table-cell>
          <table:table-cell office:value-type="float" office:value="0.0009661" calcext:value-type="float">
            <text:p>9.66E-04</text:p>
          </table:table-cell>
          <table:table-cell office:value-type="float" office:value="-6.404" calcext:value-type="float">
            <text:p>-6.404</text:p>
          </table:table-cell>
          <table:table-cell table:style-name="ce1" office:value-type="float" office:value="0.00000000021" calcext:value-type="float">
            <text:p>2.10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ELTC_IG</text:p>
          </table:table-cell>
          <table:table-cell office:value-type="float" office:value="0.01089" calcext:value-type="float">
            <text:p>1.09E-02</text:p>
          </table:table-cell>
          <table:table-cell office:value-type="float" office:value="0.002339" calcext:value-type="float">
            <text:p>2.34E-03</text:p>
          </table:table-cell>
          <table:table-cell office:value-type="float" office:value="4.655" calcext:value-type="float">
            <text:p>4.655</text:p>
          </table:table-cell>
          <table:table-cell table:style-name="ce1" office:value-type="float" office:value="0.00000356" calcext:value-type="float">
            <text:p>3.56E-06</text:p>
          </table:table-cell>
          <table:table-cell office:value-type="string" calcext:value-type="string">
            <text:p>***</text:p>
          </table:table-cell>
          <table:table-cell table:formula="of:=[.I55]-[.B55]" office:value-type="float" office:value="-0.008811" calcext:value-type="float">
            <text:p>-0.008811</text:p>
          </table:table-cell>
          <table:table-cell office:value-type="string" calcext:value-type="string">
            <text:p>US_CDT_DTS_UTL_ELTC_IG</text:p>
          </table:table-cell>
          <table:table-cell office:value-type="float" office:value="0.002079" calcext:value-type="float">
            <text:p>2.08E-03</text:p>
          </table:table-cell>
          <table:table-cell office:value-type="float" office:value="0.0006316" calcext:value-type="float">
            <text:p>6.32E-04</text:p>
          </table:table-cell>
          <table:table-cell office:value-type="float" office:value="3.292" calcext:value-type="float">
            <text:p>3.292</text:p>
          </table:table-cell>
          <table:table-cell office:value-type="float" office:value="0.001023" calcext:value-type="float">
            <text:p>0.00102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_CDT_DTS_UTL_HY</text:p>
          </table:table-cell>
          <table:table-cell office:value-type="float" office:value="0.03284" calcext:value-type="float">
            <text:p>3.28E-02</text:p>
          </table:table-cell>
          <table:table-cell office:value-type="float" office:value="0.003116" calcext:value-type="float">
            <text:p>3.12E-03</text:p>
          </table:table-cell>
          <table:table-cell office:value-type="float" office:value="10.538" calcext:value-type="float">
            <text:p>10.53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56]-[.B56]" office:value-type="float" office:value="-0.038714" calcext:value-type="float">
            <text:p>-0.038714</text:p>
          </table:table-cell>
          <table:table-cell office:value-type="string" calcext:value-type="string">
            <text:p>US_CDT_DTS_UTL_HY</text:p>
          </table:table-cell>
          <table:table-cell office:value-type="float" office:value="-0.005874" calcext:value-type="float">
            <text:p>-5.87E-03</text:p>
          </table:table-cell>
          <table:table-cell office:value-type="float" office:value="0.0008415" calcext:value-type="float">
            <text:p>8.42E-04</text:p>
          </table:table-cell>
          <table:table-cell office:value-type="float" office:value="-6.98" calcext:value-type="float">
            <text:p>-6.98</text:p>
          </table:table-cell>
          <table:table-cell table:style-name="ce1" office:value-type="float" office:value="0.00000000000464" calcext:value-type="float">
            <text:p>4.64E-12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_CDT_DTS_UTL_IG</text:p>
          </table:table-cell>
          <table:table-cell office:value-type="float" office:value="0.01028" calcext:value-type="float">
            <text:p>1.03E-02</text:p>
          </table:table-cell>
          <table:table-cell office:value-type="float" office:value="0.002079" calcext:value-type="float">
            <text:p>2.08E-03</text:p>
          </table:table-cell>
          <table:table-cell office:value-type="float" office:value="4.945" calcext:value-type="float">
            <text:p>4.945</text:p>
          </table:table-cell>
          <table:table-cell table:style-name="ce1" office:value-type="float" office:value="0.000000861" calcext:value-type="float">
            <text:p>8.61E-07</text:p>
          </table:table-cell>
          <table:table-cell office:value-type="string" calcext:value-type="string">
            <text:p>***</text:p>
          </table:table-cell>
          <table:table-cell table:formula="of:=[.I57]-[.B57]" office:value-type="float" office:value="-0.0097028" calcext:value-type="float">
            <text:p>-0.0097028</text:p>
          </table:table-cell>
          <table:table-cell office:value-type="string" calcext:value-type="string">
            <text:p>US_CDT_DTS_UTL_IG</text:p>
          </table:table-cell>
          <table:table-cell office:value-type="float" office:value="0.0005772" calcext:value-type="float">
            <text:p>5.77E-04</text:p>
          </table:table-cell>
          <table:table-cell office:value-type="float" office:value="0.0005614" calcext:value-type="float">
            <text:p>5.61E-04</text:p>
          </table:table-cell>
          <table:table-cell office:value-type="float" office:value="1.028" calcext:value-type="float">
            <text:p>1.028</text:p>
          </table:table-cell>
          <table:table-cell office:value-type="float" office:value="0.303994" calcext:value-type="float">
            <text:p>0.303994</text:p>
          </table:table-cell>
          <table:table-cell/>
        </table:table-row>
        <table:table-row table:style-name="ro1">
          <table:table-cell office:value-type="string" calcext:value-type="string">
            <text:p>US_CDT_DTS_UTL_MULTI_IG</text:p>
          </table:table-cell>
          <table:table-cell office:value-type="float" office:value="0.001193" calcext:value-type="float">
            <text:p>1.19E-03</text:p>
          </table:table-cell>
          <table:table-cell office:value-type="float" office:value="0.002202" calcext:value-type="float">
            <text:p>2.20E-0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7986" calcext:value-type="float">
            <text:p>0.587986</text:p>
          </table:table-cell>
          <table:table-cell/>
          <table:table-cell table:formula="of:=[.I58]-[.B58]" office:value-type="float" office:value="0.001003" calcext:value-type="float">
            <text:p>0.001003</text:p>
          </table:table-cell>
          <table:table-cell office:value-type="string" calcext:value-type="string">
            <text:p>US_CDT_DTS_UTL_MULTI_IG</text:p>
          </table:table-cell>
          <table:table-cell office:value-type="float" office:value="0.002196" calcext:value-type="float">
            <text:p>2.20E-03</text:p>
          </table:table-cell>
          <table:table-cell office:value-type="float" office:value="0.0005945" calcext:value-type="float">
            <text:p>5.95E-04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231" calcext:value-type="float">
            <text:p>0.00023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ALL</text:p>
          </table:table-cell>
          <table:table-cell office:value-type="float" office:value="-0.005076" calcext:value-type="float">
            <text:p>-5.08E-03</text:p>
          </table:table-cell>
          <table:table-cell office:value-type="float" office:value="0.002948" calcext:value-type="float">
            <text:p>2.95E-03</text:p>
          </table:table-cell>
          <table:table-cell office:value-type="float" office:value="-1.722" calcext:value-type="float">
            <text:p>-1.722</text:p>
          </table:table-cell>
          <table:table-cell office:value-type="float" office:value="0.085336" calcext:value-type="float">
            <text:p>0.085336</text:p>
          </table:table-cell>
          <table:table-cell office:value-type="string" calcext:value-type="string">
            <text:p>.</text:p>
          </table:table-cell>
          <table:table-cell table:formula="of:=[.I59]-[.B59]" office:value-type="float" office:value="-0.017234" calcext:value-type="float">
            <text:p>-0.017234</text:p>
          </table:table-cell>
          <table:table-cell office:value-type="string" calcext:value-type="string">
            <text:p>USD_ABS_ALL</text:p>
          </table:table-cell>
          <table:table-cell office:value-type="float" office:value="-0.02231" calcext:value-type="float">
            <text:p>-2.23E-02</text:p>
          </table:table-cell>
          <table:table-cell office:value-type="float" office:value="0.0007961" calcext:value-type="float">
            <text:p>7.96E-04</text:p>
          </table:table-cell>
          <table:table-cell office:value-type="float" office:value="-28.02" calcext:value-type="float">
            <text:p>-28.0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AUTO</text:p>
          </table:table-cell>
          <table:table-cell office:value-type="float" office:value="0.01096" calcext:value-type="float">
            <text:p>1.10E-02</text:p>
          </table:table-cell>
          <table:table-cell office:value-type="float" office:value="0.002156" calcext:value-type="float">
            <text:p>2.16E-03</text:p>
          </table:table-cell>
          <table:table-cell office:value-type="float" office:value="5.082" calcext:value-type="float">
            <text:p>5.082</text:p>
          </table:table-cell>
          <table:table-cell table:style-name="ce1" office:value-type="float" office:value="0.000000427" calcext:value-type="float">
            <text:p>4.27E-07</text:p>
          </table:table-cell>
          <table:table-cell office:value-type="string" calcext:value-type="string">
            <text:p>***</text:p>
          </table:table-cell>
          <table:table-cell table:formula="of:=[.I60]-[.B60]" office:value-type="float" office:value="-0.020009" calcext:value-type="float">
            <text:p>-0.020009</text:p>
          </table:table-cell>
          <table:table-cell office:value-type="string" calcext:value-type="string">
            <text:p>USD_ABS_AUTO</text:p>
          </table:table-cell>
          <table:table-cell office:value-type="float" office:value="-0.009049" calcext:value-type="float">
            <text:p>-9.05E-03</text:p>
          </table:table-cell>
          <table:table-cell office:value-type="float" office:value="0.0005823" calcext:value-type="float">
            <text:p>5.82E-04</text:p>
          </table:table-cell>
          <table:table-cell office:value-type="float" office:value="-15.541" calcext:value-type="float">
            <text:p>-15.54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CREDIT_CARD</text:p>
          </table:table-cell>
          <table:table-cell office:value-type="float" office:value="0.005005" calcext:value-type="float">
            <text:p>5.01E-03</text:p>
          </table:table-cell>
          <table:table-cell office:value-type="float" office:value="0.00179" calcext:value-type="float">
            <text:p>1.79E-03</text:p>
          </table:table-cell>
          <table:table-cell office:value-type="float" office:value="2.796" calcext:value-type="float">
            <text:p>2.796</text:p>
          </table:table-cell>
          <table:table-cell office:value-type="float" office:value="0.005255" calcext:value-type="float">
            <text:p>0.005255</text:p>
          </table:table-cell>
          <table:table-cell office:value-type="string" calcext:value-type="string">
            <text:p>**</text:p>
          </table:table-cell>
          <table:table-cell table:formula="of:=[.I61]-[.B61]" office:value-type="float" office:value="-0.012094" calcext:value-type="float">
            <text:p>-0.012094</text:p>
          </table:table-cell>
          <table:table-cell office:value-type="string" calcext:value-type="string">
            <text:p>USD_ABS_CREDIT_CARD</text:p>
          </table:table-cell>
          <table:table-cell office:value-type="float" office:value="-0.007089" calcext:value-type="float">
            <text:p>-7.09E-03</text:p>
          </table:table-cell>
          <table:table-cell office:value-type="float" office:value="0.0004834" calcext:value-type="float">
            <text:p>4.83E-04</text:p>
          </table:table-cell>
          <table:table-cell office:value-type="float" office:value="-14.663" calcext:value-type="float">
            <text:p>-14.66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HOME_EQUITY</text:p>
          </table:table-cell>
          <table:table-cell office:value-type="float" office:value="-0.005469" calcext:value-type="float">
            <text:p>-5.47E-03</text:p>
          </table:table-cell>
          <table:table-cell office:value-type="float" office:value="0.002112" calcext:value-type="float">
            <text:p>2.11E-03</text:p>
          </table:table-cell>
          <table:table-cell office:value-type="float" office:value="-2.589" calcext:value-type="float">
            <text:p>-2.589</text:p>
          </table:table-cell>
          <table:table-cell office:value-type="float" office:value="0.009725" calcext:value-type="float">
            <text:p>0.009725</text:p>
          </table:table-cell>
          <table:table-cell office:value-type="string" calcext:value-type="string">
            <text:p>**</text:p>
          </table:table-cell>
          <table:table-cell table:formula="of:=[.I62]-[.B62]" office:value-type="float" office:value="-0.006991" calcext:value-type="float">
            <text:p>-0.006991</text:p>
          </table:table-cell>
          <table:table-cell office:value-type="string" calcext:value-type="string">
            <text:p>USD_ABS_HOME_EQUITY</text:p>
          </table:table-cell>
          <table:table-cell office:value-type="float" office:value="-0.01246" calcext:value-type="float">
            <text:p>-1.25E-02</text:p>
          </table:table-cell>
          <table:table-cell office:value-type="float" office:value="0.0005703" calcext:value-type="float">
            <text:p>5.70E-04</text:p>
          </table:table-cell>
          <table:table-cell office:value-type="float" office:value="-21.851" calcext:value-type="float">
            <text:p>-21.8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MANUFACTURED</text:p>
          </table:table-cell>
          <table:table-cell office:value-type="float" office:value="-0.008556" calcext:value-type="float">
            <text:p>-8.56E-03</text:p>
          </table:table-cell>
          <table:table-cell office:value-type="float" office:value="0.003758" calcext:value-type="float">
            <text:p>3.76E-03</text:p>
          </table:table-cell>
          <table:table-cell office:value-type="float" office:value="-2.277" calcext:value-type="float">
            <text:p>-2.277</text:p>
          </table:table-cell>
          <table:table-cell office:value-type="float" office:value="0.022967" calcext:value-type="float">
            <text:p>0.022967</text:p>
          </table:table-cell>
          <table:table-cell office:value-type="string" calcext:value-type="string">
            <text:p>*</text:p>
          </table:table-cell>
          <table:table-cell table:formula="of:=[.I63]-[.B63]" office:value-type="float" office:value="-0.007714" calcext:value-type="float">
            <text:p>-0.007714</text:p>
          </table:table-cell>
          <table:table-cell office:value-type="string" calcext:value-type="string">
            <text:p>USD_ABS_MANUFACTURED</text:p>
          </table:table-cell>
          <table:table-cell office:value-type="float" office:value="-0.01627" calcext:value-type="float">
            <text:p>-1.63E-02</text:p>
          </table:table-cell>
          <table:table-cell office:value-type="float" office:value="0.001015" calcext:value-type="float">
            <text:p>1.02E-03</text:p>
          </table:table-cell>
          <table:table-cell office:value-type="float" office:value="-16.028" calcext:value-type="float">
            <text:p>-16.02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MISCELLANEOUS</text:p>
          </table:table-cell>
          <table:table-cell office:value-type="float" office:value="0.0003975" calcext:value-type="float">
            <text:p>3.98E-04</text:p>
          </table:table-cell>
          <table:table-cell office:value-type="float" office:value="0.002115" calcext:value-type="float">
            <text:p>2.12E-03</text:p>
          </table:table-cell>
          <table:table-cell office:value-type="float" office:value="0.188" calcext:value-type="float">
            <text:p>0.188</text:p>
          </table:table-cell>
          <table:table-cell office:value-type="float" office:value="0.850954" calcext:value-type="float">
            <text:p>0.850954</text:p>
          </table:table-cell>
          <table:table-cell/>
          <table:table-cell table:formula="of:=[.I64]-[.B64]" office:value-type="float" office:value="-0.0104675" calcext:value-type="float">
            <text:p>-0.0104675</text:p>
          </table:table-cell>
          <table:table-cell office:value-type="string" calcext:value-type="string">
            <text:p>USD_ABS_MISCELLANEOUS</text:p>
          </table:table-cell>
          <table:table-cell office:value-type="float" office:value="-0.01007" calcext:value-type="float">
            <text:p>-1.01E-02</text:p>
          </table:table-cell>
          <table:table-cell office:value-type="float" office:value="0.0005712" calcext:value-type="float">
            <text:p>5.71E-04</text:p>
          </table:table-cell>
          <table:table-cell office:value-type="float" office:value="-17.624" calcext:value-type="float">
            <text:p>-17.62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ABS_STUDENT_LOAN</text:p>
          </table:table-cell>
          <table:table-cell office:value-type="float" office:value="0.01483" calcext:value-type="float">
            <text:p>1.48E-02</text:p>
          </table:table-cell>
          <table:table-cell office:value-type="float" office:value="0.005088" calcext:value-type="float">
            <text:p>5.09E-03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**</text:p>
          </table:table-cell>
          <table:table-cell table:formula="of:=[.I65]-[.B65]" office:value-type="float" office:value="-0.0150834" calcext:value-type="float">
            <text:p>-0.0150834</text:p>
          </table:table-cell>
          <table:table-cell office:value-type="string" calcext:value-type="string">
            <text:p>USD_ABS_STUDENT_LOAN</text:p>
          </table:table-cell>
          <table:table-cell office:value-type="float" office:value="-0.0002534" calcext:value-type="float">
            <text:p>-2.53E-04</text:p>
          </table:table-cell>
          <table:table-cell office:value-type="float" office:value="0.001374" calcext:value-type="float">
            <text:p>1.37E-03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853659" calcext:value-type="float">
            <text:p>0.853659</text:p>
          </table:table-cell>
          <table:table-cell/>
        </table:table-row>
        <table:table-row table:style-name="ro1">
          <table:table-cell office:value-type="string" calcext:value-type="string">
            <text:p>USD_ABS_UTILITIES</text:p>
          </table:table-cell>
          <table:table-cell office:value-type="float" office:value="0.00525" calcext:value-type="float">
            <text:p>5.25E-03</text:p>
          </table:table-cell>
          <table:table-cell office:value-type="float" office:value="0.002565" calcext:value-type="float">
            <text:p>2.57E-03</text:p>
          </table:table-cell>
          <table:table-cell office:value-type="float" office:value="2.046" calcext:value-type="float">
            <text:p>2.046</text:p>
          </table:table-cell>
          <table:table-cell office:value-type="float" office:value="0.040918" calcext:value-type="float">
            <text:p>0.040918</text:p>
          </table:table-cell>
          <table:table-cell office:value-type="string" calcext:value-type="string">
            <text:p>*</text:p>
          </table:table-cell>
          <table:table-cell table:formula="of:=[.I66]-[.B66]" office:value-type="float" office:value="-0.013388" calcext:value-type="float">
            <text:p>-0.013388</text:p>
          </table:table-cell>
          <table:table-cell office:value-type="string" calcext:value-type="string">
            <text:p>USD_ABS_UTILITIES</text:p>
          </table:table-cell>
          <table:table-cell office:value-type="float" office:value="-0.008138" calcext:value-type="float">
            <text:p>-8.14E-03</text:p>
          </table:table-cell>
          <table:table-cell office:value-type="float" office:value="0.0006927" calcext:value-type="float">
            <text:p>6.93E-04</text:p>
          </table:table-cell>
          <table:table-cell office:value-type="float" office:value="-11.748" calcext:value-type="float">
            <text:p>-11.74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CDS_HY</text:p>
          </table:table-cell>
          <table:table-cell office:value-type="float" office:value="0.02853" calcext:value-type="float">
            <text:p>2.85E-02</text:p>
          </table:table-cell>
          <table:table-cell office:value-type="float" office:value="0.008425" calcext:value-type="float">
            <text:p>8.43E-03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29" calcext:value-type="float">
            <text:p>0.000729</text:p>
          </table:table-cell>
          <table:table-cell office:value-type="string" calcext:value-type="string">
            <text:p>***</text:p>
          </table:table-cell>
          <table:table-cell table:formula="of:=[.I67]-[.B67]" office:value-type="float" office:value="-0.01703" calcext:value-type="float">
            <text:p>-0.01703</text:p>
          </table:table-cell>
          <table:table-cell office:value-type="string" calcext:value-type="string">
            <text:p>USD_BASIS_CDS_HY</text:p>
          </table:table-cell>
          <table:table-cell office:value-type="float" office:value="0.0115" calcext:value-type="float">
            <text:p>1.15E-02</text:p>
          </table:table-cell>
          <table:table-cell office:value-type="float" office:value="0.002275" calcext:value-type="float">
            <text:p>2.28E-03</text:p>
          </table:table-cell>
          <table:table-cell office:value-type="float" office:value="5.054" calcext:value-type="float">
            <text:p>5.054</text:p>
          </table:table-cell>
          <table:table-cell table:style-name="ce1" office:value-type="float" office:value="0.000000494" calcext:value-type="float">
            <text:p>4.94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CDS_IG</text:p>
          </table:table-cell>
          <table:table-cell office:value-type="float" office:value="-0.01996" calcext:value-type="float">
            <text:p>-2.00E-02</text:p>
          </table:table-cell>
          <table:table-cell office:value-type="float" office:value="0.006205" calcext:value-type="float">
            <text:p>6.21E-03</text:p>
          </table:table-cell>
          <table:table-cell office:value-type="float" office:value="-3.217" calcext:value-type="float">
            <text:p>-3.217</text:p>
          </table:table-cell>
          <table:table-cell office:value-type="float" office:value="0.001325" calcext:value-type="float">
            <text:p>0.001325</text:p>
          </table:table-cell>
          <table:table-cell office:value-type="string" calcext:value-type="string">
            <text:p>**</text:p>
          </table:table-cell>
          <table:table-cell table:formula="of:=[.I68]-[.B68]" office:value-type="float" office:value="0.013189" calcext:value-type="float">
            <text:p>0.013189</text:p>
          </table:table-cell>
          <table:table-cell office:value-type="string" calcext:value-type="string">
            <text:p>USD_BASIS_CDS_IG</text:p>
          </table:table-cell>
          <table:table-cell office:value-type="float" office:value="-0.006771" calcext:value-type="float">
            <text:p>-6.77E-03</text:p>
          </table:table-cell>
          <table:table-cell office:value-type="float" office:value="0.001675" calcext:value-type="float">
            <text:p>1.68E-03</text:p>
          </table:table-cell>
          <table:table-cell office:value-type="float" office:value="-4.041" calcext:value-type="float">
            <text:p>-4.041</text:p>
          </table:table-cell>
          <table:table-cell table:style-name="ce1" office:value-type="float" office:value="0.0000562" calcext:value-type="float">
            <text:p>5.62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OTR_10Y</text:p>
          </table:table-cell>
          <table:table-cell office:value-type="float" office:value="0.9438" calcext:value-type="float">
            <text:p>9.44E-01</text:p>
          </table:table-cell>
          <table:table-cell office:value-type="float" office:value="0.4026" calcext:value-type="float">
            <text:p>4.03E-01</text:p>
          </table:table-cell>
          <table:table-cell office:value-type="float" office:value="2.344" calcext:value-type="float">
            <text:p>2.344</text:p>
          </table:table-cell>
          <table:table-cell office:value-type="float" office:value="0.0192" calcext:value-type="float">
            <text:p>0.0192</text:p>
          </table:table-cell>
          <table:table-cell office:value-type="string" calcext:value-type="string">
            <text:p>*</text:p>
          </table:table-cell>
          <table:table-cell table:formula="of:=[.I69]-[.B69]" office:value-type="float" office:value="-0.5204" calcext:value-type="float">
            <text:p>-0.5204</text:p>
          </table:table-cell>
          <table:table-cell office:value-type="string" calcext:value-type="string">
            <text:p>USD_BASIS_OTR_10Y</text:p>
          </table:table-cell>
          <table:table-cell office:value-type="float" office:value="0.4234" calcext:value-type="float">
            <text:p>4.23E-01</text:p>
          </table:table-cell>
          <table:table-cell office:value-type="float" office:value="0.1087" calcext:value-type="float">
            <text:p>1.09E-01</text:p>
          </table:table-cell>
          <table:table-cell office:value-type="float" office:value="3.895" calcext:value-type="float">
            <text:p>3.895</text:p>
          </table:table-cell>
          <table:table-cell office:value-type="float" office:value="0.000103" calcext:value-type="float">
            <text:p>0.000103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BASIS_OTR_1Y</text:p>
          </table:table-cell>
          <table:table-cell office:value-type="float" office:value="0.2626" calcext:value-type="float">
            <text:p>2.63E-01</text:p>
          </table:table-cell>
          <table:table-cell office:value-type="float" office:value="0.8014" calcext:value-type="float">
            <text:p>8.01E-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3194" calcext:value-type="float">
            <text:p>0.743194</text:p>
          </table:table-cell>
          <table:table-cell/>
          <table:table-cell table:formula="of:=[.I70]-[.B70]" office:value-type="float" office:value="0.1625" calcext:value-type="float">
            <text:p>0.1625</text:p>
          </table:table-cell>
          <table:table-cell office:value-type="string" calcext:value-type="string">
            <text:p>USD_BASIS_OTR_1Y</text:p>
          </table:table-cell>
          <table:table-cell office:value-type="float" office:value="0.4251" calcext:value-type="float">
            <text:p>4.25E-01</text:p>
          </table:table-cell>
          <table:table-cell office:value-type="float" office:value="0.2164" calcext:value-type="float">
            <text:p>2.16E-01</text:p>
          </table:table-cell>
          <table:table-cell office:value-type="float" office:value="1.965" calcext:value-type="float">
            <text:p>1.965</text:p>
          </table:table-cell>
          <table:table-cell office:value-type="float" office:value="0.049674" calcext:value-type="float">
            <text:p>0.04967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BASIS_OTR_5Y</text:p>
          </table:table-cell>
          <table:table-cell office:value-type="float" office:value="0.1437" calcext:value-type="float">
            <text:p>1.44E-01</text:p>
          </table:table-cell>
          <table:table-cell office:value-type="float" office:value="0.3886" calcext:value-type="float">
            <text:p>3.89E-01</text:p>
          </table:table-cell>
          <table:table-cell office:value-type="float" office:value="0.37" calcext:value-type="float">
            <text:p>0.37</text:p>
          </table:table-cell>
          <table:table-cell office:value-type="float" office:value="0.711564" calcext:value-type="float">
            <text:p>0.711564</text:p>
          </table:table-cell>
          <table:table-cell/>
          <table:table-cell table:formula="of:=[.I71]-[.B71]" office:value-type="float" office:value="0.1385" calcext:value-type="float">
            <text:p>0.1385</text:p>
          </table:table-cell>
          <table:table-cell office:value-type="string" calcext:value-type="string">
            <text:p>USD_BASIS_OTR_5Y</text:p>
          </table:table-cell>
          <table:table-cell office:value-type="float" office:value="0.2822" calcext:value-type="float">
            <text:p>2.82E-01</text:p>
          </table:table-cell>
          <table:table-cell office:value-type="float" office:value="0.1049" calcext:value-type="float">
            <text:p>1.05E-01</text:p>
          </table:table-cell>
          <table:table-cell office:value-type="float" office:value="2.69" calcext:value-type="float">
            <text:p>2.69</text:p>
          </table:table-cell>
          <table:table-cell office:value-type="float" office:value="0.007238" calcext:value-type="float">
            <text:p>0.00723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CMBS_ALL</text:p>
          </table:table-cell>
          <table:table-cell office:value-type="float" office:value="0.0157" calcext:value-type="float">
            <text:p>1.57E-02</text:p>
          </table:table-cell>
          <table:table-cell office:value-type="float" office:value="0.00285" calcext:value-type="float">
            <text:p>2.85E-03</text:p>
          </table:table-cell>
          <table:table-cell office:value-type="float" office:value="5.511" calcext:value-type="float">
            <text:p>5.511</text:p>
          </table:table-cell>
          <table:table-cell table:style-name="ce1" office:value-type="float" office:value="0.0000000429" calcext:value-type="float">
            <text:p>4.29E-08</text:p>
          </table:table-cell>
          <table:table-cell office:value-type="string" calcext:value-type="string">
            <text:p>***</text:p>
          </table:table-cell>
          <table:table-cell table:formula="of:=[.I72]-[.B72]" office:value-type="float" office:value="-0.008705" calcext:value-type="float">
            <text:p>-0.008705</text:p>
          </table:table-cell>
          <table:table-cell office:value-type="string" calcext:value-type="string">
            <text:p>USD_CMBS_ALL</text:p>
          </table:table-cell>
          <table:table-cell office:value-type="float" office:value="0.006995" calcext:value-type="float">
            <text:p>7.00E-03</text:p>
          </table:table-cell>
          <table:table-cell office:value-type="float" office:value="0.0007695" calcext:value-type="float">
            <text:p>7.70E-04</text:p>
          </table:table-cell>
          <table:table-cell office:value-type="float" office:value="9.091" calcext:value-type="float">
            <text:p>9.09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0Y</text:p>
          </table:table-cell>
          <table:table-cell office:value-type="float" office:value="0.8766" calcext:value-type="float">
            <text:p>8.77E-01</text:p>
          </table:table-cell>
          <table:table-cell office:value-type="float" office:value="0.09463" calcext:value-type="float">
            <text:p>9.46E-02</text:p>
          </table:table-cell>
          <table:table-cell office:value-type="float" office:value="9.264" calcext:value-type="float">
            <text:p>9.26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73]-[.B73]" office:value-type="float" office:value="1.1364" calcext:value-type="float">
            <text:p>1.1364</text:p>
          </table:table-cell>
          <table:table-cell office:value-type="string" calcext:value-type="string">
            <text:p>USD_GOV_10Y</text:p>
          </table:table-cell>
          <table:table-cell office:value-type="float" office:value="2.013" calcext:value-type="float">
            <text:p>2.01E+00</text:p>
          </table:table-cell>
          <table:table-cell office:value-type="float" office:value="0.02555" calcext:value-type="float">
            <text:p>2.56E-02</text:p>
          </table:table-cell>
          <table:table-cell office:value-type="float" office:value="78.782" calcext:value-type="float">
            <text:p>78.78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1M</text:p>
          </table:table-cell>
          <table:table-cell office:value-type="float" office:value="0.5269" calcext:value-type="float">
            <text:p>5.27E-01</text:p>
          </table:table-cell>
          <table:table-cell office:value-type="float" office:value="0.1748" calcext:value-type="float">
            <text:p>1.75E-01</text:p>
          </table:table-cell>
          <table:table-cell office:value-type="float" office:value="3.015" calcext:value-type="float">
            <text:p>3.015</text:p>
          </table:table-cell>
          <table:table-cell office:value-type="float" office:value="0.002617" calcext:value-type="float">
            <text:p>0.002617</text:p>
          </table:table-cell>
          <table:table-cell office:value-type="string" calcext:value-type="string">
            <text:p>**</text:p>
          </table:table-cell>
          <table:table-cell table:formula="of:=[.I74]-[.B74]" office:value-type="float" office:value="-0.58779" calcext:value-type="float">
            <text:p>-0.58779</text:p>
          </table:table-cell>
          <table:table-cell office:value-type="string" calcext:value-type="string">
            <text:p>USD_GOV_1M</text:p>
          </table:table-cell>
          <table:table-cell office:value-type="float" office:value="-0.06089" calcext:value-type="float">
            <text:p>-6.09E-02</text:p>
          </table:table-cell>
          <table:table-cell office:value-type="float" office:value="0.04719" calcext:value-type="float">
            <text:p>4.72E-02</text:p>
          </table:table-cell>
          <table:table-cell office:value-type="float" office:value="-1.29" calcext:value-type="float">
            <text:p>-1.29</text:p>
          </table:table-cell>
          <table:table-cell office:value-type="float" office:value="0.197131" calcext:value-type="float">
            <text:p>0.197131</text:p>
          </table:table-cell>
          <table:table-cell/>
        </table:table-row>
        <table:table-row table:style-name="ro1">
          <table:table-cell office:value-type="string" calcext:value-type="string">
            <text:p>USD_GOV_1Y</text:p>
          </table:table-cell>
          <table:table-cell office:value-type="float" office:value="0.8927" calcext:value-type="float">
            <text:p>8.93E-01</text:p>
          </table:table-cell>
          <table:table-cell office:value-type="float" office:value="0.1281" calcext:value-type="float">
            <text:p>1.28E-01</text:p>
          </table:table-cell>
          <table:table-cell office:value-type="float" office:value="6.968" calcext:value-type="float">
            <text:p>6.968</text:p>
          </table:table-cell>
          <table:table-cell table:style-name="ce1" office:value-type="float" office:value="0.00000000000507" calcext:value-type="float">
            <text:p>5.07E-12</text:p>
          </table:table-cell>
          <table:table-cell office:value-type="string" calcext:value-type="string">
            <text:p>***</text:p>
          </table:table-cell>
          <table:table-cell table:formula="of:=[.I75]-[.B75]" office:value-type="float" office:value="-0.2532" calcext:value-type="float">
            <text:p>-0.2532</text:p>
          </table:table-cell>
          <table:table-cell office:value-type="string" calcext:value-type="string">
            <text:p>USD_GOV_1Y</text:p>
          </table:table-cell>
          <table:table-cell office:value-type="float" office:value="0.6395" calcext:value-type="float">
            <text:p>6.40E-01</text:p>
          </table:table-cell>
          <table:table-cell office:value-type="float" office:value="0.0346" calcext:value-type="float">
            <text:p>3.46E-02</text:p>
          </table:table-cell>
          <table:table-cell office:value-type="float" office:value="18.485" calcext:value-type="float">
            <text:p>18.48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0Y</text:p>
          </table:table-cell>
          <table:table-cell office:value-type="float" office:value="0.5939" calcext:value-type="float">
            <text:p>5.94E-01</text:p>
          </table:table-cell>
          <table:table-cell office:value-type="float" office:value="0.0856" calcext:value-type="float">
            <text:p>8.56E-02</text:p>
          </table:table-cell>
          <table:table-cell office:value-type="float" office:value="6.937" calcext:value-type="float">
            <text:p>6.937</text:p>
          </table:table-cell>
          <table:table-cell table:style-name="ce1" office:value-type="float" office:value="0.00000000000623" calcext:value-type="float">
            <text:p>6.23E-12</text:p>
          </table:table-cell>
          <table:table-cell office:value-type="string" calcext:value-type="string">
            <text:p>***</text:p>
          </table:table-cell>
          <table:table-cell table:formula="of:=[.I76]-[.B76]" office:value-type="float" office:value="1.4761" calcext:value-type="float">
            <text:p>1.4761</text:p>
          </table:table-cell>
          <table:table-cell office:value-type="string" calcext:value-type="string">
            <text:p>USD_GOV_20Y</text:p>
          </table:table-cell>
          <table:table-cell office:value-type="float" office:value="2.07" calcext:value-type="float">
            <text:p>2.07E+00</text:p>
          </table:table-cell>
          <table:table-cell office:value-type="float" office:value="0.02311" calcext:value-type="float">
            <text:p>2.31E-02</text:p>
          </table:table-cell>
          <table:table-cell office:value-type="float" office:value="89.562" calcext:value-type="float">
            <text:p>89.56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2Y</text:p>
          </table:table-cell>
          <table:table-cell office:value-type="float" office:value="1.217" calcext:value-type="float">
            <text:p>1.22E+00</text:p>
          </table:table-cell>
          <table:table-cell office:value-type="float" office:value="0.09703" calcext:value-type="float">
            <text:p>9.70E-02</text:p>
          </table:table-cell>
          <table:table-cell office:value-type="float" office:value="12.547" calcext:value-type="float">
            <text:p>12.54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77]-[.B77]" office:value-type="float" office:value="0.004" calcext:value-type="float">
            <text:p>0.004</text:p>
          </table:table-cell>
          <table:table-cell office:value-type="string" calcext:value-type="string">
            <text:p>USD_GOV_2Y</text:p>
          </table:table-cell>
          <table:table-cell office:value-type="float" office:value="1.221" calcext:value-type="float">
            <text:p>1.22E+00</text:p>
          </table:table-cell>
          <table:table-cell office:value-type="float" office:value="0.0262" calcext:value-type="float">
            <text:p>2.62E-02</text:p>
          </table:table-cell>
          <table:table-cell office:value-type="float" office:value="46.62" calcext:value-type="float">
            <text:p>46.6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30Y</text:p>
          </table:table-cell>
          <table:table-cell office:value-type="float" office:value="0.5531" calcext:value-type="float">
            <text:p>5.53E-01</text:p>
          </table:table-cell>
          <table:table-cell office:value-type="float" office:value="0.09913" calcext:value-type="float">
            <text:p>9.91E-02</text:p>
          </table:table-cell>
          <table:table-cell office:value-type="float" office:value="5.579" calcext:value-type="float">
            <text:p>5.579</text:p>
          </table:table-cell>
          <table:table-cell table:style-name="ce1" office:value-type="float" office:value="0.0000000292" calcext:value-type="float">
            <text:p>2.92E-08</text:p>
          </table:table-cell>
          <table:table-cell office:value-type="string" calcext:value-type="string">
            <text:p>***</text:p>
          </table:table-cell>
          <table:table-cell table:formula="of:=[.I78]-[.B78]" office:value-type="float" office:value="1.6989" calcext:value-type="float">
            <text:p>1.6989</text:p>
          </table:table-cell>
          <table:table-cell office:value-type="string" calcext:value-type="string">
            <text:p>USD_GOV_30Y</text:p>
          </table:table-cell>
          <table:table-cell office:value-type="float" office:value="2.252" calcext:value-type="float">
            <text:p>2.25E+00</text:p>
          </table:table-cell>
          <table:table-cell office:value-type="float" office:value="0.02677" calcext:value-type="float">
            <text:p>2.68E-02</text:p>
          </table:table-cell>
          <table:table-cell office:value-type="float" office:value="84.119" calcext:value-type="float">
            <text:p>84.119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5Y</text:p>
          </table:table-cell>
          <table:table-cell office:value-type="float" office:value="1.15" calcext:value-type="float">
            <text:p>1.15E+00</text:p>
          </table:table-cell>
          <table:table-cell office:value-type="float" office:value="0.09143" calcext:value-type="float">
            <text:p>9.14E-02</text:p>
          </table:table-cell>
          <table:table-cell office:value-type="float" office:value="12.583" calcext:value-type="float">
            <text:p>12.58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79]-[.B79]" office:value-type="float" office:value="0.59" calcext:value-type="float">
            <text:p>0.59</text:p>
          </table:table-cell>
          <table:table-cell office:value-type="string" calcext:value-type="string">
            <text:p>USD_GOV_5Y</text:p>
          </table:table-cell>
          <table:table-cell office:value-type="float" office:value="1.74" calcext:value-type="float">
            <text:p>1.74E+00</text:p>
          </table:table-cell>
          <table:table-cell office:value-type="float" office:value="0.02469" calcext:value-type="float">
            <text:p>2.47E-02</text:p>
          </table:table-cell>
          <table:table-cell office:value-type="float" office:value="70.473" calcext:value-type="float">
            <text:p>70.47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GOV_6M</text:p>
          </table:table-cell>
          <table:table-cell office:value-type="float" office:value="0.7045" calcext:value-type="float">
            <text:p>7.05E-01</text:p>
          </table:table-cell>
          <table:table-cell office:value-type="float" office:value="0.1408" calcext:value-type="float">
            <text:p>1.41E-01</text:p>
          </table:table-cell>
          <table:table-cell office:value-type="float" office:value="5.003" calcext:value-type="float">
            <text:p>5.003</text:p>
          </table:table-cell>
          <table:table-cell table:style-name="ce1" office:value-type="float" office:value="0.00000064" calcext:value-type="float">
            <text:p>6.40E-07</text:p>
          </table:table-cell>
          <table:table-cell office:value-type="string" calcext:value-type="string">
            <text:p>***</text:p>
          </table:table-cell>
          <table:table-cell table:formula="of:=[.I80]-[.B80]" office:value-type="float" office:value="-0.2955" calcext:value-type="float">
            <text:p>-0.2955</text:p>
          </table:table-cell>
          <table:table-cell office:value-type="string" calcext:value-type="string">
            <text:p>USD_GOV_6M</text:p>
          </table:table-cell>
          <table:table-cell office:value-type="float" office:value="0.409" calcext:value-type="float">
            <text:p>4.09E-01</text:p>
          </table:table-cell>
          <table:table-cell office:value-type="float" office:value="0.03802" calcext:value-type="float">
            <text:p>3.80E-02</text:p>
          </table:table-cell>
          <table:table-cell office:value-type="float" office:value="10.757" calcext:value-type="float">
            <text:p>10.75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MPVOL_IMPLIED_VOL</text:p>
          </table:table-cell>
          <table:table-cell office:value-type="float" office:value="0.006265" calcext:value-type="float">
            <text:p>6.27E-03</text:p>
          </table:table-cell>
          <table:table-cell office:value-type="float" office:value="0.004296" calcext:value-type="float">
            <text:p>4.30E-03</text:p>
          </table:table-cell>
          <table:table-cell office:value-type="float" office:value="1.458" calcext:value-type="float">
            <text:p>1.458</text:p>
          </table:table-cell>
          <table:table-cell office:value-type="float" office:value="0.144946" calcext:value-type="float">
            <text:p>0.144946</text:p>
          </table:table-cell>
          <table:table-cell/>
          <table:table-cell table:formula="of:=[.I81]-[.B81]" office:value-type="float" office:value="0.021865" calcext:value-type="float">
            <text:p>0.021865</text:p>
          </table:table-cell>
          <table:table-cell office:value-type="string" calcext:value-type="string">
            <text:p>USD_IMPVOL_IMPLIED_VOL</text:p>
          </table:table-cell>
          <table:table-cell office:value-type="float" office:value="0.02813" calcext:value-type="float">
            <text:p>2.81E-02</text:p>
          </table:table-cell>
          <table:table-cell office:value-type="float" office:value="0.00116" calcext:value-type="float">
            <text:p>1.16E-03</text:p>
          </table:table-cell>
          <table:table-cell office:value-type="float" office:value="24.253" calcext:value-type="float">
            <text:p>24.25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10Y</text:p>
          </table:table-cell>
          <table:table-cell office:value-type="float" office:value="0.03856" calcext:value-type="float">
            <text:p>3.86E-02</text:p>
          </table:table-cell>
          <table:table-cell office:value-type="float" office:value="0.08826" calcext:value-type="float">
            <text:p>8.83E-02</text:p>
          </table:table-cell>
          <table:table-cell office:value-type="float" office:value="0.437" calcext:value-type="float">
            <text:p>0.437</text:p>
          </table:table-cell>
          <table:table-cell office:value-type="float" office:value="0.662288" calcext:value-type="float">
            <text:p>0.662288</text:p>
          </table:table-cell>
          <table:table-cell/>
          <table:table-cell table:formula="of:=[.I82]-[.B82]" office:value-type="float" office:value="0.20454" calcext:value-type="float">
            <text:p>0.20454</text:p>
          </table:table-cell>
          <table:table-cell office:value-type="string" calcext:value-type="string">
            <text:p>USD_INFL_10Y</text:p>
          </table:table-cell>
          <table:table-cell office:value-type="float" office:value="0.2431" calcext:value-type="float">
            <text:p>2.43E-01</text:p>
          </table:table-cell>
          <table:table-cell office:value-type="float" office:value="0.02383" calcext:value-type="float">
            <text:p>2.38E-02</text:p>
          </table:table-cell>
          <table:table-cell office:value-type="float" office:value="10.202" calcext:value-type="float">
            <text:p>10.20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1Y</text:p>
          </table:table-cell>
          <table:table-cell office:value-type="float" office:value="-0.1542" calcext:value-type="float">
            <text:p>-1.54E-01</text:p>
          </table:table-cell>
          <table:table-cell office:value-type="float" office:value="0.04296" calcext:value-type="float">
            <text:p>4.30E-02</text:p>
          </table:table-cell>
          <table:table-cell office:value-type="float" office:value="-3.59" calcext:value-type="float">
            <text:p>-3.59</text:p>
          </table:table-cell>
          <table:table-cell office:value-type="float" office:value="0.000343" calcext:value-type="float">
            <text:p>0.000343</text:p>
          </table:table-cell>
          <table:table-cell office:value-type="string" calcext:value-type="string">
            <text:p>***</text:p>
          </table:table-cell>
          <table:table-cell table:formula="of:=[.I83]-[.B83]" office:value-type="float" office:value="0.08191" calcext:value-type="float">
            <text:p>0.08191</text:p>
          </table:table-cell>
          <table:table-cell office:value-type="string" calcext:value-type="string">
            <text:p>USD_INFL_1Y</text:p>
          </table:table-cell>
          <table:table-cell office:value-type="float" office:value="-0.07229" calcext:value-type="float">
            <text:p>-7.23E-02</text:p>
          </table:table-cell>
          <table:table-cell office:value-type="float" office:value="0.0116" calcext:value-type="float">
            <text:p>1.16E-02</text:p>
          </table:table-cell>
          <table:table-cell office:value-type="float" office:value="-6.231" calcext:value-type="float">
            <text:p>-6.231</text:p>
          </table:table-cell>
          <table:table-cell table:style-name="ce1" office:value-type="float" office:value="0.000000000622" calcext:value-type="float">
            <text:p>6.22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20Y</text:p>
          </table:table-cell>
          <table:table-cell office:value-type="float" office:value="0.08128" calcext:value-type="float">
            <text:p>8.13E-02</text:p>
          </table:table-cell>
          <table:table-cell office:value-type="float" office:value="0.1077" calcext:value-type="float">
            <text:p>1.08E-01</text:p>
          </table:table-cell>
          <table:table-cell office:value-type="float" office:value="0.755" calcext:value-type="float">
            <text:p>0.755</text:p>
          </table:table-cell>
          <table:table-cell office:value-type="float" office:value="0.450593" calcext:value-type="float">
            <text:p>0.450593</text:p>
          </table:table-cell>
          <table:table-cell/>
          <table:table-cell table:formula="of:=[.I84]-[.B84]" office:value-type="float" office:value="0.16622" calcext:value-type="float">
            <text:p>0.16622</text:p>
          </table:table-cell>
          <table:table-cell office:value-type="string" calcext:value-type="string">
            <text:p>USD_INFL_20Y</text:p>
          </table:table-cell>
          <table:table-cell office:value-type="float" office:value="0.2475" calcext:value-type="float">
            <text:p>2.48E-01</text:p>
          </table:table-cell>
          <table:table-cell office:value-type="float" office:value="0.02908" calcext:value-type="float">
            <text:p>2.91E-02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2Y</text:p>
          </table:table-cell>
          <table:table-cell office:value-type="float" office:value="-0.08402" calcext:value-type="float">
            <text:p>-8.40E-02</text:p>
          </table:table-cell>
          <table:table-cell office:value-type="float" office:value="0.0577" calcext:value-type="float">
            <text:p>5.77E-02</text:p>
          </table:table-cell>
          <table:table-cell office:value-type="float" office:value="-1.456" calcext:value-type="float">
            <text:p>-1.456</text:p>
          </table:table-cell>
          <table:table-cell office:value-type="float" office:value="0.14555" calcext:value-type="float">
            <text:p>0.14555</text:p>
          </table:table-cell>
          <table:table-cell/>
          <table:table-cell table:formula="of:=[.I85]-[.B85]" office:value-type="float" office:value="0.16026" calcext:value-type="float">
            <text:p>0.16026</text:p>
          </table:table-cell>
          <table:table-cell office:value-type="string" calcext:value-type="string">
            <text:p>USD_INFL_2Y</text:p>
          </table:table-cell>
          <table:table-cell office:value-type="float" office:value="0.07624" calcext:value-type="float">
            <text:p>7.62E-02</text:p>
          </table:table-cell>
          <table:table-cell office:value-type="float" office:value="0.01558" calcext:value-type="float">
            <text:p>1.56E-02</text:p>
          </table:table-cell>
          <table:table-cell office:value-type="float" office:value="4.893" calcext:value-type="float">
            <text:p>4.893</text:p>
          </table:table-cell>
          <table:table-cell table:style-name="ce1" office:value-type="float" office:value="0.00000111" calcext:value-type="float">
            <text:p>1.11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30Y</text:p>
          </table:table-cell>
          <table:table-cell office:value-type="float" office:value="0.01288" calcext:value-type="float">
            <text:p>1.29E-02</text:p>
          </table:table-cell>
          <table:table-cell office:value-type="float" office:value="0.1014" calcext:value-type="float">
            <text:p>1.01E-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98934" calcext:value-type="float">
            <text:p>0.898934</text:p>
          </table:table-cell>
          <table:table-cell/>
          <table:table-cell table:formula="of:=[.I86]-[.B86]" office:value-type="float" office:value="0.24192" calcext:value-type="float">
            <text:p>0.24192</text:p>
          </table:table-cell>
          <table:table-cell office:value-type="string" calcext:value-type="string">
            <text:p>USD_INFL_30Y</text:p>
          </table:table-cell>
          <table:table-cell office:value-type="float" office:value="0.2548" calcext:value-type="float">
            <text:p>2.55E-01</text:p>
          </table:table-cell>
          <table:table-cell office:value-type="float" office:value="0.02738" calcext:value-type="float">
            <text:p>2.74E-02</text:p>
          </table:table-cell>
          <table:table-cell office:value-type="float" office:value="9.306" calcext:value-type="float">
            <text:p>9.306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INFL_5Y</text:p>
          </table:table-cell>
          <table:table-cell office:value-type="float" office:value="0.4079" calcext:value-type="float">
            <text:p>4.08E-01</text:p>
          </table:table-cell>
          <table:table-cell office:value-type="float" office:value="0.07042" calcext:value-type="float">
            <text:p>7.04E-02</text:p>
          </table:table-cell>
          <table:table-cell office:value-type="float" office:value="5.792" calcext:value-type="float">
            <text:p>5.792</text:p>
          </table:table-cell>
          <table:table-cell table:style-name="ce1" office:value-type="float" office:value="0.00000000867" calcext:value-type="float">
            <text:p>8.67E-09</text:p>
          </table:table-cell>
          <table:table-cell office:value-type="string" calcext:value-type="string">
            <text:p>***</text:p>
          </table:table-cell>
          <table:table-cell table:formula="of:=[.I87]-[.B87]" office:value-type="float" office:value="-0.1794" calcext:value-type="float">
            <text:p>-0.1794</text:p>
          </table:table-cell>
          <table:table-cell office:value-type="string" calcext:value-type="string">
            <text:p>USD_INFL_5Y</text:p>
          </table:table-cell>
          <table:table-cell office:value-type="float" office:value="0.2285" calcext:value-type="float">
            <text:p>2.29E-01</text:p>
          </table:table-cell>
          <table:table-cell office:value-type="float" office:value="0.01901" calcext:value-type="float">
            <text:p>1.90E-02</text:p>
          </table:table-cell>
          <table:table-cell office:value-type="float" office:value="12.018" calcext:value-type="float">
            <text:p>12.018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ALL</text:p>
          </table:table-cell>
          <table:table-cell office:value-type="float" office:value="0.01931" calcext:value-type="float">
            <text:p>1.93E-02</text:p>
          </table:table-cell>
          <table:table-cell office:value-type="float" office:value="0.00381" calcext:value-type="float">
            <text:p>3.81E-03</text:p>
          </table:table-cell>
          <table:table-cell office:value-type="float" office:value="5.068" calcext:value-type="float">
            <text:p>5.068</text:p>
          </table:table-cell>
          <table:table-cell table:style-name="ce1" office:value-type="float" office:value="0.000000459" calcext:value-type="float">
            <text:p>4.59E-07</text:p>
          </table:table-cell>
          <table:table-cell office:value-type="string" calcext:value-type="string">
            <text:p>***</text:p>
          </table:table-cell>
          <table:table-cell table:formula="of:=[.I88]-[.B88]" office:value-type="float" office:value="-0.025169" calcext:value-type="float">
            <text:p>-0.025169</text:p>
          </table:table-cell>
          <table:table-cell office:value-type="string" calcext:value-type="string">
            <text:p>USD_LOAN_ALL</text:p>
          </table:table-cell>
          <table:table-cell office:value-type="float" office:value="-0.005859" calcext:value-type="float">
            <text:p>-5.86E-03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-5.695" calcext:value-type="float">
            <text:p>-5.695</text:p>
          </table:table-cell>
          <table:table-cell table:style-name="ce1" office:value-type="float" office:value="0.0000000152" calcext:value-type="float">
            <text:p>1.52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COND</text:p>
          </table:table-cell>
          <table:table-cell office:value-type="float" office:value="0.004287" calcext:value-type="float">
            <text:p>4.29E-03</text:p>
          </table:table-cell>
          <table:table-cell office:value-type="float" office:value="0.004643" calcext:value-type="float">
            <text:p>4.64E-03</text:p>
          </table:table-cell>
          <table:table-cell office:value-type="float" office:value="0.923" calcext:value-type="float">
            <text:p>0.923</text:p>
          </table:table-cell>
          <table:table-cell office:value-type="float" office:value="0.355975" calcext:value-type="float">
            <text:p>0.355975</text:p>
          </table:table-cell>
          <table:table-cell/>
          <table:table-cell table:formula="of:=[.I89]-[.B89]" office:value-type="float" office:value="-0.008611" calcext:value-type="float">
            <text:p>-0.008611</text:p>
          </table:table-cell>
          <table:table-cell office:value-type="string" calcext:value-type="string">
            <text:p>USD_LOAN_COND</text:p>
          </table:table-cell>
          <table:table-cell office:value-type="float" office:value="-0.004324" calcext:value-type="float">
            <text:p>-4.32E-03</text:p>
          </table:table-cell>
          <table:table-cell office:value-type="float" office:value="0.001254" calcext:value-type="float">
            <text:p>1.25E-03</text:p>
          </table:table-cell>
          <table:table-cell office:value-type="float" office:value="-3.449" calcext:value-type="float">
            <text:p>-3.449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CONS</text:p>
          </table:table-cell>
          <table:table-cell office:value-type="float" office:value="0.006518" calcext:value-type="float">
            <text:p>6.52E-03</text:p>
          </table:table-cell>
          <table:table-cell office:value-type="float" office:value="0.007411" calcext:value-type="float">
            <text:p>7.41E-03</text:p>
          </table:table-cell>
          <table:table-cell office:value-type="float" office:value="0.879" calcext:value-type="float">
            <text:p>0.879</text:p>
          </table:table-cell>
          <table:table-cell office:value-type="float" office:value="0.379337" calcext:value-type="float">
            <text:p>0.379337</text:p>
          </table:table-cell>
          <table:table-cell/>
          <table:table-cell table:formula="of:=[.I90]-[.B90]" office:value-type="float" office:value="-0.016327" calcext:value-type="float">
            <text:p>-0.016327</text:p>
          </table:table-cell>
          <table:table-cell office:value-type="string" calcext:value-type="string">
            <text:p>USD_LOAN_CONS</text:p>
          </table:table-cell>
          <table:table-cell office:value-type="float" office:value="-0.009809" calcext:value-type="float">
            <text:p>-9.81E-03</text:p>
          </table:table-cell>
          <table:table-cell office:value-type="float" office:value="0.002001" calcext:value-type="float">
            <text:p>2.00E-03</text:p>
          </table:table-cell>
          <table:table-cell office:value-type="float" office:value="-4.902" calcext:value-type="float">
            <text:p>-4.902</text:p>
          </table:table-cell>
          <table:table-cell table:style-name="ce1" office:value-type="float" office:value="0.00000107" calcext:value-type="float">
            <text:p>1.0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ENGY</text:p>
          </table:table-cell>
          <table:table-cell office:value-type="float" office:value="0.02267" calcext:value-type="float">
            <text:p>2.27E-02</text:p>
          </table:table-cell>
          <table:table-cell office:value-type="float" office:value="0.002892" calcext:value-type="float">
            <text:p>2.89E-03</text:p>
          </table:table-cell>
          <table:table-cell office:value-type="float" office:value="7.838" calcext:value-type="float">
            <text:p>7.838</text:p>
          </table:table-cell>
          <table:table-cell table:style-name="ce1" office:value-type="float" office:value="9.36E-015" calcext:value-type="float">
            <text:p>9.36E-15</text:p>
          </table:table-cell>
          <table:table-cell office:value-type="string" calcext:value-type="string">
            <text:p>***</text:p>
          </table:table-cell>
          <table:table-cell table:formula="of:=[.I91]-[.B91]" office:value-type="float" office:value="-0.030301" calcext:value-type="float">
            <text:p>-0.030301</text:p>
          </table:table-cell>
          <table:table-cell office:value-type="string" calcext:value-type="string">
            <text:p>USD_LOAN_ENGY</text:p>
          </table:table-cell>
          <table:table-cell office:value-type="float" office:value="-0.007631" calcext:value-type="float">
            <text:p>-7.63E-03</text:p>
          </table:table-cell>
          <table:table-cell office:value-type="float" office:value="0.0007809" calcext:value-type="float">
            <text:p>7.81E-04</text:p>
          </table:table-cell>
          <table:table-cell office:value-type="float" office:value="-9.772" calcext:value-type="float">
            <text:p>-9.772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FIN</text:p>
          </table:table-cell>
          <table:table-cell office:value-type="float" office:value="0.03339" calcext:value-type="float">
            <text:p>3.34E-02</text:p>
          </table:table-cell>
          <table:table-cell office:value-type="float" office:value="0.005648" calcext:value-type="float">
            <text:p>5.65E-03</text:p>
          </table:table-cell>
          <table:table-cell office:value-type="float" office:value="5.913" calcext:value-type="float">
            <text:p>5.913</text:p>
          </table:table-cell>
          <table:table-cell table:style-name="ce1" office:value-type="float" office:value="0.00000000428" calcext:value-type="float">
            <text:p>4.28E-09</text:p>
          </table:table-cell>
          <table:table-cell office:value-type="string" calcext:value-type="string">
            <text:p>***</text:p>
          </table:table-cell>
          <table:table-cell table:formula="of:=[.I92]-[.B92]" office:value-type="float" office:value="-0.0327354" calcext:value-type="float">
            <text:p>-0.0327354</text:p>
          </table:table-cell>
          <table:table-cell office:value-type="string" calcext:value-type="string">
            <text:p>USD_LOAN_FIN</text:p>
          </table:table-cell>
          <table:table-cell office:value-type="float" office:value="0.0006546" calcext:value-type="float">
            <text:p>6.55E-04</text:p>
          </table:table-cell>
          <table:table-cell office:value-type="float" office:value="0.001525" calcext:value-type="float">
            <text:p>1.53E-0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67823" calcext:value-type="float">
            <text:p>0.667823</text:p>
          </table:table-cell>
          <table:table-cell/>
        </table:table-row>
        <table:table-row table:style-name="ro1">
          <table:table-cell office:value-type="string" calcext:value-type="string">
            <text:p>USD_LOAN_HLTH</text:p>
          </table:table-cell>
          <table:table-cell office:value-type="float" office:value="0.01706" calcext:value-type="float">
            <text:p>1.71E-02</text:p>
          </table:table-cell>
          <table:table-cell office:value-type="float" office:value="0.005063" calcext:value-type="float">
            <text:p>5.06E-03</text:p>
          </table:table-cell>
          <table:table-cell office:value-type="float" office:value="3.369" calcext:value-type="float">
            <text:p>3.369</text:p>
          </table:table-cell>
          <table:table-cell office:value-type="float" office:value="0.000777" calcext:value-type="float">
            <text:p>0.000777</text:p>
          </table:table-cell>
          <table:table-cell office:value-type="string" calcext:value-type="string">
            <text:p>***</text:p>
          </table:table-cell>
          <table:table-cell table:formula="of:=[.I93]-[.B93]" office:value-type="float" office:value="-0.024441" calcext:value-type="float">
            <text:p>-0.024441</text:p>
          </table:table-cell>
          <table:table-cell office:value-type="string" calcext:value-type="string">
            <text:p>USD_LOAN_HLTH</text:p>
          </table:table-cell>
          <table:table-cell office:value-type="float" office:value="-0.007381" calcext:value-type="float">
            <text:p>-7.38E-03</text:p>
          </table:table-cell>
          <table:table-cell office:value-type="float" office:value="0.001367" calcext:value-type="float">
            <text:p>1.37E-03</text:p>
          </table:table-cell>
          <table:table-cell office:value-type="float" office:value="-5.399" calcext:value-type="float">
            <text:p>-5.399</text:p>
          </table:table-cell>
          <table:table-cell table:style-name="ce1" office:value-type="float" office:value="0.0000000795" calcext:value-type="float">
            <text:p>7.95E-08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IND</text:p>
          </table:table-cell>
          <table:table-cell office:value-type="float" office:value="0.01344" calcext:value-type="float">
            <text:p>1.34E-02</text:p>
          </table:table-cell>
          <table:table-cell office:value-type="float" office:value="0.00574" calcext:value-type="float">
            <text:p>5.74E-03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327" calcext:value-type="float">
            <text:p>0.019327</text:p>
          </table:table-cell>
          <table:table-cell office:value-type="string" calcext:value-type="string">
            <text:p>*</text:p>
          </table:table-cell>
          <table:table-cell table:formula="of:=[.I94]-[.B94]" office:value-type="float" office:value="-0.019836" calcext:value-type="float">
            <text:p>-0.019836</text:p>
          </table:table-cell>
          <table:table-cell office:value-type="string" calcext:value-type="string">
            <text:p>USD_LOAN_IND</text:p>
          </table:table-cell>
          <table:table-cell office:value-type="float" office:value="-0.006396" calcext:value-type="float">
            <text:p>-6.40E-03</text:p>
          </table:table-cell>
          <table:table-cell office:value-type="float" office:value="0.00155" calcext:value-type="float">
            <text:p>1.55E-03</text:p>
          </table:table-cell>
          <table:table-cell office:value-type="float" office:value="-4.126" calcext:value-type="float">
            <text:p>-4.126</text:p>
          </table:table-cell>
          <table:table-cell table:style-name="ce1" office:value-type="float" office:value="0.0000392" calcext:value-type="float">
            <text:p>3.92E-0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MAT</text:p>
          </table:table-cell>
          <table:table-cell office:value-type="float" office:value="0.02781" calcext:value-type="float">
            <text:p>2.78E-02</text:p>
          </table:table-cell>
          <table:table-cell office:value-type="float" office:value="0.004474" calcext:value-type="float">
            <text:p>4.47E-03</text:p>
          </table:table-cell>
          <table:table-cell office:value-type="float" office:value="6.215" calcext:value-type="float">
            <text:p>6.215</text:p>
          </table:table-cell>
          <table:table-cell table:style-name="ce1" office:value-type="float" office:value="0.000000000687" calcext:value-type="float">
            <text:p>6.87E-10</text:p>
          </table:table-cell>
          <table:table-cell office:value-type="string" calcext:value-type="string">
            <text:p>***</text:p>
          </table:table-cell>
          <table:table-cell table:formula="of:=[.I95]-[.B95]" office:value-type="float" office:value="-0.026774" calcext:value-type="float">
            <text:p>-0.026774</text:p>
          </table:table-cell>
          <table:table-cell office:value-type="string" calcext:value-type="string">
            <text:p>USD_LOAN_MAT</text:p>
          </table:table-cell>
          <table:table-cell office:value-type="float" office:value="0.001036" calcext:value-type="float">
            <text:p>1.04E-03</text:p>
          </table:table-cell>
          <table:table-cell office:value-type="float" office:value="0.001208" calcext:value-type="float">
            <text:p>1.21E-03</text:p>
          </table:table-cell>
          <table:table-cell office:value-type="float" office:value="0.858" calcext:value-type="float">
            <text:p>0.858</text:p>
          </table:table-cell>
          <table:table-cell office:value-type="float" office:value="0.391302" calcext:value-type="float">
            <text:p>0.391302</text:p>
          </table:table-cell>
          <table:table-cell/>
        </table:table-row>
        <table:table-row table:style-name="ro1">
          <table:table-cell office:value-type="string" calcext:value-type="string">
            <text:p>USD_LOAN_TEL</text:p>
          </table:table-cell>
          <table:table-cell office:value-type="float" office:value="0.04836" calcext:value-type="float">
            <text:p>4.84E-02</text:p>
          </table:table-cell>
          <table:table-cell office:value-type="float" office:value="0.003755" calcext:value-type="float">
            <text:p>3.76E-03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96]-[.B96]" office:value-type="float" office:value="-0.053637" calcext:value-type="float">
            <text:p>-0.053637</text:p>
          </table:table-cell>
          <table:table-cell office:value-type="string" calcext:value-type="string">
            <text:p>USD_LOAN_TEL</text:p>
          </table:table-cell>
          <table:table-cell office:value-type="float" office:value="-0.005277" calcext:value-type="float">
            <text:p>-5.28E-03</text:p>
          </table:table-cell>
          <table:table-cell office:value-type="float" office:value="0.001014" calcext:value-type="float">
            <text:p>1.01E-03</text:p>
          </table:table-cell>
          <table:table-cell office:value-type="float" office:value="-5.205" calcext:value-type="float">
            <text:p>-5.205</text:p>
          </table:table-cell>
          <table:table-cell table:style-name="ce1" office:value-type="float" office:value="0.000000225" calcext:value-type="float">
            <text:p>2.25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TRANS</text:p>
          </table:table-cell>
          <table:table-cell office:value-type="float" office:value="0.01347" calcext:value-type="float">
            <text:p>1.35E-02</text:p>
          </table:table-cell>
          <table:table-cell office:value-type="float" office:value="0.004129" calcext:value-type="float">
            <text:p>4.13E-03</text:p>
          </table:table-cell>
          <table:table-cell office:value-type="float" office:value="3.263" calcext:value-type="float">
            <text:p>3.263</text:p>
          </table:table-cell>
          <table:table-cell office:value-type="float" office:value="0.00113" calcext:value-type="float">
            <text:p>0.00113</text:p>
          </table:table-cell>
          <table:table-cell office:value-type="string" calcext:value-type="string">
            <text:p>**</text:p>
          </table:table-cell>
          <table:table-cell table:formula="of:=[.I97]-[.B97]" office:value-type="float" office:value="-0.021049" calcext:value-type="float">
            <text:p>-0.021049</text:p>
          </table:table-cell>
          <table:table-cell office:value-type="string" calcext:value-type="string">
            <text:p>USD_LOAN_TRANS</text:p>
          </table:table-cell>
          <table:table-cell office:value-type="float" office:value="-0.007579" calcext:value-type="float">
            <text:p>-7.58E-03</text:p>
          </table:table-cell>
          <table:table-cell office:value-type="float" office:value="0.001115" calcext:value-type="float">
            <text:p>1.12E-03</text:p>
          </table:table-cell>
          <table:table-cell office:value-type="float" office:value="-6.798" calcext:value-type="float">
            <text:p>-6.798</text:p>
          </table:table-cell>
          <table:table-cell table:style-name="ce1" office:value-type="float" office:value="0.000000000016" calcext:value-type="float">
            <text:p>1.60E-1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LOAN_UTL</text:p>
          </table:table-cell>
          <table:table-cell office:value-type="float" office:value="0.03472" calcext:value-type="float">
            <text:p>3.47E-02</text:p>
          </table:table-cell>
          <table:table-cell office:value-type="float" office:value="0.004145" calcext:value-type="float">
            <text:p>4.15E-03</text:p>
          </table:table-cell>
          <table:table-cell office:value-type="float" office:value="8.375" calcext:value-type="float">
            <text:p>8.37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  <table:table-cell table:formula="of:=[.I98]-[.B98]" office:value-type="float" office:value="-0.03993" calcext:value-type="float">
            <text:p>-0.03993</text:p>
          </table:table-cell>
          <table:table-cell office:value-type="string" calcext:value-type="string">
            <text:p>USD_LOAN_UTL</text:p>
          </table:table-cell>
          <table:table-cell office:value-type="float" office:value="-0.00521" calcext:value-type="float">
            <text:p>-5.21E-03</text:p>
          </table:table-cell>
          <table:table-cell office:value-type="float" office:value="0.001119" calcext:value-type="float">
            <text:p>1.12E-03</text:p>
          </table:table-cell>
          <table:table-cell office:value-type="float" office:value="-4.655" calcext:value-type="float">
            <text:p>-4.655</text:p>
          </table:table-cell>
          <table:table-cell table:style-name="ce1" office:value-type="float" office:value="0.00000357" calcext:value-type="float">
            <text:p>3.57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ALL</text:p>
          </table:table-cell>
          <table:table-cell office:value-type="float" office:value="-0.4685" calcext:value-type="float">
            <text:p>-4.69E-01</text:p>
          </table:table-cell>
          <table:table-cell office:value-type="float" office:value="0.4816" calcext:value-type="float">
            <text:p>4.82E-01</text:p>
          </table:table-cell>
          <table:table-cell office:value-type="float" office:value="-0.973" calcext:value-type="float">
            <text:p>-0.973</text:p>
          </table:table-cell>
          <table:table-cell office:value-type="float" office:value="0.330873" calcext:value-type="float">
            <text:p>0.330873</text:p>
          </table:table-cell>
          <table:table-cell/>
          <table:table-cell table:formula="of:=[.I99]-[.B99]" office:value-type="float" office:value="0.2426" calcext:value-type="float">
            <text:p>0.2426</text:p>
          </table:table-cell>
          <table:table-cell office:value-type="string" calcext:value-type="string">
            <text:p>USD_MBS_ALL</text:p>
          </table:table-cell>
          <table:table-cell office:value-type="float" office:value="-0.2259" calcext:value-type="float">
            <text:p>-2.26E-01</text:p>
          </table:table-cell>
          <table:table-cell office:value-type="float" office:value="0.1301" calcext:value-type="float">
            <text:p>1.30E-01</text:p>
          </table:table-cell>
          <table:table-cell office:value-type="float" office:value="-1.737" calcext:value-type="float">
            <text:p>-1.737</text:p>
          </table:table-cell>
          <table:table-cell office:value-type="float" office:value="0.08265" calcext:value-type="float">
            <text:p>0.08265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D_MBS_CONVENTIONAL</text:p>
          </table:table-cell>
          <table:table-cell office:value-type="float" office:value="-0.002876" calcext:value-type="float">
            <text:p>-2.88E-03</text:p>
          </table:table-cell>
          <table:table-cell office:value-type="float" office:value="0.1557" calcext:value-type="float">
            <text:p>1.56E-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85267" calcext:value-type="float">
            <text:p>0.985267</text:p>
          </table:table-cell>
          <table:table-cell/>
          <table:table-cell table:formula="of:=[.I100]-[.B100]" office:value-type="float" office:value="-0.142724" calcext:value-type="float">
            <text:p>-0.142724</text:p>
          </table:table-cell>
          <table:table-cell office:value-type="string" calcext:value-type="string">
            <text:p>USD_MBS_CONVENTIONAL</text:p>
          </table:table-cell>
          <table:table-cell office:value-type="float" office:value="-0.1456" calcext:value-type="float">
            <text:p>-1.46E-01</text:p>
          </table:table-cell>
          <table:table-cell office:value-type="float" office:value="0.04205" calcext:value-type="float">
            <text:p>4.21E-02</text:p>
          </table:table-cell>
          <table:table-cell office:value-type="float" office:value="-3.461" calcext:value-type="float">
            <text:p>-3.461</text:p>
          </table:table-cell>
          <table:table-cell office:value-type="float" office:value="0.000555" calcext:value-type="float">
            <text:p>0.000555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CONVENTIONAL_15YR</text:p>
          </table:table-cell>
          <table:table-cell office:value-type="float" office:value="0.001256" calcext:value-type="float">
            <text:p>1.26E-03</text:p>
          </table:table-cell>
          <table:table-cell office:value-type="float" office:value="0.1119" calcext:value-type="float">
            <text:p>1.12E-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991052" calcext:value-type="float">
            <text:p>0.991052</text:p>
          </table:table-cell>
          <table:table-cell/>
          <table:table-cell table:formula="of:=[.I101]-[.B101]" office:value-type="float" office:value="-0.154156" calcext:value-type="float">
            <text:p>-0.154156</text:p>
          </table:table-cell>
          <table:table-cell office:value-type="string" calcext:value-type="string">
            <text:p>USD_MBS_CONVENTIONAL_15YR</text:p>
          </table:table-cell>
          <table:table-cell office:value-type="float" office:value="-0.1529" calcext:value-type="float">
            <text:p>-1.53E-01</text:p>
          </table:table-cell>
          <table:table-cell office:value-type="float" office:value="0.03023" calcext:value-type="float">
            <text:p>3.02E-02</text:p>
          </table:table-cell>
          <table:table-cell office:value-type="float" office:value="-5.058" calcext:value-type="float">
            <text:p>-5.058</text:p>
          </table:table-cell>
          <table:table-cell table:style-name="ce1" office:value-type="float" office:value="0.000000483" calcext:value-type="float">
            <text:p>4.83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CONVENTIONAL_30YR</text:p>
          </table:table-cell>
          <table:table-cell office:value-type="float" office:value="-0.05023" calcext:value-type="float">
            <text:p>-5.02E-02</text:p>
          </table:table-cell>
          <table:table-cell office:value-type="float" office:value="0.1482" calcext:value-type="float">
            <text:p>1.48E-01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734655" calcext:value-type="float">
            <text:p>0.734655</text:p>
          </table:table-cell>
          <table:table-cell/>
          <table:table-cell table:formula="of:=[.I102]-[.B102]" office:value-type="float" office:value="-0.06037" calcext:value-type="float">
            <text:p>-0.06037</text:p>
          </table:table-cell>
          <table:table-cell office:value-type="string" calcext:value-type="string">
            <text:p>USD_MBS_CONVENTIONAL_30YR</text:p>
          </table:table-cell>
          <table:table-cell office:value-type="float" office:value="-0.1106" calcext:value-type="float">
            <text:p>-1.11E-01</text:p>
          </table:table-cell>
          <table:table-cell office:value-type="float" office:value="0.04001" calcext:value-type="float">
            <text:p>4.00E-02</text:p>
          </table:table-cell>
          <table:table-cell office:value-type="float" office:value="-2.764" calcext:value-type="float">
            <text:p>-2.764</text:p>
          </table:table-cell>
          <table:table-cell office:value-type="float" office:value="0.005797" calcext:value-type="float">
            <text:p>0.00579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MBS_CURRENT_COUPON</text:p>
          </table:table-cell>
          <table:table-cell office:value-type="float" office:value="-0.06114" calcext:value-type="float">
            <text:p>-6.11E-02</text:p>
          </table:table-cell>
          <table:table-cell office:value-type="float" office:value="0.1054" calcext:value-type="float">
            <text:p>1.05E-01</text:p>
          </table:table-cell>
          <table:table-cell office:value-type="float" office:value="-0.58" calcext:value-type="float">
            <text:p>-0.58</text:p>
          </table:table-cell>
          <table:table-cell office:value-type="float" office:value="0.562114" calcext:value-type="float">
            <text:p>0.562114</text:p>
          </table:table-cell>
          <table:table-cell/>
          <table:table-cell table:formula="of:=[.I103]-[.B103]" office:value-type="float" office:value="0.03018" calcext:value-type="float">
            <text:p>0.03018</text:p>
          </table:table-cell>
          <table:table-cell office:value-type="string" calcext:value-type="string">
            <text:p>USD_MBS_CURRENT_COUPON</text:p>
          </table:table-cell>
          <table:table-cell office:value-type="float" office:value="-0.03096" calcext:value-type="float">
            <text:p>-3.10E-02</text:p>
          </table:table-cell>
          <table:table-cell office:value-type="float" office:value="0.02847" calcext:value-type="float">
            <text:p>2.85E-02</text:p>
          </table:table-cell>
          <table:table-cell office:value-type="float" office:value="-1.087" calcext:value-type="float">
            <text:p>-1.087</text:p>
          </table:table-cell>
          <table:table-cell office:value-type="float" office:value="0.277113" calcext:value-type="float">
            <text:p>0.277113</text:p>
          </table:table-cell>
          <table:table-cell/>
        </table:table-row>
        <table:table-row table:style-name="ro1">
          <table:table-cell office:value-type="string" calcext:value-type="string">
            <text:p>USD_MBS_GNMA</text:p>
          </table:table-cell>
          <table:table-cell office:value-type="float" office:value="0.305" calcext:value-type="float">
            <text:p>3.05E-01</text:p>
          </table:table-cell>
          <table:table-cell office:value-type="float" office:value="0.1255" calcext:value-type="float">
            <text:p>1.26E-01</text:p>
          </table:table-cell>
          <table:table-cell office:value-type="float" office:value="2.431" calcext:value-type="float">
            <text:p>2.431</text:p>
          </table:table-cell>
          <table:table-cell office:value-type="float" office:value="0.015205" calcext:value-type="float">
            <text:p>0.015205</text:p>
          </table:table-cell>
          <table:table-cell office:value-type="string" calcext:value-type="string">
            <text:p>*</text:p>
          </table:table-cell>
          <table:table-cell table:formula="of:=[.I104]-[.B104]" office:value-type="float" office:value="-0.4691" calcext:value-type="float">
            <text:p>-0.4691</text:p>
          </table:table-cell>
          <table:table-cell office:value-type="string" calcext:value-type="string">
            <text:p>USD_MBS_GNMA</text:p>
          </table:table-cell>
          <table:table-cell office:value-type="float" office:value="-0.1641" calcext:value-type="float">
            <text:p>-1.64E-01</text:p>
          </table:table-cell>
          <table:table-cell office:value-type="float" office:value="0.03388" calcext:value-type="float">
            <text:p>3.39E-02</text:p>
          </table:table-cell>
          <table:table-cell office:value-type="float" office:value="-4.843" calcext:value-type="float">
            <text:p>-4.843</text:p>
          </table:table-cell>
          <table:table-cell table:style-name="ce1" office:value-type="float" office:value="0.00000143" calcext:value-type="float">
            <text:p>1.43E-0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GNMA_15YR</text:p>
          </table:table-cell>
          <table:table-cell office:value-type="float" office:value="0.09536" calcext:value-type="float">
            <text:p>9.54E-02</text:p>
          </table:table-cell>
          <table:table-cell office:value-type="float" office:value="0.09288" calcext:value-type="float">
            <text:p>9.29E-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304748" calcext:value-type="float">
            <text:p>0.304748</text:p>
          </table:table-cell>
          <table:table-cell/>
          <table:table-cell table:formula="of:=[.I105]-[.B105]" office:value-type="float" office:value="-0.25426" calcext:value-type="float">
            <text:p>-0.25426</text:p>
          </table:table-cell>
          <table:table-cell office:value-type="string" calcext:value-type="string">
            <text:p>USD_MBS_GNMA_15YR</text:p>
          </table:table-cell>
          <table:table-cell office:value-type="float" office:value="-0.1589" calcext:value-type="float">
            <text:p>-1.59E-01</text:p>
          </table:table-cell>
          <table:table-cell office:value-type="float" office:value="0.02508" calcext:value-type="float">
            <text:p>2.51E-02</text:p>
          </table:table-cell>
          <table:table-cell office:value-type="float" office:value="-6.336" calcext:value-type="float">
            <text:p>-6.336</text:p>
          </table:table-cell>
          <table:table-cell table:style-name="ce1" office:value-type="float" office:value="0.000000000323" calcext:value-type="float">
            <text:p>3.23E-10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BS_GNMA_30YR</text:p>
          </table:table-cell>
          <table:table-cell office:value-type="float" office:value="-0.176" calcext:value-type="float">
            <text:p>-1.76E-01</text:p>
          </table:table-cell>
          <table:table-cell office:value-type="float" office:value="0.1197" calcext:value-type="float">
            <text:p>1.20E-01</text:p>
          </table:table-cell>
          <table:table-cell office:value-type="float" office:value="-1.47" calcext:value-type="float">
            <text:p>-1.47</text:p>
          </table:table-cell>
          <table:table-cell office:value-type="float" office:value="0.141745" calcext:value-type="float">
            <text:p>0.141745</text:p>
          </table:table-cell>
          <table:table-cell/>
          <table:table-cell table:formula="of:=[.I106]-[.B106]" office:value-type="float" office:value="0.10214" calcext:value-type="float">
            <text:p>0.10214</text:p>
          </table:table-cell>
          <table:table-cell office:value-type="string" calcext:value-type="string">
            <text:p>USD_MBS_GNMA_30YR</text:p>
          </table:table-cell>
          <table:table-cell office:value-type="float" office:value="-0.07386" calcext:value-type="float">
            <text:p>-7.39E-02</text:p>
          </table:table-cell>
          <table:table-cell office:value-type="float" office:value="0.03233" calcext:value-type="float">
            <text:p>3.23E-02</text:p>
          </table:table-cell>
          <table:table-cell office:value-type="float" office:value="-2.285" calcext:value-type="float">
            <text:p>-2.285</text:p>
          </table:table-cell>
          <table:table-cell office:value-type="float" office:value="0.022475" calcext:value-type="float">
            <text:p>0.02247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MUNI_10Y</text:p>
          </table:table-cell>
          <table:table-cell office:value-type="float" office:value="0.5547" calcext:value-type="float">
            <text:p>5.55E-01</text:p>
          </table:table-cell>
          <table:table-cell office:value-type="float" office:value="0.0747" calcext:value-type="float">
            <text:p>7.47E-02</text:p>
          </table:table-cell>
          <table:table-cell office:value-type="float" office:value="7.426" calcext:value-type="float">
            <text:p>7.426</text:p>
          </table:table-cell>
          <table:table-cell table:style-name="ce1" office:value-type="float" office:value="0.0000000000002" calcext:value-type="float">
            <text:p>2.00E-13</text:p>
          </table:table-cell>
          <table:table-cell office:value-type="string" calcext:value-type="string">
            <text:p>***</text:p>
          </table:table-cell>
          <table:table-cell table:formula="of:=[.I107]-[.B107]" office:value-type="float" office:value="-0.2768" calcext:value-type="float">
            <text:p>-0.2768</text:p>
          </table:table-cell>
          <table:table-cell office:value-type="string" calcext:value-type="string">
            <text:p>USD_MUNI_10Y</text:p>
          </table:table-cell>
          <table:table-cell office:value-type="float" office:value="0.2779" calcext:value-type="float">
            <text:p>2.78E-01</text:p>
          </table:table-cell>
          <table:table-cell office:value-type="float" office:value="0.02017" calcext:value-type="float">
            <text:p>2.02E-02</text:p>
          </table:table-cell>
          <table:table-cell office:value-type="float" office:value="13.777" calcext:value-type="float">
            <text:p>13.77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1Y</text:p>
          </table:table-cell>
          <table:table-cell office:value-type="float" office:value="0.4504" calcext:value-type="float">
            <text:p>4.50E-01</text:p>
          </table:table-cell>
          <table:table-cell office:value-type="float" office:value="0.08371" calcext:value-type="float">
            <text:p>8.37E-02</text:p>
          </table:table-cell>
          <table:table-cell office:value-type="float" office:value="5.381" calcext:value-type="float">
            <text:p>5.381</text:p>
          </table:table-cell>
          <table:table-cell table:style-name="ce1" office:value-type="float" office:value="0.0000000874" calcext:value-type="float">
            <text:p>8.74E-08</text:p>
          </table:table-cell>
          <table:table-cell office:value-type="string" calcext:value-type="string">
            <text:p>***</text:p>
          </table:table-cell>
          <table:table-cell table:formula="of:=[.I108]-[.B108]" office:value-type="float" office:value="-0.0919999999999999" calcext:value-type="float">
            <text:p>-0.092</text:p>
          </table:table-cell>
          <table:table-cell office:value-type="string" calcext:value-type="string">
            <text:p>USD_MUNI_1Y</text:p>
          </table:table-cell>
          <table:table-cell office:value-type="float" office:value="0.3584" calcext:value-type="float">
            <text:p>3.58E-01</text:p>
          </table:table-cell>
          <table:table-cell office:value-type="float" office:value="0.0226" calcext:value-type="float">
            <text:p>2.26E-02</text:p>
          </table:table-cell>
          <table:table-cell office:value-type="float" office:value="15.855" calcext:value-type="float">
            <text:p>15.85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0Y</text:p>
          </table:table-cell>
          <table:table-cell office:value-type="float" office:value="0.4095" calcext:value-type="float">
            <text:p>4.10E-01</text:p>
          </table:table-cell>
          <table:table-cell office:value-type="float" office:value="0.06454" calcext:value-type="float">
            <text:p>6.45E-02</text:p>
          </table:table-cell>
          <table:table-cell office:value-type="float" office:value="6.345" calcext:value-type="float">
            <text:p>6.345</text:p>
          </table:table-cell>
          <table:table-cell table:style-name="ce1" office:value-type="float" office:value="0.000000000304" calcext:value-type="float">
            <text:p>3.04E-10</text:p>
          </table:table-cell>
          <table:table-cell office:value-type="string" calcext:value-type="string">
            <text:p>***</text:p>
          </table:table-cell>
          <table:table-cell table:formula="of:=[.I109]-[.B109]" office:value-type="float" office:value="-0.1214" calcext:value-type="float">
            <text:p>-0.1214</text:p>
          </table:table-cell>
          <table:table-cell office:value-type="string" calcext:value-type="string">
            <text:p>USD_MUNI_20Y</text:p>
          </table:table-cell>
          <table:table-cell office:value-type="float" office:value="0.2881" calcext:value-type="float">
            <text:p>2.88E-01</text:p>
          </table:table-cell>
          <table:table-cell office:value-type="float" office:value="0.01743" calcext:value-type="float">
            <text:p>1.74E-02</text:p>
          </table:table-cell>
          <table:table-cell office:value-type="float" office:value="16.534" calcext:value-type="float">
            <text:p>16.534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2Y</text:p>
          </table:table-cell>
          <table:table-cell office:value-type="float" office:value="0.5671" calcext:value-type="float">
            <text:p>5.67E-01</text:p>
          </table:table-cell>
          <table:table-cell office:value-type="float" office:value="0.09467" calcext:value-type="float">
            <text:p>9.47E-02</text:p>
          </table:table-cell>
          <table:table-cell office:value-type="float" office:value="5.99" calcext:value-type="float">
            <text:p>5.99</text:p>
          </table:table-cell>
          <table:table-cell table:style-name="ce1" office:value-type="float" office:value="0.00000000271" calcext:value-type="float">
            <text:p>2.71E-09</text:p>
          </table:table-cell>
          <table:table-cell office:value-type="string" calcext:value-type="string">
            <text:p>***</text:p>
          </table:table-cell>
          <table:table-cell table:formula="of:=[.I110]-[.B110]" office:value-type="float" office:value="-0.0711000000000001" calcext:value-type="float">
            <text:p>-0.0711</text:p>
          </table:table-cell>
          <table:table-cell office:value-type="string" calcext:value-type="string">
            <text:p>USD_MUNI_2Y</text:p>
          </table:table-cell>
          <table:table-cell office:value-type="float" office:value="0.496" calcext:value-type="float">
            <text:p>4.96E-01</text:p>
          </table:table-cell>
          <table:table-cell office:value-type="float" office:value="0.02556" calcext:value-type="float">
            <text:p>2.56E-02</text:p>
          </table:table-cell>
          <table:table-cell office:value-type="float" office:value="19.403" calcext:value-type="float">
            <text:p>19.403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30Y</text:p>
          </table:table-cell>
          <table:table-cell office:value-type="float" office:value="0.4976" calcext:value-type="float">
            <text:p>4.98E-01</text:p>
          </table:table-cell>
          <table:table-cell office:value-type="float" office:value="0.07395" calcext:value-type="float">
            <text:p>7.40E-02</text:p>
          </table:table-cell>
          <table:table-cell office:value-type="float" office:value="6.729" calcext:value-type="float">
            <text:p>6.729</text:p>
          </table:table-cell>
          <table:table-cell table:style-name="ce1" office:value-type="float" office:value="0.0000000000254" calcext:value-type="float">
            <text:p>2.54E-11</text:p>
          </table:table-cell>
          <table:table-cell office:value-type="string" calcext:value-type="string">
            <text:p>***</text:p>
          </table:table-cell>
          <table:table-cell table:formula="of:=[.I111]-[.B111]" office:value-type="float" office:value="-0.2237" calcext:value-type="float">
            <text:p>-0.2237</text:p>
          </table:table-cell>
          <table:table-cell office:value-type="string" calcext:value-type="string">
            <text:p>USD_MUNI_30Y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01997" calcext:value-type="float">
            <text:p>2.00E-02</text:p>
          </table:table-cell>
          <table:table-cell office:value-type="float" office:value="13.717" calcext:value-type="float">
            <text:p>13.717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5Y</text:p>
          </table:table-cell>
          <table:table-cell office:value-type="float" office:value="0.4277" calcext:value-type="float">
            <text:p>4.28E-01</text:p>
          </table:table-cell>
          <table:table-cell office:value-type="float" office:value="0.08593" calcext:value-type="float">
            <text:p>8.59E-02</text:p>
          </table:table-cell>
          <table:table-cell office:value-type="float" office:value="4.978" calcext:value-type="float">
            <text:p>4.978</text:p>
          </table:table-cell>
          <table:table-cell table:style-name="ce1" office:value-type="float" office:value="0.000000728" calcext:value-type="float">
            <text:p>7.28E-07</text:p>
          </table:table-cell>
          <table:table-cell office:value-type="string" calcext:value-type="string">
            <text:p>***</text:p>
          </table:table-cell>
          <table:table-cell table:formula="of:=[.I112]-[.B112]" office:value-type="float" office:value="-0.0229" calcext:value-type="float">
            <text:p>-0.0229</text:p>
          </table:table-cell>
          <table:table-cell office:value-type="string" calcext:value-type="string">
            <text:p>USD_MUNI_5Y</text:p>
          </table:table-cell>
          <table:table-cell office:value-type="float" office:value="0.4048" calcext:value-type="float">
            <text:p>4.05E-01</text:p>
          </table:table-cell>
          <table:table-cell office:value-type="float" office:value="0.0232" calcext:value-type="float">
            <text:p>2.32E-02</text:p>
          </table:table-cell>
          <table:table-cell office:value-type="float" office:value="17.445" calcext:value-type="float">
            <text:p>17.445</text:p>
          </table:table-cell>
          <table:table-cell office:value-type="string" calcext:value-type="string">
            <text:p><text:s/>&lt; 2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6M</text:p>
          </table:table-cell>
          <table:table-cell office:value-type="float" office:value="0.2805" calcext:value-type="float">
            <text:p>2.81E-01</text:p>
          </table:table-cell>
          <table:table-cell office:value-type="float" office:value="0.0968" calcext:value-type="float">
            <text:p>9.68E-02</text:p>
          </table:table-cell>
          <table:table-cell office:value-type="float" office:value="2.898" calcext:value-type="float">
            <text:p>2.898</text:p>
          </table:table-cell>
          <table:table-cell office:value-type="float" office:value="0.003818" calcext:value-type="float">
            <text:p>0.003818</text:p>
          </table:table-cell>
          <table:table-cell office:value-type="string" calcext:value-type="string">
            <text:p>**</text:p>
          </table:table-cell>
          <table:table-cell table:formula="of:=[.I113]-[.B113]" office:value-type="float" office:value="-0.0672" calcext:value-type="float">
            <text:p>-0.0672</text:p>
          </table:table-cell>
          <table:table-cell office:value-type="string" calcext:value-type="string">
            <text:p>USD_MUNI_6M</text:p>
          </table:table-cell>
          <table:table-cell office:value-type="float" office:value="0.2133" calcext:value-type="float">
            <text:p>2.13E-01</text:p>
          </table:table-cell>
          <table:table-cell office:value-type="float" office:value="0.02614" calcext:value-type="float">
            <text:p>2.61E-02</text:p>
          </table:table-cell>
          <table:table-cell office:value-type="float" office:value="8.16" calcext:value-type="float">
            <text:p>8.16</text:p>
          </table:table-cell>
          <table:table-cell table:style-name="ce1" office:value-type="float" office:value="7.71E-016" calcext:value-type="float">
            <text:p>7.71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MUNI_DTS_SPREAD</text:p>
          </table:table-cell>
          <table:table-cell office:value-type="float" office:value="-0.02568" calcext:value-type="float">
            <text:p>-2.57E-02</text:p>
          </table:table-cell>
          <table:table-cell office:value-type="float" office:value="0.005428" calcext:value-type="float">
            <text:p>5.43E-03</text:p>
          </table:table-cell>
          <table:table-cell office:value-type="float" office:value="-4.732" calcext:value-type="float">
            <text:p>-4.732</text:p>
          </table:table-cell>
          <table:table-cell table:style-name="ce1" office:value-type="float" office:value="0.00000246" calcext:value-type="float">
            <text:p>2.46E-06</text:p>
          </table:table-cell>
          <table:table-cell office:value-type="string" calcext:value-type="string">
            <text:p>***</text:p>
          </table:table-cell>
          <table:table-cell table:formula="of:=[.I114]-[.B114]" office:value-type="float" office:value="0.021561" calcext:value-type="float">
            <text:p>0.021561</text:p>
          </table:table-cell>
          <table:table-cell office:value-type="string" calcext:value-type="string">
            <text:p>USD_MUNI_DTS_SPREAD</text:p>
          </table:table-cell>
          <table:table-cell office:value-type="float" office:value="-0.004119" calcext:value-type="float">
            <text:p>-4.12E-03</text:p>
          </table:table-cell>
          <table:table-cell office:value-type="float" office:value="0.001466" calcext:value-type="float">
            <text:p>1.47E-03</text:p>
          </table:table-cell>
          <table:table-cell office:value-type="float" office:value="-2.81" calcext:value-type="float">
            <text:p>-2.81</text:p>
          </table:table-cell>
          <table:table-cell office:value-type="float" office:value="0.005023" calcext:value-type="float">
            <text:p>0.00502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10Y</text:p>
          </table:table-cell>
          <table:table-cell office:value-type="float" office:value="0.1279" calcext:value-type="float">
            <text:p>1.28E-01</text:p>
          </table:table-cell>
          <table:table-cell office:value-type="float" office:value="0.194" calcext:value-type="float">
            <text:p>1.94E-0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09852" calcext:value-type="float">
            <text:p>0.509852</text:p>
          </table:table-cell>
          <table:table-cell/>
          <table:table-cell table:formula="of:=[.I115]-[.B115]" office:value-type="float" office:value="0.1841" calcext:value-type="float">
            <text:p>0.1841</text:p>
          </table:table-cell>
          <table:table-cell office:value-type="string" calcext:value-type="string">
            <text:p>USD_SWAP_SPREAD_10Y</text:p>
          </table:table-cell>
          <table:table-cell office:value-type="float" office:value="0.312" calcext:value-type="float">
            <text:p>3.12E-01</text:p>
          </table:table-cell>
          <table:table-cell office:value-type="float" office:value="0.05239" calcext:value-type="float">
            <text:p>5.24E-02</text:p>
          </table:table-cell>
          <table:table-cell office:value-type="float" office:value="5.955" calcext:value-type="float">
            <text:p>5.955</text:p>
          </table:table-cell>
          <table:table-cell table:style-name="ce1" office:value-type="float" office:value="0.00000000332" calcext:value-type="float">
            <text:p>3.32E-09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1M</text:p>
          </table:table-cell>
          <table:table-cell office:value-type="float" office:value="0.4073" calcext:value-type="float">
            <text:p>4.07E-01</text:p>
          </table:table-cell>
          <table:table-cell office:value-type="float" office:value="0.1775" calcext:value-type="float">
            <text:p>1.78E-01</text:p>
          </table:table-cell>
          <table:table-cell office:value-type="float" office:value="2.294" calcext:value-type="float">
            <text:p>2.294</text:p>
          </table:table-cell>
          <table:table-cell office:value-type="float" office:value="0.021932" calcext:value-type="float">
            <text:p>0.021932</text:p>
          </table:table-cell>
          <table:table-cell office:value-type="string" calcext:value-type="string">
            <text:p>*</text:p>
          </table:table-cell>
          <table:table-cell table:formula="of:=[.I116]-[.B116]" office:value-type="float" office:value="-0.43522" calcext:value-type="float">
            <text:p>-0.43522</text:p>
          </table:table-cell>
          <table:table-cell office:value-type="string" calcext:value-type="string">
            <text:p>USD_SWAP_SPREAD_1M</text:p>
          </table:table-cell>
          <table:table-cell office:value-type="float" office:value="-0.02792" calcext:value-type="float">
            <text:p>-2.79E-02</text:p>
          </table:table-cell>
          <table:table-cell office:value-type="float" office:value="0.04794" calcext:value-type="float">
            <text:p>4.79E-02</text:p>
          </table:table-cell>
          <table:table-cell office:value-type="float" office:value="-0.582" calcext:value-type="float">
            <text:p>-0.582</text:p>
          </table:table-cell>
          <table:table-cell office:value-type="float" office:value="0.560376" calcext:value-type="float">
            <text:p>0.560376</text:p>
          </table:table-cell>
          <table:table-cell/>
        </table:table-row>
        <table:table-row table:style-name="ro1">
          <table:table-cell office:value-type="string" calcext:value-type="string">
            <text:p>USD_SWAP_SPREAD_1Y</text:p>
          </table:table-cell>
          <table:table-cell office:value-type="float" office:value="0.7529" calcext:value-type="float">
            <text:p>7.53E-01</text:p>
          </table:table-cell>
          <table:table-cell office:value-type="float" office:value="0.1861" calcext:value-type="float">
            <text:p>1.86E-01</text:p>
          </table:table-cell>
          <table:table-cell office:value-type="float" office:value="4.046" calcext:value-type="float">
            <text:p>4.046</text:p>
          </table:table-cell>
          <table:table-cell table:style-name="ce1" office:value-type="float" office:value="0.0000552" calcext:value-type="float">
            <text:p>5.52E-05</text:p>
          </table:table-cell>
          <table:table-cell office:value-type="string" calcext:value-type="string">
            <text:p>***</text:p>
          </table:table-cell>
          <table:table-cell table:formula="of:=[.I117]-[.B117]" office:value-type="float" office:value="-0.5998" calcext:value-type="float">
            <text:p>-0.5998</text:p>
          </table:table-cell>
          <table:table-cell office:value-type="string" calcext:value-type="string">
            <text:p>USD_SWAP_SPREAD_1Y</text:p>
          </table:table-cell>
          <table:table-cell office:value-type="float" office:value="0.1531" calcext:value-type="float">
            <text:p>1.53E-01</text:p>
          </table:table-cell>
          <table:table-cell office:value-type="float" office:value="0.05025" calcext:value-type="float">
            <text:p>5.03E-02</text:p>
          </table:table-cell>
          <table:table-cell office:value-type="float" office:value="3.047" calcext:value-type="float">
            <text:p>3.047</text:p>
          </table:table-cell>
          <table:table-cell office:value-type="float" office:value="0.002354" calcext:value-type="float">
            <text:p>0.00235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20Y</text:p>
          </table:table-cell>
          <table:table-cell office:value-type="float" office:value="-0.1406" calcext:value-type="float">
            <text:p>-1.41E-01</text:p>
          </table:table-cell>
          <table:table-cell office:value-type="float" office:value="0.1882" calcext:value-type="float">
            <text:p>1.88E-01</text:p>
          </table:table-cell>
          <table:table-cell office:value-type="float" office:value="-0.747" calcext:value-type="float">
            <text:p>-0.747</text:p>
          </table:table-cell>
          <table:table-cell office:value-type="float" office:value="0.455172" calcext:value-type="float">
            <text:p>0.455172</text:p>
          </table:table-cell>
          <table:table-cell/>
          <table:table-cell table:formula="of:=[.I118]-[.B118]" office:value-type="float" office:value="0.4063" calcext:value-type="float">
            <text:p>0.4063</text:p>
          </table:table-cell>
          <table:table-cell office:value-type="string" calcext:value-type="string">
            <text:p>USD_SWAP_SPREAD_20Y</text:p>
          </table:table-cell>
          <table:table-cell office:value-type="float" office:value="0.2657" calcext:value-type="float">
            <text:p>2.66E-01</text:p>
          </table:table-cell>
          <table:table-cell office:value-type="float" office:value="0.05081" calcext:value-type="float">
            <text:p>5.08E-02</text:p>
          </table:table-cell>
          <table:table-cell office:value-type="float" office:value="5.23" calcext:value-type="float">
            <text:p>5.23</text:p>
          </table:table-cell>
          <table:table-cell table:style-name="ce1" office:value-type="float" office:value="0.000000197" calcext:value-type="float">
            <text:p>1.97E-0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USD_SWAP_SPREAD_2Y</text:p>
          </table:table-cell>
          <table:table-cell office:value-type="float" office:value="-0.1867" calcext:value-type="float">
            <text:p>-1.87E-01</text:p>
          </table:table-cell>
          <table:table-cell office:value-type="float" office:value="0.2067" calcext:value-type="float">
            <text:p>2.07E-01</text:p>
          </table:table-cell>
          <table:table-cell office:value-type="float" office:value="-0.903" calcext:value-type="float">
            <text:p>-0.903</text:p>
          </table:table-cell>
          <table:table-cell office:value-type="float" office:value="0.36662" calcext:value-type="float">
            <text:p>0.36662</text:p>
          </table:table-cell>
          <table:table-cell/>
          <table:table-cell table:formula="of:=[.I119]-[.B119]" office:value-type="float" office:value="0.3107" calcext:value-type="float">
            <text:p>0.3107</text:p>
          </table:table-cell>
          <table:table-cell office:value-type="string" calcext:value-type="string">
            <text:p>USD_SWAP_SPREAD_2Y</text:p>
          </table:table-cell>
          <table:table-cell office:value-type="float" office:value="0.124" calcext:value-type="float">
            <text:p>1.24E-01</text:p>
          </table:table-cell>
          <table:table-cell office:value-type="float" office:value="0.05583" calcext:value-type="float">
            <text:p>5.58E-02</text:p>
          </table:table-cell>
          <table:table-cell office:value-type="float" office:value="2.221" calcext:value-type="float">
            <text:p>2.221</text:p>
          </table:table-cell>
          <table:table-cell office:value-type="float" office:value="0.026529" calcext:value-type="float">
            <text:p>0.02652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SWAP_SPREAD_30Y</text:p>
          </table:table-cell>
          <table:table-cell office:value-type="float" office:value="0.1552" calcext:value-type="float">
            <text:p>1.55E-01</text:p>
          </table:table-cell>
          <table:table-cell office:value-type="float" office:value="0.1796" calcext:value-type="float">
            <text:p>1.80E-01</text:p>
          </table:table-cell>
          <table:table-cell office:value-type="float" office:value="0.864" calcext:value-type="float">
            <text:p>0.864</text:p>
          </table:table-cell>
          <table:table-cell office:value-type="float" office:value="0.387736" calcext:value-type="float">
            <text:p>0.387736</text:p>
          </table:table-cell>
          <table:table-cell/>
          <table:table-cell table:formula="of:=[.I120]-[.B120]" office:value-type="float" office:value="-0.2838" calcext:value-type="float">
            <text:p>-0.2838</text:p>
          </table:table-cell>
          <table:table-cell office:value-type="string" calcext:value-type="string">
            <text:p>USD_SWAP_SPREAD_30Y</text:p>
          </table:table-cell>
          <table:table-cell office:value-type="float" office:value="-0.1286" calcext:value-type="float">
            <text:p>-1.29E-01</text:p>
          </table:table-cell>
          <table:table-cell office:value-type="float" office:value="0.0485" calcext:value-type="float">
            <text:p>4.85E-02</text:p>
          </table:table-cell>
          <table:table-cell office:value-type="float" office:value="-2.651" calcext:value-type="float">
            <text:p>-2.651</text:p>
          </table:table-cell>
          <table:table-cell office:value-type="float" office:value="0.008121" calcext:value-type="float">
            <text:p>0.008121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USD_SWAP_SPREAD_5Y</text:p>
          </table:table-cell>
          <table:table-cell office:value-type="float" office:value="0.1151" calcext:value-type="float">
            <text:p>1.15E-01</text:p>
          </table:table-cell>
          <table:table-cell office:value-type="float" office:value="0.1982" calcext:value-type="float">
            <text:p>1.98E-0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1535" calcext:value-type="float">
            <text:p>0.561535</text:p>
          </table:table-cell>
          <table:table-cell/>
          <table:table-cell table:formula="of:=[.I121]-[.B121]" office:value-type="float" office:value="0.0129" calcext:value-type="float">
            <text:p>0.0129</text:p>
          </table:table-cell>
          <table:table-cell office:value-type="string" calcext:value-type="string">
            <text:p>USD_SWAP_SPREAD_5Y</text:p>
          </table:table-cell>
          <table:table-cell office:value-type="float" office:value="0.128" calcext:value-type="float">
            <text:p>1.28E-01</text:p>
          </table:table-cell>
          <table:table-cell office:value-type="float" office:value="0.05352" calcext:value-type="float">
            <text:p>5.35E-02</text:p>
          </table:table-cell>
          <table:table-cell office:value-type="float" office:value="2.392" calcext:value-type="float">
            <text:p>2.392</text:p>
          </table:table-cell>
          <table:table-cell office:value-type="float" office:value="0.016889" calcext:value-type="float">
            <text:p>0.016889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USD_SWAP_SPREAD_6M</text:p>
          </table:table-cell>
          <table:table-cell office:value-type="float" office:value="0.4161" calcext:value-type="float">
            <text:p>4.16E-01</text:p>
          </table:table-cell>
          <table:table-cell office:value-type="float" office:value="0.1811" calcext:value-type="float">
            <text:p>1.81E-01</text:p>
          </table:table-cell>
          <table:table-cell office:value-type="float" office:value="2.298" calcext:value-type="float">
            <text:p>2.298</text:p>
          </table:table-cell>
          <table:table-cell office:value-type="float" office:value="0.021722" calcext:value-type="float">
            <text:p>0.021722</text:p>
          </table:table-cell>
          <table:table-cell office:value-type="string" calcext:value-type="string">
            <text:p>*</text:p>
          </table:table-cell>
          <table:table-cell table:formula="of:=[.I122]-[.B122]" office:value-type="float" office:value="-0.36636" calcext:value-type="float">
            <text:p>-0.36636</text:p>
          </table:table-cell>
          <table:table-cell office:value-type="string" calcext:value-type="string">
            <text:p>USD_SWAP_SPREAD_6M</text:p>
          </table:table-cell>
          <table:table-cell office:value-type="float" office:value="0.04974" calcext:value-type="float">
            <text:p>4.97E-02</text:p>
          </table:table-cell>
          <table:table-cell office:value-type="float" office:value="0.04889" calcext:value-type="float">
            <text:p>4.89E-02</text:p>
          </table:table-cell>
          <table:table-cell office:value-type="float" office:value="1.017" calcext:value-type="float">
            <text:p>1.017</text:p>
          </table:table-cell>
          <table:table-cell office:value-type="float" office:value="0.309189" calcext:value-type="float">
            <text:p>0.3091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8:24:08.371443314</meta:creation-date>
    <dc:date>2021-03-02T18:32:58.738162667</dc:date>
    <meta:editing-duration>PT8M50S</meta:editing-duration>
    <meta:editing-cycles>1</meta:editing-cycles>
    <meta:document-statistic meta:table-count="3" meta:cell-count="2918" meta:object-count="0"/>
    <meta:generator>LibreOffice/6.4.6.2$Linux_X86_64 LibreOffice_project/40$Build-2</meta:generator>
  </office:meta>
</office:document-meta>
</file>